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3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8.908cm"/>
    </style:style>
    <style:style style:name="co21" style:family="table-column">
      <style:table-column-properties fo:break-before="auto" style:column-width="1.436cm"/>
    </style:style>
    <style:style style:name="co22" style:family="table-column">
      <style:table-column-properties fo:break-before="auto" style:column-width="8.834cm"/>
    </style:style>
    <style:style style:name="co23" style:family="table-column">
      <style:table-column-properties fo:break-before="auto" style:column-width="1.199cm"/>
    </style:style>
    <style:style style:name="co24" style:family="table-column">
      <style:table-column-properties fo:break-before="auto" style:column-width="7.99cm"/>
    </style:style>
    <style:style style:name="co25" style:family="table-column">
      <style:table-column-properties fo:break-before="auto" style:column-width="1.961cm"/>
    </style:style>
    <style:style style:name="co26" style:family="table-column">
      <style:table-column-properties fo:break-before="auto" style:column-width="1.147cm"/>
    </style:style>
    <style:style style:name="co27" style:family="table-column">
      <style:table-column-properties fo:break-before="auto" style:column-width="4.99cm"/>
    </style:style>
    <style:style style:name="co28" style:family="table-column">
      <style:table-column-properties fo:break-before="auto" style:column-width="6.465cm"/>
    </style:style>
    <style:style style:name="co29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4.029cm"/>
    </style:style>
    <style:style style:name="co15" style:family="table-column">
      <style:table-column-properties fo:break-before="auto" style:column-width="5.133cm"/>
    </style:style>
    <style:style style:name="co16" style:family="table-column">
      <style:table-column-properties fo:break-before="auto" style:column-width="2.025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2.058cm"/>
    </style:style>
    <style:style style:name="co19" style:family="table-column">
      <style:table-column-properties fo:break-before="auto" style:column-width="3.551cm"/>
    </style:style>
    <style:style style:name="co20" style:family="table-column">
      <style:table-column-properties fo:break-before="auto" style:column-width="3.568cm"/>
    </style:style>
    <style:style style:name="co30" style:family="table-column">
      <style:table-column-properties fo:break-before="auto" style:column-width="3.191cm"/>
    </style:style>
    <style:style style:name="co31" style:family="table-column">
      <style:table-column-properties fo:break-before="auto" style:column-width="1.609cm"/>
    </style:style>
    <style:style style:name="co32" style:family="table-column">
      <style:table-column-properties fo:break-before="auto" style:column-width="2.33cm"/>
    </style:style>
    <style:style style:name="co33" style:family="table-column">
      <style:table-column-properties fo:break-before="auto" style:column-width="2.08cm"/>
    </style:style>
    <style:style style:name="co34" style:family="table-column">
      <style:table-column-properties fo:break-before="auto" style:column-width="2.552cm"/>
    </style:style>
    <style:style style:name="co35" style:family="table-column">
      <style:table-column-properties fo:break-before="auto" style:column-width="3.052cm"/>
    </style:style>
    <style:style style:name="co36" style:family="table-column">
      <style:table-column-properties fo:break-before="auto" style:column-width="2.94cm"/>
    </style:style>
    <style:style style:name="co37" style:family="table-column">
      <style:table-column-properties fo:break-before="auto" style:column-width="3.939cm"/>
    </style:style>
    <style:style style:name="co38" style:family="table-column">
      <style:table-column-properties fo:break-before="auto" style:column-width="2.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07">
      <style:text-properties fo:font-weight="bold" style:font-weight-asian="bold" style:font-weight-complex="bold"/>
    </style:style>
    <style:style style:name="ce7" style:family="table-cell" style:parent-style-name="Default" style:data-style-name="N108">
      <style:text-properties fo:font-weight="bold" style:font-weight-asian="bold" style:font-weight-complex="bold"/>
    </style:style>
    <style:style style:name="ce8" style:family="table-cell" style:parent-style-name="Default" style:data-style-name="N108"/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33">
      <style:text-properties fo:font-weight="bold" style:font-weight-asian="bold" style:font-weight-complex="bold"/>
    </style:style>
    <style:style style:name="ce11" style:family="table-cell" style:parent-style-name="Default" style:data-style-name="N3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</office:automatic-styles>
  <office:body>
    <office:spreadsheet>
      <table:table table:name="High level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Effort ( Days)</text:p>
          </table:table-cell>
          <table:table-cell table:style-name="ce1" office:value-type="string">
            <text:p>Adjusted</text:p>
          </table:table-cell>
          <table:table-cell table:style-name="ce1" office:value-type="string">
            <text:p>Show working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%age complete</text:p>
          </table:table-cell>
        </table:table-row>
        <table:table-row table:style-name="ro2">
          <table:table-cell office:value-type="string">
            <text:p>Evaluate Gutenberg's compatibility with own plugin / them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10 per day</text:p>
          </table:table-cell>
          <table:table-cell office:value-type="string">
            <text:p>Source repos under bobbingwide – Components</text:p>
          </table:table-cell>
          <table:table-cell/>
        </table:table-row>
        <table:table-row table:style-name="ro3">
          <table:table-cell office:value-type="string">
            <text:p>Convert shortcodes to blocks</text:p>
          </table:table-cell>
          <table:table-cell office:value-type="float" office:value="200">
            <text:p>200</text:p>
          </table:table-cell>
          <table:table-cell office:value-type="float" office:value="342">
            <text:p>342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See Shortcodes sheet</text:p>
          </table:table-cell>
          <table:table-cell/>
        </table:table-row>
        <table:table-row table:style-name="ro2">
          <table:table-cell office:value-type="string">
            <text:p>Evaluate Gutenberg's compatibility with site</text:p>
          </table:table-cell>
          <table:table-cell office:value-type="float" office:value="250">
            <text:p>25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Subdirectory installs</text:p>
          </table:table-cell>
          <table:table-cell/>
        </table:table-row>
        <table:table-row table:style-name="ro1">
          <table:table-cell office:value-type="string">
            <text:p>Migrate content to block editor</text:p>
          </table:table-cell>
          <table:table-cell office:value-type="string">
            <text:p>???</text:p>
          </table:table-cell>
          <table:table-cell table:number-columns-repeated="5"/>
        </table:table-row>
      </table:table>
      <table:table table:name="Unknowns" table:style-name="ta1" table:print="false">
        <table:table-column table:style-name="co2" table:default-cell-style-name="Default"/>
        <table:table-row table:style-name="ro1">
          <table:table-cell table:style-name="ce1" office:value-type="string">
            <text:p>Unknowns</text:p>
          </table:table-cell>
        </table:table-row>
        <table:table-row table:style-name="ro1">
          <table:table-cell office:value-type="string">
            <text:p>How to correctly implement issues with “keys”</text:p>
          </table:table-cell>
        </table:table-row>
        <table:table-row table:style-name="ro1">
          <table:table-cell office:value-type="string">
            <text:p>How to access options from the REST API</text:p>
          </table:table-cell>
        </table:table-row>
        <table:table-row table:style-name="ro1">
          <table:table-cell office:value-type="string">
            <text:p>How to lazy load JS / CSS</text:p>
          </table:table-cell>
        </table:table-row>
        <table:table-row table:style-name="ro1">
          <table:table-cell office:value-type="string">
            <text:p>How to lazy load REACT code</text:p>
          </table:table-cell>
        </table:table-row>
        <table:table-row table:style-name="ro1">
          <table:table-cell office:value-type="string">
            <text:p>How to perform REST queries</text:p>
          </table:table-cell>
        </table:table-row>
        <table:table-row table:style-name="ro1">
          <table:table-cell office:value-type="string">
            <text:p>How to internationalize </text:p>
          </table:table-cell>
        </table:table-row>
        <table:table-row table:style-name="ro2">
          <table:table-cell office:value-type="string">
            <text:p>How to support JS in metaboxes</text:p>
          </table:table-cell>
        </table:table-row>
        <table:table-row table:style-name="ro1">
          <table:table-cell office:value-type="string">
            <text:p>How to control block conversion</text:p>
          </table:table-cell>
        </table:table-row>
        <table:table-row table:style-name="ro1">
          <table:table-cell office:value-type="string">
            <text:p>How and when to implement logic for deprecated blocks</text:p>
          </table:table-cell>
        </table:table-row>
        <table:table-row table:style-name="ro1">
          <table:table-cell office:value-type="string">
            <text:p>How to test JS code</text:p>
          </table:table-cell>
        </table:table-row>
        <table:table-row table:style-name="ro1">
          <table:table-cell office:value-type="string">
            <text:p>How to automatically migrate content?</text:p>
          </table:table-cell>
        </table:table-row>
      </table:table>
      <table:table table:name="Risks" table:style-name="ta1" table:print="false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Risks</text:p>
          </table:table-cell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office:value-type="string">
            <text:p>Mitigation?</text:p>
          </table:table-cell>
        </table:table-row>
        <table:table-row table:style-name="ro1">
          <table:table-cell office:value-type="string">
            <text:p>Unknowns</text:p>
          </table:table-cell>
          <table:table-cell table:number-columns-repeated="3"/>
        </table:table-row>
        <table:table-row table:style-name="ro1">
          <table:table-cell office:value-type="string">
            <text:p>Estimates incorrect</text:p>
          </table:table-cell>
          <table:table-cell table:number-columns-repeated="3"/>
        </table:table-row>
        <table:table-row table:style-name="ro1">
          <table:table-cell office:value-type="string">
            <text:p>Gutenberg not delivered in core</text:p>
          </table:table-cell>
          <table:table-cell table:number-columns-repeated="3"/>
        </table:table-row>
        <table:table-row table:style-name="ro1">
          <table:table-cell office:value-type="string">
            <text:p>Gutenberg breaks site</text:p>
          </table:table-cell>
          <table:table-cell table:number-columns-repeated="3"/>
        </table:table-row>
        <table:table-row table:style-name="ro1">
          <table:table-cell office:value-type="string">
            <text:p>Classic-editor breaks site</text:p>
          </table:table-cell>
          <table:table-cell table:number-columns-repeated="3"/>
        </table:table-row>
        <table:table-row table:style-name="ro1">
          <table:table-cell office:value-type="string">
            <text:p>User breaks site</text:p>
          </table:table-cell>
          <table:table-cell table:number-columns-repeated="3"/>
        </table:table-row>
        <table:table-row table:style-name="ro2">
          <table:table-cell office:value-type="string">
            <text:p>Updated plugin / theme breaks site</text:p>
          </table:table-cell>
          <table:table-cell table:number-columns-repeated="3"/>
        </table:table-row>
        <table:table-row table:style-name="ro1">
          <table:table-cell office:value-type="string">
            <text:p>Estimates not possi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table:number-columns-repeated="2"/>
        </table:table-row>
        <table:table-row table:style-name="ro1">
          <table:table-cell office:value-type="string">
            <text:p>Certain</text:p>
          </table:table-cell>
          <table:table-cell table:number-columns-repeated="3"/>
        </table:table-row>
        <table:table-row table:style-name="ro1">
          <table:table-cell office:value-type="string">
            <text:p>Likely</text:p>
          </table:table-cell>
          <table:table-cell table:number-columns-repeated="3"/>
        </table:table-row>
        <table:table-row table:style-name="ro1">
          <table:table-cell office:value-type="string">
            <text:p>Possible</text:p>
          </table:table-cell>
          <table:table-cell table:number-columns-repeated="3"/>
        </table:table-row>
        <table:table-row table:style-name="ro1">
          <table:table-cell office:value-type="string">
            <text:p>Unlikely</text:p>
          </table:table-cell>
          <table:table-cell table:number-columns-repeated="3"/>
        </table:table-row>
        <table:table-row table:style-name="ro1">
          <table:table-cell office:value-type="string">
            <text:p>Rare</text:p>
          </table:table-cell>
          <table:table-cell table:number-columns-repeated="3"/>
        </table:table-row>
      </table:table>
      <table:table table:name="Shortcode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1018" table:default-cell-style-name="Default"/>
        <table:table-row table:style-name="ro1">
          <table:table-cell table:style-name="ce1" table:number-columns-repeated="6"/>
          <table:table-cell table:style-name="ce1" table:formula="of:=SUM([.G3:.G192])" office:value-type="float" office:value="73">
            <text:p>73</text:p>
          </table:table-cell>
          <table:table-cell table:style-name="ce1" table:number-columns-repeated="2"/>
          <table:table-cell table:style-name="ce1" table:formula="of:=SUM([.J3:.J192])" office:value-type="float" office:value="342">
            <text:p>342</text:p>
          </table:table-cell>
          <table:table-cell table:style-name="ce1" table:formula="of:=SUM([.K3:.K192])" office:value-type="float" office:value="203">
            <text:p>203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>
            <text:p>Shortcode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#parameters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Inline/Block</text:p>
          </table:table-cell>
          <table:table-cell table:style-name="ce1" office:value-type="string">
            <text:p>Incompatible?</text:p>
          </table:table-cell>
          <table:table-cell table:style-name="ce1" office:value-type="string">
            <text:p>Convert?</text:p>
          </table:table-cell>
          <table:table-cell table:style-name="ce1" office:value-type="string">
            <text:p>Dynamic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Adjusted</text:p>
          </table:table-cell>
          <table:table-cell table:style-name="ce1" table:number-columns-repeated="1013"/>
        </table:table-row>
        <table:table-row table:style-name="ro2">
          <table:table-cell office:value-type="string">
            <text:p>bw_admin</text:p>
          </table:table-cell>
          <table:table-cell office:value-type="string">
            <text:p>Display the Admin contact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Mixed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];[Hours.A$3:.A$33];[Hours.C$3:.C$33])" office:value-type="float" office:value="7">
            <text:p>7</text:p>
          </table:table-cell>
          <table:table-cell table:formula="of:=[.I3]/7" office:value-type="float" office:value="1">
            <text:p>1</text:p>
          </table:table-cell>
          <table:table-cell table:formula="of:=[.J3]*[.G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loginout</text:p>
          </table:table-cell>
          <table:table-cell office:value-type="string">
            <text:p>Display the Login or Logout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4];[Hours.A$3:.A$33];[Hours.C$3:.C$33])" office:value-type="float" office:value="7">
            <text:p>7</text:p>
          </table:table-cell>
          <table:table-cell table:formula="of:=[.I4]/7" office:value-type="float" office:value="1">
            <text:p>1</text:p>
          </table:table-cell>
          <table:table-cell table:formula="of:=[.J4]*[.G4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action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Mixed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];[Hours.A$3:.A$33];[Hours.C$3:.C$33])" office:value-type="float" office:value="7">
            <text:p>7</text:p>
          </table:table-cell>
          <table:table-cell table:formula="of:=[.I5]/7" office:value-type="float" office:value="1">
            <text:p>1</text:p>
          </table:table-cell>
          <table:table-cell table:formula="of:=[.J5]*[.G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plug</text:p>
          </table:table-cell>
          <table:table-cell office:value-type="string">
            <text:p>Show plugin information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6];[Hours.A$3:.A$33];[Hours.C$3:.C$33])" office:value-type="float" office:value="21">
            <text:p>21</text:p>
          </table:table-cell>
          <table:table-cell table:formula="of:=[.I6]/7" office:value-type="float" office:value="3">
            <text:p>3</text:p>
          </table:table-cell>
          <table:table-cell table:formula="of:=[.J6]*[.G6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dash</text:p>
          </table:table-cell>
          <table:table-cell office:value-type="string">
            <text:p>Display a dash icon</text:p>
          </table:table-cell>
          <table:table-cell office:value-type="float" office:value="2">
            <text:p>2</text:p>
          </table:table-cell>
          <table:table-cell office:value-type="string">
            <text:p>oik-con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7];[Hours.A$3:.A$33];[Hours.C$3:.C$33])" office:value-type="float" office:value="7">
            <text:p>7</text:p>
          </table:table-cell>
          <table:table-cell table:formula="of:=[.I7]/7" office:value-type="float" office:value="1">
            <text:p>1</text:p>
          </table:table-cell>
          <table:table-cell table:formula="of:=[.J7]*[.G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field</text:p>
          </table:table-cell>
          <table:table-cell office:value-type="string">
            <text:p>Format custom fields without labels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];[Hours.A$3:.A$33];[Hours.C$3:.C$33])" office:value-type="float" office:value="7">
            <text:p>7</text:p>
          </table:table-cell>
          <table:table-cell table:formula="of:=[.I8]/7" office:value-type="float" office:value="1">
            <text:p>1</text:p>
          </table:table-cell>
          <table:table-cell table:formula="of:=[.J8]*[.G8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codes</text:p>
          </table:table-cell>
          <table:table-cell office:value-type="string">
            <text:p>Create links to related shortcodes</text:p>
          </table:table-cell>
          <table:table-cell office:value-type="float" office:value="4">
            <text:p>4</text:p>
          </table:table-cell>
          <table:table-cell office:value-type="string">
            <text:p>oik-shortcodes</text:p>
          </table:table-cell>
          <table:table-cell office:value-type="string">
            <text:p>Mixed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];[Hours.A$3:.A$33];[Hours.C$3:.C$33])" office:value-type="float" office:value="7">
            <text:p>7</text:p>
          </table:table-cell>
          <table:table-cell table:formula="of:=[.I9]/7" office:value-type="float" office:value="1">
            <text:p>1</text:p>
          </table:table-cell>
          <table:table-cell table:formula="of:=[.J9]*[.G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d</text:p>
          </table:table-cell>
          <table:table-cell office:value-type="string">
            <text:p>Format Markdown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];[Hours.A$3:.A$33];[Hours.C$3:.C$33])" office:value-type="float" office:value="7">
            <text:p>7</text:p>
          </table:table-cell>
          <table:table-cell table:formula="of:=[.I10]/7" office:value-type="float" office:value="1">
            <text:p>1</text:p>
          </table:table-cell>
          <table:table-cell table:formula="of:=[.J10]*[.G10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etag</text:p>
          </table:table-cell>
          <table:table-cell office:value-type="string">
            <text:p>End a tag started with [stag]</text:p>
          </table:table-cell>
          <table:table-cell office:value-type="float" office:value="1">
            <text:p>1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];[Hours.A$3:.A$33];[Hours.C$3:.C$33])" office:value-type="float" office:value="7">
            <text:p>7</text:p>
          </table:table-cell>
          <table:table-cell table:formula="of:=[.I11]/7" office:value-type="float" office:value="1">
            <text:p>1</text:p>
          </table:table-cell>
          <table:table-cell table:formula="of:=[.J11]*[.G1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ediv</text:p>
          </table:table-cell>
          <table:table-cell office:value-type="string">
            <text:p>Start and end a div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];[Hours.A$3:.A$33];[Hours.C$3:.C$33])" office:value-type="float" office:value="7">
            <text:p>7</text:p>
          </table:table-cell>
          <table:table-cell table:formula="of:=[.I12]/7" office:value-type="float" office:value="1">
            <text:p>1</text:p>
          </table:table-cell>
          <table:table-cell table:formula="of:=[.J12]*[.G12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ag</text:p>
          </table:table-cell>
          <table:table-cell office:value-type="string">
            <text:p>Start a tag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];[Hours.A$3:.A$33];[Hours.C$3:.C$33])" office:value-type="float" office:value="7">
            <text:p>7</text:p>
          </table:table-cell>
          <table:table-cell table:formula="of:=[.I13]/7" office:value-type="float" office:value="1">
            <text:p>1</text:p>
          </table:table-cell>
          <table:table-cell table:formula="of:=[.J13]*[.G1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</text:p>
          </table:table-cell>
          <table:table-cell office:value-type="string">
            <text:p>Expand to the logo for Bobbing Wi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];[Hours.A$3:.A$33];[Hours.C$3:.C$33])" office:value-type="float" office:value="7">
            <text:p>7</text:p>
          </table:table-cell>
          <table:table-cell table:formula="of:=[.I14]/7" office:value-type="float" office:value="1">
            <text:p>1</text:p>
          </table:table-cell>
          <table:table-cell table:formula="of:=[.J14]*[.G1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bbr</text:p>
          </table:table-cell>
          <table:table-cell office:value-type="string">
            <text:p>Format an abbreviati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];[Hours.A$3:.A$33];[Hours.C$3:.C$33])" office:value-type="float" office:value="7">
            <text:p>7</text:p>
          </table:table-cell>
          <table:table-cell table:formula="of:=[.I15]/7" office:value-type="float" office:value="1">
            <text:p>1</text:p>
          </table:table-cell>
          <table:table-cell table:formula="of:=[.J15]*[.G1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cronym</text:p>
          </table:table-cell>
          <table:table-cell office:value-type="string">
            <text:p>Format an ac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];[Hours.A$3:.A$33];[Hours.C$3:.C$33])" office:value-type="float" office:value="7">
            <text:p>7</text:p>
          </table:table-cell>
          <table:table-cell table:formula="of:=[.I16]/7" office:value-type="float" office:value="1">
            <text:p>1</text:p>
          </table:table-cell>
          <table:table-cell table:formula="of:=[.J16]*[.G1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ontact</text:p>
          </table:table-cell>
          <table:table-cell office:value-type="string">
            <text:p>Primary contact nam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7];[Hours.A$3:.A$33];[Hours.C$3:.C$33])" office:value-type="float" office:value="7">
            <text:p>7</text:p>
          </table:table-cell>
          <table:table-cell table:formula="of:=[.I17]/7" office:value-type="float" office:value="1">
            <text:p>1</text:p>
          </table:table-cell>
          <table:table-cell table:formula="of:=[.J17]*[.G1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contact_button</text:p>
          </table:table-cell>
          <table:table-cell office:value-type="string">
            <text:p>Contact form button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];[Hours.A$3:.A$33];[Hours.C$3:.C$33])" office:value-type="float" office:value="21">
            <text:p>21</text:p>
          </table:table-cell>
          <table:table-cell table:formula="of:=[.I18]/7" office:value-type="float" office:value="3">
            <text:p>3</text:p>
          </table:table-cell>
          <table:table-cell table:formula="of:=[.J18]*[.G1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ount</text:p>
          </table:table-cell>
          <table:table-cell office:value-type="string">
            <text:p>Count posts for the selected post typ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9];[Hours.A$3:.A$33];[Hours.C$3:.C$33])" office:value-type="float" office:value="7">
            <text:p>7</text:p>
          </table:table-cell>
          <table:table-cell table:formula="of:=[.I19]/7" office:value-type="float" office:value="1">
            <text:p>1</text:p>
          </table:table-cell>
          <table:table-cell table:formula="of:=[.J19]*[.G1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email</text:p>
          </table:table-cell>
          <table:table-cell office:value-type="string">
            <text:p>Email primary contact (formal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0];[Hours.A$3:.A$33];[Hours.C$3:.C$33])" office:value-type="float" office:value="21">
            <text:p>21</text:p>
          </table:table-cell>
          <table:table-cell table:formula="of:=[.I20]/7" office:value-type="float" office:value="3">
            <text:p>3</text:p>
          </table:table-cell>
          <table:table-cell table:formula="of:=[.J20]*[.G20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facebook</text:p>
          </table:table-cell>
          <table:table-cell office:value-type="string">
            <text:p>Facebook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1];[Hours.A$3:.A$33];[Hours.C$3:.C$33])" office:value-type="float" office:value="7">
            <text:p>7</text:p>
          </table:table-cell>
          <table:table-cell table:formula="of:=[.I21]/7" office:value-type="float" office:value="1">
            <text:p>1</text:p>
          </table:table-cell>
          <table:table-cell table:formula="of:=[.J21]*[.G21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flickr</text:p>
          </table:table-cell>
          <table:table-cell office:value-type="string">
            <text:p>Flickr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2];[Hours.A$3:.A$33];[Hours.C$3:.C$33])" office:value-type="float" office:value="7">
            <text:p>7</text:p>
          </table:table-cell>
          <table:table-cell table:formula="of:=[.I22]/7" office:value-type="float" office:value="1">
            <text:p>1</text:p>
          </table:table-cell>
          <table:table-cell table:formula="of:=[.J22]*[.G22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google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3];[Hours.A$3:.A$33];[Hours.C$3:.C$33])" office:value-type="float" office:value="7">
            <text:p>7</text:p>
          </table:table-cell>
          <table:table-cell table:formula="of:=[.I23]/7" office:value-type="float" office:value="1">
            <text:p>1</text:p>
          </table:table-cell>
          <table:table-cell table:formula="of:=[.J23]*[.G23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google_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4];[Hours.A$3:.A$33];[Hours.C$3:.C$33])" office:value-type="float" office:value="7">
            <text:p>7</text:p>
          </table:table-cell>
          <table:table-cell table:formula="of:=[.I24]/7" office:value-type="float" office:value="1">
            <text:p>1</text:p>
          </table:table-cell>
          <table:table-cell table:formula="of:=[.J24]*[.G2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google-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5];[Hours.A$3:.A$33];[Hours.C$3:.C$33])" office:value-type="float" office:value="7">
            <text:p>7</text:p>
          </table:table-cell>
          <table:table-cell table:formula="of:=[.I25]/7" office:value-type="float" office:value="1">
            <text:p>1</text:p>
          </table:table-cell>
          <table:table-cell table:formula="of:=[.J25]*[.G2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google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6];[Hours.A$3:.A$33];[Hours.C$3:.C$33])" office:value-type="float" office:value="7">
            <text:p>7</text:p>
          </table:table-cell>
          <table:table-cell table:formula="of:=[.I26]/7" office:value-type="float" office:value="1">
            <text:p>1</text:p>
          </table:table-cell>
          <table:table-cell table:formula="of:=[.J26]*[.G2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instagram</text:p>
          </table:table-cell>
          <table:table-cell office:value-type="string">
            <text:p>Follow me on Instagra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7];[Hours.A$3:.A$33];[Hours.C$3:.C$33])" office:value-type="float" office:value="7">
            <text:p>7</text:p>
          </table:table-cell>
          <table:table-cell table:formula="of:=[.I27]/7" office:value-type="float" office:value="1">
            <text:p>1</text:p>
          </table:table-cell>
          <table:table-cell table:formula="of:=[.J27]*[.G2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link</text:p>
          </table:table-cell>
          <table:table-cell office:value-type="string">
            <text:p>Display a link to a post.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8];[Hours.A$3:.A$33];[Hours.C$3:.C$33])" office:value-type="float" office:value="21">
            <text:p>21</text:p>
          </table:table-cell>
          <table:table-cell table:formula="of:=[.I28]/7" office:value-type="float" office:value="3">
            <text:p>3</text:p>
          </table:table-cell>
          <table:table-cell table:formula="of:=[.J28]*[.G2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linkedin</text:p>
          </table:table-cell>
          <table:table-cell office:value-type="string">
            <text:p>Follow me on Linked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9];[Hours.A$3:.A$33];[Hours.C$3:.C$33])" office:value-type="float" office:value="7">
            <text:p>7</text:p>
          </table:table-cell>
          <table:table-cell table:formula="of:=[.I29]/7" office:value-type="float" office:value="1">
            <text:p>1</text:p>
          </table:table-cell>
          <table:table-cell table:formula="of:=[.J29]*[.G29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mailto</text:p>
          </table:table-cell>
          <table:table-cell office:value-type="string">
            <text:p>Mailto (inline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0];[Hours.A$3:.A$33];[Hours.C$3:.C$33])" office:value-type="float" office:value="21">
            <text:p>21</text:p>
          </table:table-cell>
          <table:table-cell table:formula="of:=[.I30]/7" office:value-type="float" office:value="3">
            <text:p>3</text:p>
          </table:table-cell>
          <table:table-cell table:formula="of:=[.J30]*[.G30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mob</text:p>
          </table:table-cell>
          <table:table-cell office:value-type="string">
            <text:p>Mobile 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1];[Hours.A$3:.A$33];[Hours.C$3:.C$33])" office:value-type="float" office:value="21">
            <text:p>21</text:p>
          </table:table-cell>
          <table:table-cell table:formula="of:=[.I31]/7" office:value-type="float" office:value="3">
            <text:p>3</text:p>
          </table:table-cell>
          <table:table-cell table:formula="of:=[.J31]*[.G31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parent</text:p>
          </table:table-cell>
          <table:table-cell office:value-type="string">
            <text:p>Display a link back to the parent pag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2];[Hours.A$3:.A$33];[Hours.C$3:.C$33])" office:value-type="float" office:value="7">
            <text:p>7</text:p>
          </table:table-cell>
          <table:table-cell table:formula="of:=[.I32]/7" office:value-type="float" office:value="1">
            <text:p>1</text:p>
          </table:table-cell>
          <table:table-cell table:formula="of:=[.J32]*[.G32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picasa</text:p>
          </table:table-cell>
          <table:table-cell office:value-type="string">
            <text:p>Follow me on Picasa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3];[Hours.A$3:.A$33];[Hours.C$3:.C$33])" office:value-type="float" office:value="7">
            <text:p>7</text:p>
          </table:table-cell>
          <table:table-cell table:formula="of:=[.I33]/7" office:value-type="float" office:value="1">
            <text:p>1</text:p>
          </table:table-cell>
          <table:table-cell table:formula="of:=[.J33]*[.G3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pinterest</text:p>
          </table:table-cell>
          <table:table-cell office:value-type="string">
            <text:p>Follow me on Pinterest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4];[Hours.A$3:.A$33];[Hours.C$3:.C$33])" office:value-type="float" office:value="7">
            <text:p>7</text:p>
          </table:table-cell>
          <table:table-cell table:formula="of:=[.I34]/7" office:value-type="float" office:value="1">
            <text:p>1</text:p>
          </table:table-cell>
          <table:table-cell table:formula="of:=[.J34]*[.G34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tel</text:p>
          </table:table-cell>
          <table:table-cell office:value-type="string">
            <text:p>Tele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5];[Hours.A$3:.A$33];[Hours.C$3:.C$33])" office:value-type="float" office:value="21">
            <text:p>21</text:p>
          </table:table-cell>
          <table:table-cell table:formula="of:=[.I35]/7" office:value-type="float" office:value="3">
            <text:p>3</text:p>
          </table:table-cell>
          <table:table-cell table:formula="of:=[.J35]*[.G35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twitter</text:p>
          </table:table-cell>
          <table:table-cell office:value-type="string">
            <text:p>Follow me on Twitter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6];[Hours.A$3:.A$33];[Hours.C$3:.C$33])" office:value-type="float" office:value="7">
            <text:p>7</text:p>
          </table:table-cell>
          <table:table-cell table:formula="of:=[.I36]/7" office:value-type="float" office:value="1">
            <text:p>1</text:p>
          </table:table-cell>
          <table:table-cell table:formula="of:=[.J36]*[.G36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youtube</text:p>
          </table:table-cell>
          <table:table-cell office:value-type="string">
            <text:p>Follow me on YouTub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7];[Hours.A$3:.A$33];[Hours.C$3:.C$33])" office:value-type="float" office:value="7">
            <text:p>7</text:p>
          </table:table-cell>
          <table:table-cell table:formula="of:=[.I37]/7" office:value-type="float" office:value="1">
            <text:p>1</text:p>
          </table:table-cell>
          <table:table-cell table:formula="of:=[.J37]*[.G3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lbw</text:p>
          </table:table-cell>
          <table:table-cell office:value-type="string">
            <text:p>Link to Bobbing Wide site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8];[Hours.A$3:.A$33];[Hours.C$3:.C$33])" office:value-type="float" office:value="7">
            <text:p>7</text:p>
          </table:table-cell>
          <table:table-cell table:formula="of:=[.I38]/7" office:value-type="float" office:value="1">
            <text:p>1</text:p>
          </table:table-cell>
          <table:table-cell table:formula="of:=[.J38]*[.G3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oik</text:p>
          </table:table-cell>
          <table:table-cell office:value-type="string">
            <text:p>Link to [oik]-plugin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9];[Hours.A$3:.A$33];[Hours.C$3:.C$33])" office:value-type="float" office:value="7">
            <text:p>7</text:p>
          </table:table-cell>
          <table:table-cell table:formula="of:=[.I39]/7" office:value-type="float" office:value="1">
            <text:p>1</text:p>
          </table:table-cell>
          <table:table-cell table:formula="of:=[.J39]*[.G3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IK</text:p>
          </table:table-cell>
          <table:table-cell office:value-type="string">
            <text:p>Spells out the &lt;span class="bw_oik"&gt;&lt;abbr <text:s/>title="OIK Information Kit"&gt;oik&lt;/abbr&gt;&lt;/span&gt; back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0];[Hours.A$3:.A$33];[Hours.C$3:.C$33])" office:value-type="float" office:value="7">
            <text:p>7</text:p>
          </table:table-cell>
          <table:table-cell table:formula="of:=[.I40]/7" office:value-type="float" office:value="1">
            <text:p>1</text:p>
          </table:table-cell>
          <table:table-cell table:formula="of:=[.J40]*[.G4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ik</text:p>
          </table:table-cell>
          <table:table-cell office:value-type="string">
            <text:p>Expand to the logo for oi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1];[Hours.A$3:.A$33];[Hours.C$3:.C$33])" office:value-type="float" office:value="7">
            <text:p>7</text:p>
          </table:table-cell>
          <table:table-cell table:formula="of:=[.I41]/7" office:value-type="float" office:value="1">
            <text:p>1</text:p>
          </table:table-cell>
          <table:table-cell table:formula="of:=[.J41]*[.G4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steer</text:p>
          </table:table-cell>
          <table:table-cell office:value-type="string">
            <text:p>Styled form of Artisteer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2];[Hours.A$3:.A$33];[Hours.C$3:.C$33])" office:value-type="float" office:value="7">
            <text:p>7</text:p>
          </table:table-cell>
          <table:table-cell table:formula="of:=[.I42]/7" office:value-type="float" office:value="1">
            <text:p>1</text:p>
          </table:table-cell>
          <table:table-cell table:formula="of:=[.J42]*[.G4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p</text:p>
          </table:table-cell>
          <table:table-cell office:value-type="string">
            <text:p>Styled form of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3];[Hours.A$3:.A$33];[Hours.C$3:.C$33])" office:value-type="float" office:value="7">
            <text:p>7</text:p>
          </table:table-cell>
          <table:table-cell table:formula="of:=[.I43]/7" office:value-type="float" office:value="1">
            <text:p>1</text:p>
          </table:table-cell>
          <table:table-cell table:formula="of:=[.J43]*[.G4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option</text:p>
          </table:table-cell>
          <table:table-cell office:value-type="string">
            <text:p>Display the value of an option field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4];[Hours.A$3:.A$33];[Hours.C$3:.C$33])" office:value-type="float" office:value="7">
            <text:p>7</text:p>
          </table:table-cell>
          <table:table-cell table:formula="of:=[.I44]/7" office:value-type="float" office:value="1">
            <text:p>1</text:p>
          </table:table-cell>
          <table:table-cell table:formula="of:=[.J44]*[.G4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page</text:p>
          </table:table-cell>
          <table:table-cell office:value-type="string">
            <text:p>Add page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5];[Hours.A$3:.A$33];[Hours.C$3:.C$33])" office:value-type="float" office:value="7">
            <text:p>7</text:p>
          </table:table-cell>
          <table:table-cell table:formula="of:=[.I45]/7" office:value-type="float" office:value="1">
            <text:p>1</text:p>
          </table:table-cell>
          <table:table-cell table:formula="of:=[.J45]*[.G4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post</text:p>
          </table:table-cell>
          <table:table-cell office:value-type="string">
            <text:p>Add Post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6];[Hours.A$3:.A$33];[Hours.C$3:.C$33])" office:value-type="float" office:value="7">
            <text:p>7</text:p>
          </table:table-cell>
          <table:table-cell table:formula="of:=[.I46]/7" office:value-type="float" office:value="1">
            <text:p>1</text:p>
          </table:table-cell>
          <table:table-cell table:formula="of:=[.J46]*[.G4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github</text:p>
          </table:table-cell>
          <table:table-cell office:value-type="string">
            <text:p>Link to GitHub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47];[Hours.A$3:.A$33];[Hours.C$3:.C$33])" office:value-type="float" office:value="21">
            <text:p>21</text:p>
          </table:table-cell>
          <table:table-cell table:formula="of:=[.I47]/7" office:value-type="float" office:value="3">
            <text:p>3</text:p>
          </table:table-cell>
          <table:table-cell table:formula="of:=[.J47]*[.G47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lartisteer</text:p>
          </table:table-cell>
          <table:table-cell office:value-type="string">
            <text:p>Link to Artisteer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8];[Hours.A$3:.A$33];[Hours.C$3:.C$33])" office:value-type="float" office:value="7">
            <text:p>7</text:p>
          </table:table-cell>
          <table:table-cell table:formula="of:=[.I48]/7" office:value-type="float" office:value="1">
            <text:p>1</text:p>
          </table:table-cell>
          <table:table-cell table:formula="of:=[.J48]*[.G4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bp</text:p>
          </table:table-cell>
          <table:table-cell office:value-type="string">
            <text:p>Link to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9];[Hours.A$3:.A$33];[Hours.C$3:.C$33])" office:value-type="float" office:value="7">
            <text:p>7</text:p>
          </table:table-cell>
          <table:table-cell table:formula="of:=[.I49]/7" office:value-type="float" office:value="1">
            <text:p>1</text:p>
          </table:table-cell>
          <table:table-cell table:formula="of:=[.J49]*[.G4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drupal</text:p>
          </table:table-cell>
          <table:table-cell office:value-type="string">
            <text:p>Link to drupal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0];[Hours.A$3:.A$33];[Hours.C$3:.C$33])" office:value-type="float" office:value="7">
            <text:p>7</text:p>
          </table:table-cell>
          <table:table-cell table:formula="of:=[.I50]/7" office:value-type="float" office:value="1">
            <text:p>1</text:p>
          </table:table-cell>
          <table:table-cell table:formula="of:=[.J50]*[.G5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wp</text:p>
          </table:table-cell>
          <table:table-cell office:value-type="string">
            <text:p>Link to WordPress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1];[Hours.A$3:.A$33];[Hours.C$3:.C$33])" office:value-type="float" office:value="7">
            <text:p>7</text:p>
          </table:table-cell>
          <table:table-cell table:formula="of:=[.I51]/7" office:value-type="float" office:value="1">
            <text:p>1</text:p>
          </table:table-cell>
          <table:table-cell table:formula="of:=[.J51]*[.G5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wpms</text:p>
          </table:table-cell>
          <table:table-cell office:value-type="string">
            <text:p>Link to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2];[Hours.A$3:.A$33];[Hours.C$3:.C$33])" office:value-type="float" office:value="7">
            <text:p>7</text:p>
          </table:table-cell>
          <table:table-cell table:formula="of:=[.I52]/7" office:value-type="float" office:value="1">
            <text:p>1</text:p>
          </table:table-cell>
          <table:table-cell table:formula="of:=[.J52]*[.G5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wp</text:p>
          </table:table-cell>
          <table:table-cell office:value-type="string">
            <text:p>Display a styled form of WordPress.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53];[Hours.A$3:.A$33];[Hours.C$3:.C$33])" office:value-type="float" office:value="7">
            <text:p>7</text:p>
          </table:table-cell>
          <table:table-cell table:formula="of:=[.I53]/7" office:value-type="float" office:value="1">
            <text:p>1</text:p>
          </table:table-cell>
          <table:table-cell table:formula="of:=[.J53]*[.G53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wpms</text:p>
          </table:table-cell>
          <table:table-cell office:value-type="string">
            <text:p>Styled form of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4];[Hours.A$3:.A$33];[Hours.C$3:.C$33])" office:value-type="float" office:value="7">
            <text:p>7</text:p>
          </table:table-cell>
          <table:table-cell table:formula="of:=[.I54]/7" office:value-type="float" office:value="1">
            <text:p>1</text:p>
          </table:table-cell>
          <table:table-cell table:formula="of:=[.J54]*[.G5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pi</text:p>
          </table:table-cell>
          <table:table-cell office:value-type="string">
            <text:p>Simple API link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5];[Hours.A$3:.A$33];[Hours.C$3:.C$33])" office:value-type="float" office:value="7">
            <text:p>7</text:p>
          </table:table-cell>
          <table:table-cell table:formula="of:=[.I55]/7" office:value-type="float" office:value="1">
            <text:p>1</text:p>
          </table:table-cell>
          <table:table-cell table:formula="of:=[.J55]*[.G55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okies</text:p>
          </table:table-cell>
          <table:table-cell office:value-type="string">
            <text:p>Display table of cookies</text:p>
          </table:table-cell>
          <table:table-cell office:value-type="float" office:value="4">
            <text:p>4</text:p>
          </table:table-cell>
          <table:table-cell office:value-type="string">
            <text:p>Cookie-cat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6];[Hours.A$3:.A$33];[Hours.C$3:.C$33])" office:value-type="float" office:value="7">
            <text:p>7</text:p>
          </table:table-cell>
          <table:table-cell table:formula="of:=[.I56]/7" office:value-type="float" office:value="1">
            <text:p>1</text:p>
          </table:table-cell>
          <table:table-cell table:formula="of:=[.J56]*[.G5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9608">
            <text:p>29608</text:p>
          </table:table-cell>
          <table:table-cell office:value-type="string">
            <text:p>trac_29608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7];[Hours.A$3:.A$33];[Hours.C$3:.C$33])" office:value-type="float" office:value="7">
            <text:p>7</text:p>
          </table:table-cell>
          <table:table-cell table:formula="of:=[.I57]/7" office:value-type="float" office:value="1">
            <text:p>1</text:p>
          </table:table-cell>
          <table:table-cell table:formula="of:=[.J57]*[.G5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opyright</text:p>
          </table:table-cell>
          <table:table-cell office:value-type="string">
            <text:p>Format a Copyright statement</text:p>
          </table:table-cell>
          <table:table-cell office:value-type="float" office:value="5">
            <text:p>5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58];[Hours.A$3:.A$33];[Hours.C$3:.C$33])" office:value-type="float" office:value="21">
            <text:p>21</text:p>
          </table:table-cell>
          <table:table-cell table:formula="of:=[.I58]/7" office:value-type="float" office:value="3">
            <text:p>3</text:p>
          </table:table-cell>
          <table:table-cell table:formula="of:=[.J58]*[.G58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email_signature</text:p>
          </table:table-cell>
          <table:table-cell office:value-type="string">
            <text:p>Format the email signatur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9];[Hours.A$3:.A$33];[Hours.C$3:.C$33])" office:value-type="float" office:value="7">
            <text:p>7</text:p>
          </table:table-cell>
          <table:table-cell table:formula="of:=[.I59]/7" office:value-type="float" office:value="1">
            <text:p>1</text:p>
          </table:table-cell>
          <table:table-cell table:formula="of:=[.J59]*[.G5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qv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0];[Hours.A$3:.A$33];[Hours.C$3:.C$33])" office:value-type="float" office:value="7">
            <text:p>7</text:p>
          </table:table-cell>
          <table:table-cell table:formula="of:=[.I60]/7" office:value-type="float" office:value="1">
            <text:p>1</text:p>
          </table:table-cell>
          <table:table-cell table:formula="of:=[.J60]*[.G6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1];[Hours.A$3:.A$33];[Hours.C$3:.C$33])" office:value-type="float" office:value="7">
            <text:p>7</text:p>
          </table:table-cell>
          <table:table-cell table:formula="of:=[.I61]/7" office:value-type="float" office:value="1">
            <text:p>1</text:p>
          </table:table-cell>
          <table:table-cell table:formula="of:=[.J61]*[.G6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lear</text:p>
          </table:table-cell>
          <table:table-cell office:value-type="string">
            <text:p>Clear divs 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2];[Hours.A$3:.A$33];[Hours.C$3:.C$33])" office:value-type="float" office:value="7">
            <text:p>7</text:p>
          </table:table-cell>
          <table:table-cell table:formula="of:=[.I62]/7" office:value-type="float" office:value="1">
            <text:p>1</text:p>
          </table:table-cell>
          <table:table-cell table:formula="of:=[.J62]*[.G6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iv</text:p>
          </table:table-cell>
          <table:table-cell office:value-type="string">
            <text:p>start a &amp;lt;div&amp;gt; tag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3];[Hours.A$3:.A$33];[Hours.C$3:.C$33])" office:value-type="float" office:value="7">
            <text:p>7</text:p>
          </table:table-cell>
          <table:table-cell table:formula="of:=[.I63]/7" office:value-type="float" office:value="1">
            <text:p>1</text:p>
          </table:table-cell>
          <table:table-cell table:formula="of:=[.J63]*[.G6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umptag</text:p>
          </table:table-cell>
          <table:table-cell office:value-type="string">
            <text:p>trac_29608_shortcode_dumptag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4];[Hours.A$3:.A$33];[Hours.C$3:.C$33])" office:value-type="float" office:value="7">
            <text:p>7</text:p>
          </table:table-cell>
          <table:table-cell table:formula="of:=[.I64]/7" office:value-type="float" office:value="1">
            <text:p>1</text:p>
          </table:table-cell>
          <table:table-cell table:formula="of:=[.J64]*[.G6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div</text:p>
          </table:table-cell>
          <table:table-cell office:value-type="string">
            <text:p>end a &amp;lt;div&amp;gt; with &amp;lt;/div&amp;gt;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5];[Hours.A$3:.A$33];[Hours.C$3:.C$33])" office:value-type="float" office:value="7">
            <text:p>7</text:p>
          </table:table-cell>
          <table:table-cell table:formula="of:=[.I65]/7" office:value-type="float" office:value="1">
            <text:p>1</text:p>
          </table:table-cell>
          <table:table-cell table:formula="of:=[.J65]*[.G65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embed</text:p>
          </table:table-cell>
          <table:table-cell office:value-type="string">
            <text:p>Embed media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6];[Hours.A$3:.A$33];[Hours.C$3:.C$33])" office:value-type="float" office:value="7">
            <text:p>7</text:p>
          </table:table-cell>
          <table:table-cell table:formula="of:=[.I66]/7" office:value-type="float" office:value="1">
            <text:p>1</text:p>
          </table:table-cell>
          <table:table-cell table:formula="of:=[.J66]*[.G6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home_link</text:p>
          </table:table-cell>
          <table:table-cell office:value-type="string">
            <text:p>genesis_footer_home_link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7];[Hours.A$3:.A$33];[Hours.C$3:.C$33])" office:value-type="float" office:value="7">
            <text:p>7</text:p>
          </table:table-cell>
          <table:table-cell table:formula="of:=[.I67]/7" office:value-type="float" office:value="1">
            <text:p>1</text:p>
          </table:table-cell>
          <table:table-cell table:formula="of:=[.J67]*[.G6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site_title</text:p>
          </table:table-cell>
          <table:table-cell office:value-type="string">
            <text:p>genesis_footer_site_title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8];[Hours.A$3:.A$33];[Hours.C$3:.C$33])" office:value-type="float" office:value="7">
            <text:p>7</text:p>
          </table:table-cell>
          <table:table-cell table:formula="of:=[.I68]/7" office:value-type="float" office:value="1">
            <text:p>1</text:p>
          </table:table-cell>
          <table:table-cell table:formula="of:=[.J68]*[.G68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gallery</text:p>
          </table:table-cell>
          <table:table-cell office:value-type="string">
            <text:p>Display the attached images in a gallery</text:p>
          </table:table-cell>
          <table:table-cell office:value-type="float" office:value="10">
            <text:p>1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9];[Hours.A$3:.A$33];[Hours.C$3:.C$33])" office:value-type="float" office:value="21">
            <text:p>21</text:p>
          </table:table-cell>
          <table:table-cell table:formula="of:=[.I69]/7" office:value-type="float" office:value="3">
            <text:p>3</text:p>
          </table:table-cell>
          <table:table-cell table:formula="of:=[.J69]*[.G6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gslideshow</text:p>
          </table:table-cell>
          <table:table-cell office:value-type="string">
            <text:p>NextGen gallery slideshow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0];[Hours.A$3:.A$33];[Hours.C$3:.C$33])" office:value-type="float" office:value="7">
            <text:p>7</text:p>
          </table:table-cell>
          <table:table-cell table:formula="of:=[.I70]/7" office:value-type="float" office:value="1">
            <text:p>1</text:p>
          </table:table-cell>
          <table:table-cell table:formula="of:=[.J70]*[.G7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autop</text:p>
          </table:table-cell>
          <table:table-cell office:value-type="string">
            <text:p>trac_29608_noautop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1];[Hours.A$3:.A$33];[Hours.C$3:.C$33])" office:value-type="float" office:value="7">
            <text:p>7</text:p>
          </table:table-cell>
          <table:table-cell table:formula="of:=[.I71]/7" office:value-type="float" office:value="1">
            <text:p>1</text:p>
          </table:table-cell>
          <table:table-cell table:formula="of:=[.J71]*[.G7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aragraph</text:p>
          </table:table-cell>
          <table:table-cell office:value-type="string">
            <text:p>trac_29608_shortcode_paragraph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2];[Hours.A$3:.A$33];[Hours.C$3:.C$33])" office:value-type="float" office:value="7">
            <text:p>7</text:p>
          </table:table-cell>
          <table:table-cell table:formula="of:=[.I72]/7" office:value-type="float" office:value="1">
            <text:p>1</text:p>
          </table:table-cell>
          <table:table-cell table:formula="of:=[.J72]*[.G72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laylist</text:p>
          </table:table-cell>
          <table:table-cell office:value-type="string">
            <text:p>Playlist</text:p>
          </table:table-cell>
          <table:table-cell office:value-type="float" office:value="12">
            <text:p>1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3];[Hours.A$3:.A$33];[Hours.C$3:.C$33])" office:value-type="float" office:value="21">
            <text:p>21</text:p>
          </table:table-cell>
          <table:table-cell table:formula="of:=[.I73]/7" office:value-type="float" office:value="3">
            <text:p>3</text:p>
          </table:table-cell>
          <table:table-cell table:formula="of:=[.J73]*[.G7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div</text:p>
          </table:table-cell>
          <table:table-cell office:value-type="string">
            <text:p>Start a div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4];[Hours.A$3:.A$33];[Hours.C$3:.C$33])" office:value-type="float" office:value="7">
            <text:p>7</text:p>
          </table:table-cell>
          <table:table-cell table:formula="of:=[.I74]/7" office:value-type="float" office:value="1">
            <text:p>1</text:p>
          </table:table-cell>
          <table:table-cell table:formula="of:=[.J74]*[.G74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ideo</text:p>
          </table:table-cell>
          <table:table-cell office:value-type="string">
            <text:p>Embed video files</text:p>
          </table:table-cell>
          <table:table-cell office:value-type="float" office:value="7">
            <text:p>7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5];[Hours.A$3:.A$33];[Hours.C$3:.C$33])" office:value-type="float" office:value="21">
            <text:p>21</text:p>
          </table:table-cell>
          <table:table-cell table:formula="of:=[.I75]/7" office:value-type="float" office:value="3">
            <text:p>3</text:p>
          </table:table-cell>
          <table:table-cell table:formula="of:=[.J75]*[.G7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wp_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6];[Hours.A$3:.A$33];[Hours.C$3:.C$33])" office:value-type="float" office:value="7">
            <text:p>7</text:p>
          </table:table-cell>
          <table:table-cell table:formula="of:=[.I76]/7" office:value-type="float" office:value="1">
            <text:p>1</text:p>
          </table:table-cell>
          <table:table-cell table:formula="of:=[.J76]*[.G7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ccordion</text:p>
          </table:table-cell>
          <table:table-cell office:value-type="string">
            <text:p>Display posts in an accordion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77];[Hours.A$3:.A$33];[Hours.C$3:.C$33])" office:value-type="float" office:value="42">
            <text:p>42</text:p>
          </table:table-cell>
          <table:table-cell table:formula="of:=[.I77]/7" office:value-type="float" office:value="6">
            <text:p>6</text:p>
          </table:table-cell>
          <table:table-cell table:formula="of:=[.J77]*[.G77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address</text:p>
          </table:table-cell>
          <table:table-cell office:value-type="string">
            <text:p>Display the addres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78];[Hours.A$3:.A$33];[Hours.C$3:.C$33])" office:value-type="float" office:value="7">
            <text:p>7</text:p>
          </table:table-cell>
          <table:table-cell table:formula="of:=[.I78]/7" office:value-type="float" office:value="1">
            <text:p>1</text:p>
          </table:table-cell>
          <table:table-cell table:formula="of:=[.J78]*[.G78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alt_slogan</text:p>
          </table:table-cell>
          <table:table-cell office:value-type="string">
            <text:p>Alternative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9];[Hours.A$3:.A$33];[Hours.C$3:.C$33])" office:value-type="float" office:value="7">
            <text:p>7</text:p>
          </table:table-cell>
          <table:table-cell table:formula="of:=[.I79]/7" office:value-type="float" office:value="1">
            <text:p>1</text:p>
          </table:table-cell>
          <table:table-cell table:formula="of:=[.J79]*[.G7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ttachments</text:p>
          </table:table-cell>
          <table:table-cell office:value-type="string">
            <text:p>List attachments with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0];[Hours.A$3:.A$33];[Hours.C$3:.C$33])" office:value-type="float" office:value="42">
            <text:p>42</text:p>
          </table:table-cell>
          <table:table-cell table:formula="of:=[.I80]/7" office:value-type="float" office:value="6">
            <text:p>6</text:p>
          </table:table-cell>
          <table:table-cell table:formula="of:=[.J80]*[.G80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block</text:p>
          </table:table-cell>
          <table:table-cell office:value-type="string">
            <text:p>Format an Artisteer block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1];[Hours.A$3:.A$33];[Hours.C$3:.C$33])" office:value-type="float" office:value="21">
            <text:p>21</text:p>
          </table:table-cell>
          <table:table-cell table:formula="of:=[.I81]/7" office:value-type="float" office:value="3">
            <text:p>3</text:p>
          </table:table-cell>
          <table:table-cell table:formula="of:=[.J81]*[.G8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blockquote</text:p>
          </table:table-cell>
          <table:table-cell office:value-type="string">
            <text:p>Format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2];[Hours.A$3:.A$33];[Hours.C$3:.C$33])" office:value-type="float" office:value="7">
            <text:p>7</text:p>
          </table:table-cell>
          <table:table-cell table:formula="of:=[.I82]/7" office:value-type="float" office:value="1">
            <text:p>1</text:p>
          </table:table-cell>
          <table:table-cell table:formula="of:=[.J82]*[.G8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bookmarks</text:p>
          </table:table-cell>
          <table:table-cell office:value-type="string">
            <text:p>List bookmarks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3];[Hours.A$3:.A$33];[Hours.C$3:.C$33])" office:value-type="float" office:value="7">
            <text:p>7</text:p>
          </table:table-cell>
          <table:table-cell table:formula="of:=[.I83]/7" office:value-type="float" office:value="1">
            <text:p>1</text:p>
          </table:table-cell>
          <table:table-cell table:formula="of:=[.J83]*[.G8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business</text:p>
          </table:table-cell>
          <table:table-cell office:value-type="string">
            <text:p>Display your Business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4];[Hours.A$3:.A$33];[Hours.C$3:.C$33])" office:value-type="float" office:value="7">
            <text:p>7</text:p>
          </table:table-cell>
          <table:table-cell table:formula="of:=[.I84]/7" office:value-type="float" office:value="1">
            <text:p>1</text:p>
          </table:table-cell>
          <table:table-cell table:formula="of:=[.J84]*[.G84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button</text:p>
          </table:table-cell>
          <table:table-cell office:value-type="string">
            <text:p>Show a link as a button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5];[Hours.A$3:.A$33];[Hours.C$3:.C$33])" office:value-type="float" office:value="7">
            <text:p>7</text:p>
          </table:table-cell>
          <table:table-cell table:formula="of:=[.I85]/7" office:value-type="float" office:value="1">
            <text:p>1</text:p>
          </table:table-cell>
          <table:table-cell table:formula="of:=[.J85]*[.G8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ite</text:p>
          </table:table-cell>
          <table:table-cell office:value-type="string">
            <text:p>Cite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6];[Hours.A$3:.A$33];[Hours.C$3:.C$33])" office:value-type="float" office:value="7">
            <text:p>7</text:p>
          </table:table-cell>
          <table:table-cell table:formula="of:=[.I86]/7" office:value-type="float" office:value="1">
            <text:p>1</text:p>
          </table:table-cell>
          <table:table-cell table:formula="of:=[.J86]*[.G8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ode</text:p>
          </table:table-cell>
          <table:table-cell office:value-type="string">
            <text:p>Display the help and syntax for a shortcode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7];[Hours.A$3:.A$33];[Hours.C$3:.C$33])" office:value-type="float" office:value="21">
            <text:p>21</text:p>
          </table:table-cell>
          <table:table-cell table:formula="of:=[.I87]/7" office:value-type="float" office:value="3">
            <text:p>3</text:p>
          </table:table-cell>
          <table:table-cell table:formula="of:=[.J87]*[.G87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codes</text:p>
          </table:table-cell>
          <table:table-cell office:value-type="string">
            <text:p>Display the currently available shortcodes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8];[Hours.A$3:.A$33];[Hours.C$3:.C$33])" office:value-type="float" office:value="7">
            <text:p>7</text:p>
          </table:table-cell>
          <table:table-cell table:formula="of:=[.I88]/7" office:value-type="float" office:value="1">
            <text:p>1</text:p>
          </table:table-cell>
          <table:table-cell table:formula="of:=[.J88]*[.G8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ompany</text:p>
          </table:table-cell>
          <table:table-cell office:value-type="string">
            <text:p>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9];[Hours.A$3:.A$33];[Hours.C$3:.C$33])" office:value-type="float" office:value="7">
            <text:p>7</text:p>
          </table:table-cell>
          <table:table-cell table:formula="of:=[.I89]/7" office:value-type="float" office:value="1">
            <text:p>1</text:p>
          </table:table-cell>
          <table:table-cell table:formula="of:=[.J89]*[.G89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contact_form</text:p>
          </table:table-cell>
          <table:table-cell office:value-type="string">
            <text:p>Display a contact form for the specific us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0];[Hours.A$3:.A$33];[Hours.C$3:.C$33])" office:value-type="float" office:value="21">
            <text:p>21</text:p>
          </table:table-cell>
          <table:table-cell table:formula="of:=[.I90]/7" office:value-type="float" office:value="3">
            <text:p>3</text:p>
          </table:table-cell>
          <table:table-cell table:formula="of:=[.J90]*[.G90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countdown</text:p>
          </table:table-cell>
          <table:table-cell office:value-type="string">
            <text:p>Countdown tim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1];[Hours.A$3:.A$33];[Hours.C$3:.C$33])" office:value-type="float" office:value="21">
            <text:p>21</text:p>
          </table:table-cell>
          <table:table-cell table:formula="of:=[.I91]/7" office:value-type="float" office:value="3">
            <text:p>3</text:p>
          </table:table-cell>
          <table:table-cell table:formula="of:=[.J91]*[.G91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cycle</text:p>
          </table:table-cell>
          <table:table-cell office:value-type="string">
            <text:p>Display pages using jQuery cycle</text:p>
          </table:table-cell>
          <table:table-cell office:value-type="float" office:value="23">
            <text:p>2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2];[Hours.A$3:.A$33];[Hours.C$3:.C$33])" office:value-type="float" office:value="42">
            <text:p>42</text:p>
          </table:table-cell>
          <table:table-cell table:formula="of:=[.I92]/7" office:value-type="float" office:value="6">
            <text:p>6</text:p>
          </table:table-cell>
          <table:table-cell table:formula="of:=[.J92]*[.G92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directions</text:p>
          </table:table-cell>
          <table:table-cell office:value-type="string">
            <text:p>Display a 'Google directions' button.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3];[Hours.A$3:.A$33];[Hours.C$3:.C$33])" office:value-type="float" office:value="7">
            <text:p>7</text:p>
          </table:table-cell>
          <table:table-cell table:formula="of:=[.I93]/7" office:value-type="float" office:value="1">
            <text:p>1</text:p>
          </table:table-cell>
          <table:table-cell table:formula="of:=[.J93]*[.G93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domain</text:p>
          </table:table-cell>
          <table:table-cell office:value-type="string">
            <text:p>Display the domain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4];[Hours.A$3:.A$33];[Hours.C$3:.C$33])" office:value-type="float" office:value="7">
            <text:p>7</text:p>
          </table:table-cell>
          <table:table-cell table:formula="of:=[.I94]/7" office:value-type="float" office:value="1">
            <text:p>1</text:p>
          </table:table-cell>
          <table:table-cell table:formula="of:=[.J94]*[.G9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eblock</text:p>
          </table:table-cell>
          <table:table-cell office:value-type="string">
            <text:p>end a [bw_block]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5];[Hours.A$3:.A$33];[Hours.C$3:.C$33])" office:value-type="float" office:value="7">
            <text:p>7</text:p>
          </table:table-cell>
          <table:table-cell table:formula="of:=[.I95]/7" office:value-type="float" office:value="1">
            <text:p>1</text:p>
          </table:table-cell>
          <table:table-cell table:formula="of:=[.J95]*[.G9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editcss</text:p>
          </table:table-cell>
          <table:table-cell office:value-type="string">
            <text:p>Edit Custom CSS file butt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6];[Hours.A$3:.A$33];[Hours.C$3:.C$33])" office:value-type="float" office:value="7">
            <text:p>7</text:p>
          </table:table-cell>
          <table:table-cell table:formula="of:=[.I96]/7" office:value-type="float" office:value="1">
            <text:p>1</text:p>
          </table:table-cell>
          <table:table-cell table:formula="of:=[.J96]*[.G9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emergency</text:p>
          </table:table-cell>
          <table:table-cell office:value-type="string">
            <text:p>Emergency telephone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7];[Hours.A$3:.A$33];[Hours.C$3:.C$33])" office:value-type="float" office:value="21">
            <text:p>21</text:p>
          </table:table-cell>
          <table:table-cell table:formula="of:=[.I97]/7" office:value-type="float" office:value="3">
            <text:p>3</text:p>
          </table:table-cell>
          <table:table-cell table:formula="of:=[.J97]*[.G97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fax</text:p>
          </table:table-cell>
          <table:table-cell office:value-type="string">
            <text:p>Fax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8];[Hours.A$3:.A$33];[Hours.C$3:.C$33])" office:value-type="float" office:value="21">
            <text:p>21</text:p>
          </table:table-cell>
          <table:table-cell table:formula="of:=[.I98]/7" office:value-type="float" office:value="3">
            <text:p>3</text:p>
          </table:table-cell>
          <table:table-cell table:formula="of:=[.J98]*[.G98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follow_me</text:p>
          </table:table-cell>
          <table:table-cell office:value-type="string">
            <text:p>Display defined social media follow me link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9];[Hours.A$3:.A$33];[Hours.C$3:.C$33])" office:value-type="float" office:value="7">
            <text:p>7</text:p>
          </table:table-cell>
          <table:table-cell table:formula="of:=[.I99]/7" office:value-type="float" office:value="1">
            <text:p>1</text:p>
          </table:table-cell>
          <table:table-cell table:formula="of:=[.J99]*[.G99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formal</text:p>
          </table:table-cell>
          <table:table-cell office:value-type="string">
            <text:p>Formal 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0];[Hours.A$3:.A$33];[Hours.C$3:.C$33])" office:value-type="float" office:value="7">
            <text:p>7</text:p>
          </table:table-cell>
          <table:table-cell table:formula="of:=[.I100]/7" office:value-type="float" office:value="1">
            <text:p>1</text:p>
          </table:table-cell>
          <table:table-cell table:formula="of:=[.J100]*[.G100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geo</text:p>
          </table:table-cell>
          <table:table-cell office:value-type="string">
            <text:p>Latitude and Longitu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01];[Hours.A$3:.A$33];[Hours.C$3:.C$33])" office:value-type="float" office:value="7">
            <text:p>7</text:p>
          </table:table-cell>
          <table:table-cell table:formula="of:=[.I101]/7" office:value-type="float" office:value="1">
            <text:p>1</text:p>
          </table:table-cell>
          <table:table-cell table:formula="of:=[.J101]*[.G10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iframe</text:p>
          </table:table-cell>
          <table:table-cell office:value-type="string">
            <text:p>Embed a page in an iframe</text:p>
          </table:table-cell>
          <table:table-cell office:value-type="float" office:value="9">
            <text:p>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02];[Hours.A$3:.A$33];[Hours.C$3:.C$33])" office:value-type="float" office:value="21">
            <text:p>21</text:p>
          </table:table-cell>
          <table:table-cell table:formula="of:=[.I102]/7" office:value-type="float" office:value="3">
            <text:p>3</text:p>
          </table:table-cell>
          <table:table-cell table:formula="of:=[.J102]*[.G10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images</text:p>
          </table:table-cell>
          <table:table-cell office:value-type="string">
            <text:p>Display attached image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3];[Hours.A$3:.A$33];[Hours.C$3:.C$33])" office:value-type="float" office:value="42">
            <text:p>42</text:p>
          </table:table-cell>
          <table:table-cell table:formula="of:=[.I103]/7" office:value-type="float" office:value="6">
            <text:p>6</text:p>
          </table:table-cell>
          <table:table-cell table:formula="of:=[.J103]*[.G103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jq</text:p>
          </table:table-cell>
          <table:table-cell office:value-type="string">
            <text:p>Perform a jQuery method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04];[Hours.A$3:.A$33];[Hours.C$3:.C$33])" office:value-type="float" office:value="21">
            <text:p>21</text:p>
          </table:table-cell>
          <table:table-cell table:formula="of:=[.I104]/7" office:value-type="float" office:value="3">
            <text:p>3</text:p>
          </table:table-cell>
          <table:table-cell table:formula="of:=[.J104]*[.G10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list</text:p>
          </table:table-cell>
          <table:table-cell office:value-type="string">
            <text:p>Simple list of pages/posts or custom post typ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5];[Hours.A$3:.A$33];[Hours.C$3:.C$33])" office:value-type="float" office:value="42">
            <text:p>42</text:p>
          </table:table-cell>
          <table:table-cell table:formula="of:=[.I105]/7" office:value-type="float" office:value="6">
            <text:p>6</text:p>
          </table:table-cell>
          <table:table-cell table:formula="of:=[.J105]*[.G105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login</text:p>
          </table:table-cell>
          <table:table-cell office:value-type="string">
            <text:p>Display the login form or protected content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6];[Hours.A$3:.A$33];[Hours.C$3:.C$33])" office:value-type="float" office:value="7">
            <text:p>7</text:p>
          </table:table-cell>
          <table:table-cell table:formula="of:=[.I106]/7" office:value-type="float" office:value="1">
            <text:p>1</text:p>
          </table:table-cell>
          <table:table-cell table:formula="of:=[.J106]*[.G106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logo</text:p>
          </table:table-cell>
          <table:table-cell office:value-type="string">
            <text:p>Display the company logo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7];[Hours.A$3:.A$33];[Hours.C$3:.C$33])" office:value-type="float" office:value="7">
            <text:p>7</text:p>
          </table:table-cell>
          <table:table-cell table:formula="of:=[.I107]/7" office:value-type="float" office:value="1">
            <text:p>1</text:p>
          </table:table-cell>
          <table:table-cell table:formula="of:=[.J107]*[.G10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mobile</text:p>
          </table:table-cell>
          <table:table-cell office:value-type="string">
            <text:p>Mobile 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8];[Hours.A$3:.A$33];[Hours.C$3:.C$33])" office:value-type="float" office:value="21">
            <text:p>21</text:p>
          </table:table-cell>
          <table:table-cell table:formula="of:=[.I108]/7" office:value-type="float" office:value="3">
            <text:p>3</text:p>
          </table:table-cell>
          <table:table-cell table:formula="of:=[.J108]*[.G108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navi</text:p>
          </table:table-cell>
          <table:table-cell office:value-type="string">
            <text:p>Simple paginated list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9];[Hours.A$3:.A$33];[Hours.C$3:.C$33])" office:value-type="float" office:value="42">
            <text:p>42</text:p>
          </table:table-cell>
          <table:table-cell table:formula="of:=[.I109]/7" office:value-type="float" office:value="6">
            <text:p>6</text:p>
          </table:table-cell>
          <table:table-cell table:formula="of:=[.J109]*[.G109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pages</text:p>
          </table:table-cell>
          <table:table-cell office:value-type="string">
            <text:p>Display page thumbnails and excerpts as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0];[Hours.A$3:.A$33];[Hours.C$3:.C$33])" office:value-type="float" office:value="42">
            <text:p>42</text:p>
          </table:table-cell>
          <table:table-cell table:formula="of:=[.I110]/7" office:value-type="float" office:value="6">
            <text:p>6</text:p>
          </table:table-cell>
          <table:table-cell table:formula="of:=[.J110]*[.G110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pdf</text:p>
          </table:table-cell>
          <table:table-cell office:value-type="string">
            <text:p>Display attached PDF fil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1];[Hours.A$3:.A$33];[Hours.C$3:.C$33])" office:value-type="float" office:value="42">
            <text:p>42</text:p>
          </table:table-cell>
          <table:table-cell table:formula="of:=[.I111]/7" office:value-type="float" office:value="6">
            <text:p>6</text:p>
          </table:table-cell>
          <table:table-cell table:formula="of:=[.J111]*[.G111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portfolio</text:p>
          </table:table-cell>
          <table:table-cell office:value-type="string">
            <text:p>Display matched portfolio file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2];[Hours.A$3:.A$33];[Hours.C$3:.C$33])" office:value-type="float" office:value="42">
            <text:p>42</text:p>
          </table:table-cell>
          <table:table-cell table:formula="of:=[.I112]/7" office:value-type="float" office:value="6">
            <text:p>6</text:p>
          </table:table-cell>
          <table:table-cell table:formula="of:=[.J112]*[.G112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posts</text:p>
          </table:table-cell>
          <table:table-cell office:value-type="string">
            <text:p>Display post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3];[Hours.A$3:.A$33];[Hours.C$3:.C$33])" office:value-type="float" office:value="42">
            <text:p>42</text:p>
          </table:table-cell>
          <table:table-cell table:formula="of:=[.I113]/7" office:value-type="float" office:value="6">
            <text:p>6</text:p>
          </table:table-cell>
          <table:table-cell table:formula="of:=[.J113]*[.G113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power</text:p>
          </table:table-cell>
          <table:table-cell office:value-type="string">
            <text:p>Powered by WordPres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4];[Hours.A$3:.A$33];[Hours.C$3:.C$33])" office:value-type="float" office:value="7">
            <text:p>7</text:p>
          </table:table-cell>
          <table:table-cell table:formula="of:=[.I114]/7" office:value-type="float" office:value="1">
            <text:p>1</text:p>
          </table:table-cell>
          <table:table-cell table:formula="of:=[.J114]*[.G11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qrcode</text:p>
          </table:table-cell>
          <table:table-cell office:value-type="string">
            <text:p>Display an uploaded QR code image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5];[Hours.A$3:.A$33];[Hours.C$3:.C$33])" office:value-type="float" office:value="7">
            <text:p>7</text:p>
          </table:table-cell>
          <table:table-cell table:formula="of:=[.I115]/7" office:value-type="float" office:value="1">
            <text:p>1</text:p>
          </table:table-cell>
          <table:table-cell table:formula="of:=[.J115]*[.G11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show_googlemap</text:p>
          </table:table-cell>
          <table:table-cell office:value-type="string">
            <text:p>Show Google map [bw_show_googlemap]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6];[Hours.A$3:.A$33];[Hours.C$3:.C$33])" office:value-type="float" office:value="21">
            <text:p>21</text:p>
          </table:table-cell>
          <table:table-cell table:formula="of:=[.I116]/7" office:value-type="float" office:value="3">
            <text:p>3</text:p>
          </table:table-cell>
          <table:table-cell table:formula="of:=[.J116]*[.G116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skype</text:p>
          </table:table-cell>
          <table:table-cell office:value-type="string">
            <text:p>Skype name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7];[Hours.A$3:.A$33];[Hours.C$3:.C$33])" office:value-type="float" office:value="21">
            <text:p>21</text:p>
          </table:table-cell>
          <table:table-cell table:formula="of:=[.I117]/7" office:value-type="float" office:value="3">
            <text:p>3</text:p>
          </table:table-cell>
          <table:table-cell table:formula="of:=[.J117]*[.G117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slogan</text:p>
          </table:table-cell>
          <table:table-cell office:value-type="string">
            <text:p>Primary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8];[Hours.A$3:.A$33];[Hours.C$3:.C$33])" office:value-type="float" office:value="7">
            <text:p>7</text:p>
          </table:table-cell>
          <table:table-cell table:formula="of:=[.I118]/7" office:value-type="float" office:value="1">
            <text:p>1</text:p>
          </table:table-cell>
          <table:table-cell table:formula="of:=[.J118]*[.G11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table</text:p>
          </table:table-cell>
          <table:table-cell office:value-type="string">
            <text:p>Display custom post data in a tabular form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9];[Hours.A$3:.A$33];[Hours.C$3:.C$33])" office:value-type="float" office:value="42">
            <text:p>42</text:p>
          </table:table-cell>
          <table:table-cell table:formula="of:=[.I119]/7" office:value-type="float" office:value="6">
            <text:p>6</text:p>
          </table:table-cell>
          <table:table-cell table:formula="of:=[.J119]*[.G119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tabs</text:p>
          </table:table-cell>
          <table:table-cell office:value-type="string">
            <text:p>Display posts in tabbed block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0];[Hours.A$3:.A$33];[Hours.C$3:.C$33])" office:value-type="float" office:value="42">
            <text:p>42</text:p>
          </table:table-cell>
          <table:table-cell table:formula="of:=[.I120]/7" office:value-type="float" office:value="6">
            <text:p>6</text:p>
          </table:table-cell>
          <table:table-cell table:formula="of:=[.J120]*[.G120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telephone</text:p>
          </table:table-cell>
          <table:table-cell office:value-type="string">
            <text:p>Tele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1];[Hours.A$3:.A$33];[Hours.C$3:.C$33])" office:value-type="float" office:value="21">
            <text:p>21</text:p>
          </table:table-cell>
          <table:table-cell table:formula="of:=[.I121]/7" office:value-type="float" office:value="3">
            <text:p>3</text:p>
          </table:table-cell>
          <table:table-cell table:formula="of:=[.J121]*[.G121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thumbs</text:p>
          </table:table-cell>
          <table:table-cell office:value-type="string">
            <text:p>List pages as fluid thumbnail link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2];[Hours.A$3:.A$33];[Hours.C$3:.C$33])" office:value-type="float" office:value="42">
            <text:p>42</text:p>
          </table:table-cell>
          <table:table-cell table:formula="of:=[.I122]/7" office:value-type="float" office:value="6">
            <text:p>6</text:p>
          </table:table-cell>
          <table:table-cell table:formula="of:=[.J122]*[.G122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tree</text:p>
          </table:table-cell>
          <table:table-cell office:value-type="string">
            <text:p>Simple tree of pages/posts or custom post type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3];[Hours.A$3:.A$33];[Hours.C$3:.C$33])" office:value-type="float" office:value="42">
            <text:p>42</text:p>
          </table:table-cell>
          <table:table-cell table:formula="of:=[.I123]/7" office:value-type="float" office:value="6">
            <text:p>6</text:p>
          </table:table-cell>
          <table:table-cell table:formula="of:=[.J123]*[.G123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wpadmin</text:p>
          </table:table-cell>
          <table:table-cell office:value-type="string">
            <text:p>Site: link to wp-adm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4];[Hours.A$3:.A$33];[Hours.C$3:.C$33])" office:value-type="float" office:value="7">
            <text:p>7</text:p>
          </table:table-cell>
          <table:table-cell table:formula="of:=[.I124]/7" office:value-type="float" office:value="1">
            <text:p>1</text:p>
          </table:table-cell>
          <table:table-cell table:formula="of:=[.J124]*[.G12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wtf</text:p>
          </table:table-cell>
          <table:table-cell office:value-type="string">
            <text:p>WTF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5];[Hours.A$3:.A$33];[Hours.C$3:.C$33])" office:value-type="float" office:value="7">
            <text:p>7</text:p>
          </table:table-cell>
          <table:table-cell table:formula="of:=[.I125]/7" office:value-type="float" office:value="1">
            <text:p>1</text:p>
          </table:table-cell>
          <table:table-cell table:formula="of:=[.J125]*[.G12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trace</text:p>
          </table:table-cell>
          <table:table-cell office:value-type="string">
            <text:p>Trace facility form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6];[Hours.A$3:.A$33];[Hours.C$3:.C$33])" office:value-type="float" office:value="7">
            <text:p>7</text:p>
          </table:table-cell>
          <table:table-cell table:formula="of:=[.I126]/7" office:value-type="float" office:value="1">
            <text:p>1</text:p>
          </table:table-cell>
          <table:table-cell table:formula="of:=[.J126]*[.G12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troff</text:p>
          </table:table-cell>
          <table:table-cell office:value-type="string">
            <text:p>Force trace off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7];[Hours.A$3:.A$33];[Hours.C$3:.C$33])" office:value-type="float" office:value="7">
            <text:p>7</text:p>
          </table:table-cell>
          <table:table-cell table:formula="of:=[.I127]/7" office:value-type="float" office:value="1">
            <text:p>1</text:p>
          </table:table-cell>
          <table:table-cell table:formula="of:=[.J127]*[.G12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tron</text:p>
          </table:table-cell>
          <table:table-cell office:value-type="string">
            <text:p>Force trace 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8];[Hours.A$3:.A$33];[Hours.C$3:.C$33])" office:value-type="float" office:value="7">
            <text:p>7</text:p>
          </table:table-cell>
          <table:table-cell table:formula="of:=[.I128]/7" office:value-type="float" office:value="1">
            <text:p>1</text:p>
          </table:table-cell>
          <table:table-cell table:formula="of:=[.J128]*[.G12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gpslides</text:p>
          </table:table-cell>
          <table:table-cell office:value-type="string">
            <text:p>Display a Slideshow Gallery Pro slideshow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9];[Hours.A$3:.A$33];[Hours.C$3:.C$33])" office:value-type="float" office:value="7">
            <text:p>7</text:p>
          </table:table-cell>
          <table:table-cell table:formula="of:=[.I129]/7" office:value-type="float" office:value="1">
            <text:p>1</text:p>
          </table:table-cell>
          <table:table-cell table:formula="of:=[.J129]*[.G12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aypal</text:p>
          </table:table-cell>
          <table:table-cell office:value-type="string">
            <text:p>Paypal shortcodes</text:p>
          </table:table-cell>
          <table:table-cell office:value-type="float" office:value="11">
            <text:p>1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30];[Hours.A$3:.A$33];[Hours.C$3:.C$33])" office:value-type="float" office:value="21">
            <text:p>21</text:p>
          </table:table-cell>
          <table:table-cell table:formula="of:=[.I130]/7" office:value-type="float" office:value="3">
            <text:p>3</text:p>
          </table:table-cell>
          <table:table-cell table:formula="of:=[.J130]*[.G130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register</text:p>
          </table:table-cell>
          <table:table-cell office:value-type="string">
            <text:p>Display a link to the Registration form</text:p>
          </table:table-cell>
          <table:table-cell office:value-type="float" office:value="0">
            <text:p>0</text:p>
          </table:table-cell>
          <table:table-cell office:value-type="string">
            <text:p>oik 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1];[Hours.A$3:.A$33];[Hours.C$3:.C$33])" office:value-type="float" office:value="7">
            <text:p>7</text:p>
          </table:table-cell>
          <table:table-cell table:formula="of:=[.I131]/7" office:value-type="float" office:value="1">
            <text:p>1</text:p>
          </table:table-cell>
          <table:table-cell table:formula="of:=[.J131]*[.G13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terms</text:p>
          </table:table-cell>
          <table:table-cell office:value-type="string">
            <text:p>Display taxonomy terms links</text:p>
          </table:table-cell>
          <table:table-cell office:value-type="float" office:value="3">
            <text:p>3</text:p>
          </table:table-cell>
          <table:table-cell office:value-type="string">
            <text:p>oik-a2z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32];[Hours.A$3:.A$33];[Hours.C$3:.C$33])" office:value-type="float" office:value="7">
            <text:p>7</text:p>
          </table:table-cell>
          <table:table-cell table:formula="of:=[.I132]/7" office:value-type="float" office:value="1">
            <text:p>1</text:p>
          </table:table-cell>
          <table:table-cell table:formula="of:=[.J132]*[.G132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crumbs</text:p>
          </table:table-cell>
          <table:table-cell office:value-type="string">
            <text:p>Display breadcrumb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3];[Hours.A$3:.A$33];[Hours.C$3:.C$33])" office:value-type="float" office:value="7">
            <text:p>7</text:p>
          </table:table-cell>
          <table:table-cell table:formula="of:=[.I133]/7" office:value-type="float" office:value="1">
            <text:p>1</text:p>
          </table:table-cell>
          <table:table-cell table:formula="of:=[.J133]*[.G13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sv</text:p>
          </table:table-cell>
          <table:table-cell office:value-type="string">
            <text:p>Display CSV data in a table or list</text:p>
          </table:table-cell>
          <table:table-cell office:value-type="float" office:value="6">
            <text:p>6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34];[Hours.A$3:.A$33];[Hours.C$3:.C$33])" office:value-type="float" office:value="21">
            <text:p>21</text:p>
          </table:table-cell>
          <table:table-cell table:formula="of:=[.I134]/7" office:value-type="float" office:value="3">
            <text:p>3</text:p>
          </table:table-cell>
          <table:table-cell table:formula="of:=[.J134]*[.G134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graphviz</text:p>
          </table:table-cell>
          <table:table-cell office:value-type="string">
            <text:p>Display a GraphViz diagram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35];[Hours.A$3:.A$33];[Hours.C$3:.C$33])" office:value-type="float" office:value="7">
            <text:p>7</text:p>
          </table:table-cell>
          <table:table-cell table:formula="of:=[.I135]/7" office:value-type="float" office:value="1">
            <text:p>1</text:p>
          </table:table-cell>
          <table:table-cell table:formula="of:=[.J135]*[.G135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rp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36];[Hours.A$3:.A$33];[Hours.C$3:.C$33])" office:value-type="float" office:value="7">
            <text:p>7</text:p>
          </table:table-cell>
          <table:table-cell table:formula="of:=[.I136]/7" office:value-type="float" office:value="1">
            <text:p>1</text:p>
          </table:table-cell>
          <table:table-cell table:formula="of:=[.J136]*[.G136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search</text:p>
          </table:table-cell>
          <table:table-cell office:value-type="string">
            <text:p>Display search form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7];[Hours.A$3:.A$33];[Hours.C$3:.C$33])" office:value-type="float" office:value="7">
            <text:p>7</text:p>
          </table:table-cell>
          <table:table-cell table:formula="of:=[.I137]/7" office:value-type="float" office:value="1">
            <text:p>1</text:p>
          </table:table-cell>
          <table:table-cell table:formula="of:=[.J137]*[.G13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tex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8];[Hours.A$3:.A$33];[Hours.C$3:.C$33])" office:value-type="float" office:value="7">
            <text:p>7</text:p>
          </table:table-cell>
          <table:table-cell table:formula="of:=[.I138]/7" office:value-type="float" office:value="1">
            <text:p>1</text:p>
          </table:table-cell>
          <table:table-cell table:formula="of:=[.J138]*[.G13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rupal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9];[Hours.A$3:.A$33];[Hours.C$3:.C$33])" office:value-type="float" office:value="7">
            <text:p>7</text:p>
          </table:table-cell>
          <table:table-cell table:formula="of:=[.I139]/7" office:value-type="float" office:value="1">
            <text:p>1</text:p>
          </table:table-cell>
          <table:table-cell table:formula="of:=[.J139]*[.G13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lone</text:p>
          </table:table-cell>
          <table:table-cell office:value-type="string">
            <text:p>Display the clone tree/form for a post</text:p>
          </table:table-cell>
          <table:table-cell office:value-type="float" office:value="4">
            <text:p>4</text:p>
          </table:table-cell>
          <table:table-cell office:value-type="string">
            <text:p>oik-clon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0];[Hours.A$3:.A$33];[Hours.C$3:.C$33])" office:value-type="float" office:value="7">
            <text:p>7</text:p>
          </table:table-cell>
          <table:table-cell table:formula="of:=[.I140]/7" office:value-type="float" office:value="1">
            <text:p>1</text:p>
          </table:table-cell>
          <table:table-cell table:formula="of:=[.J140]*[.G14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loned</text:p>
          </table:table-cell>
          <table:table-cell office:value-type="string">
            <text:p>Display clones of this content</text:p>
          </table:table-cell>
          <table:table-cell office:value-type="float" office:value="3">
            <text:p>3</text:p>
          </table:table-cell>
          <table:table-cell office:value-type="string">
            <text:p>oik-clon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1];[Hours.A$3:.A$33];[Hours.C$3:.C$33])" office:value-type="float" office:value="7">
            <text:p>7</text:p>
          </table:table-cell>
          <table:table-cell table:formula="of:=[.I141]/7" office:value-type="float" office:value="1">
            <text:p>1</text:p>
          </table:table-cell>
          <table:table-cell table:formula="of:=[.J141]*[.G14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utop</text:p>
          </table:table-cell>
          <table:table-cell office:value-type="string">
            <text:p>Dynamically re-enable/disable automatic paragraph generation</text:p>
          </table:table-cell>
          <table:table-cell office:value-type="float" office:value="1">
            <text:p>1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2];[Hours.A$3:.A$33];[Hours.C$3:.C$33])" office:value-type="float" office:value="7">
            <text:p>7</text:p>
          </table:table-cell>
          <table:table-cell table:formula="of:=[.I142]/7" office:value-type="float" office:value="1">
            <text:p>1</text:p>
          </table:table-cell>
          <table:table-cell table:formula="of:=[.J142]*[.G14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background</text:p>
          </table:table-cell>
          <table:table-cell office:value-type="string">
            <text:p>Use attached image as the background</text:p>
          </table:table-cell>
          <table:table-cell office:value-type="float" office:value="5">
            <text:p>5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3];[Hours.A$3:.A$33];[Hours.C$3:.C$33])" office:value-type="float" office:value="21">
            <text:p>21</text:p>
          </table:table-cell>
          <table:table-cell table:formula="of:=[.I143]/7" office:value-type="float" office:value="3">
            <text:p>3</text:p>
          </table:table-cell>
          <table:table-cell table:formula="of:=[.J143]*[.G14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ss</text:p>
          </table:table-cell>
          <table:table-cell office:value-type="string">
            <text:p>Add internal CSS styl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44];[Hours.A$3:.A$33];[Hours.C$3:.C$33])" office:value-type="float" office:value="7">
            <text:p>7</text:p>
          </table:table-cell>
          <table:table-cell table:formula="of:=[.I144]/7" office:value-type="float" office:value="1">
            <text:p>1</text:p>
          </table:table-cell>
          <table:table-cell table:formula="of:=[.J144]*[.G144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geshi</text:p>
          </table:table-cell>
          <table:table-cell office:value-type="string">
            <text:p>Generic Syntax Highlight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45];[Hours.A$3:.A$33];[Hours.C$3:.C$33])" office:value-type="float" office:value="7">
            <text:p>7</text:p>
          </table:table-cell>
          <table:table-cell table:formula="of:=[.I145]/7" office:value-type="float" office:value="1">
            <text:p>1</text:p>
          </table:table-cell>
          <table:table-cell table:formula="of:=[.J145]*[.G145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otd</text:p>
          </table:table-cell>
          <table:table-cell office:value-type="string">
            <text:p>Display 'On this day' in history related content </text:p>
          </table:table-cell>
          <table:table-cell office:value-type="float" office:value="19">
            <text:p>19</text:p>
          </table:table-cell>
          <table:table-cell office:value-type="string">
            <text:p>oik-dat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46];[Hours.A$3:.A$33];[Hours.C$3:.C$33])" office:value-type="float" office:value="42">
            <text:p>42</text:p>
          </table:table-cell>
          <table:table-cell table:formula="of:=[.I146]/7" office:value-type="float" office:value="6">
            <text:p>6</text:p>
          </table:table-cell>
          <table:table-cell table:formula="of:=[.J146]*[.G146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oik_edd_apikey</text:p>
          </table:table-cell>
          <table:table-cell office:value-type="string">
            <text:p>get API key form for EDD</text:p>
          </table:table-cell>
          <table:table-cell office:value-type="float" office:value="0">
            <text:p>0</text:p>
          </table:table-cell>
          <table:table-cell office:value-type="string">
            <text:p>oik-edd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7];[Hours.A$3:.A$33];[Hours.C$3:.C$33])" office:value-type="float" office:value="7">
            <text:p>7</text:p>
          </table:table-cell>
          <table:table-cell table:formula="of:=[.I147]/7" office:value-type="float" office:value="1">
            <text:p>1</text:p>
          </table:table-cell>
          <table:table-cell table:formula="of:=[.J147]*[.G14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fields</text:p>
          </table:table-cell>
          <table:table-cell office:value-type="string">
            <text:p>Format custom field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48];[Hours.A$3:.A$33];[Hours.C$3:.C$33])" office:value-type="float" office:value="7">
            <text:p>7</text:p>
          </table:table-cell>
          <table:table-cell table:formula="of:=[.I148]/7" office:value-type="float" office:value="1">
            <text:p>1</text:p>
          </table:table-cell>
          <table:table-cell table:formula="of:=[.J148]*[.G148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group</text:p>
          </table:table-cell>
          <table:table-cell office:value-type="string">
            <text:p>Display summary of selected item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9];[Hours.A$3:.A$33];[Hours.C$3:.C$33])" office:value-type="float" office:value="7">
            <text:p>7</text:p>
          </table:table-cell>
          <table:table-cell table:formula="of:=[.I149]/7" office:value-type="float" office:value="1">
            <text:p>1</text:p>
          </table:table-cell>
          <table:table-cell table:formula="of:=[.J149]*[.G14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new</text:p>
          </table:table-cell>
          <table:table-cell office:value-type="string">
            <text:p>Display a form to create a new post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0];[Hours.A$3:.A$33];[Hours.C$3:.C$33])" office:value-type="float" office:value="7">
            <text:p>7</text:p>
          </table:table-cell>
          <table:table-cell table:formula="of:=[.I150]/7" office:value-type="float" office:value="1">
            <text:p>1</text:p>
          </table:table-cell>
          <table:table-cell table:formula="of:=[.J150]*[.G15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related</text:p>
          </table:table-cell>
          <table:table-cell office:value-type="string">
            <text:p>Display related content</text:p>
          </table:table-cell>
          <table:table-cell office:value-type="float" office:value="5">
            <text:p>5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1];[Hours.A$3:.A$33];[Hours.C$3:.C$33])" office:value-type="float" office:value="21">
            <text:p>21</text:p>
          </table:table-cell>
          <table:table-cell table:formula="of:=[.I151]/7" office:value-type="float" office:value="3">
            <text:p>3</text:p>
          </table:table-cell>
          <table:table-cell table:formula="of:=[.J151]*[.G151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blog</text:p>
          </table:table-cell>
          <table:table-cell office:value-type="string">
            <text:p>Select blog to proces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2];[Hours.A$3:.A$33];[Hours.C$3:.C$33])" office:value-type="float" office:value="7">
            <text:p>7</text:p>
          </table:table-cell>
          <table:table-cell table:formula="of:=[.I152]/7" office:value-type="float" office:value="1">
            <text:p>1</text:p>
          </table:table-cell>
          <table:table-cell table:formula="of:=[.J152]*[.G15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blogs</text:p>
          </table:table-cell>
          <table:table-cell office:value-type="string">
            <text:p>List blogs or display content for selected blog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3];[Hours.A$3:.A$33];[Hours.C$3:.C$33])" office:value-type="float" office:value="7">
            <text:p>7</text:p>
          </table:table-cell>
          <table:table-cell table:formula="of:=[.I153]/7" office:value-type="float" office:value="1">
            <text:p>1</text:p>
          </table:table-cell>
          <table:table-cell table:formula="of:=[.J153]*[.G153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nivo</text:p>
          </table:table-cell>
          <table:table-cell office:value-type="string">
            <text:p>Display the nivo slideshow for attachments or other post types.</text:p>
          </table:table-cell>
          <table:table-cell office:value-type="float" office:value="29">
            <text:p>29</text:p>
          </table:table-cell>
          <table:table-cell office:value-type="string">
            <text:p>oik-nivo-slider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4];[Hours.A$3:.A$33];[Hours.C$3:.C$33])" office:value-type="float" office:value="42">
            <text:p>42</text:p>
          </table:table-cell>
          <table:table-cell table:formula="of:=[.I154]/7" office:value-type="float" office:value="6">
            <text:p>6</text:p>
          </table:table-cell>
          <table:table-cell table:formula="of:=[.J154]*[.G154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oikp_download</text:p>
          </table:table-cell>
          <table:table-cell office:value-type="string">
            <text:p>Produce a download button for a plugin</text:p>
          </table:table-cell>
          <table:table-cell office:value-type="float" office:value="2">
            <text:p>2</text:p>
          </table:table-cell>
          <table:table-cell office:value-type="string">
            <text:p>oik-plugin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5];[Hours.A$3:.A$33];[Hours.C$3:.C$33])" office:value-type="float" office:value="7">
            <text:p>7</text:p>
          </table:table-cell>
          <table:table-cell table:formula="of:=[.I155]/7" office:value-type="float" office:value="1">
            <text:p>1</text:p>
          </table:table-cell>
          <table:table-cell table:formula="of:=[.J155]*[.G15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popup</text:p>
          </table:table-cell>
          <table:table-cell office:value-type="string">
            <text:p>Display a popup after a timed delay</text:p>
          </table:table-cell>
          <table:table-cell office:value-type="float" office:value="23">
            <text:p>23</text:p>
          </table:table-cell>
          <table:table-cell office:value-type="string">
            <text:p>oik-popu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6];[Hours.A$3:.A$33];[Hours.C$3:.C$33])" office:value-type="float" office:value="42">
            <text:p>42</text:p>
          </table:table-cell>
          <table:table-cell table:formula="of:=[.I156]/7" office:value-type="float" office:value="6">
            <text:p>6</text:p>
          </table:table-cell>
          <table:table-cell table:formula="of:=[.J156]*[.G156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more</text:p>
          </table:table-cell>
          <table:table-cell office:value-type="string">
            <text:p>Read more button to progressively reveal content</text:p>
          </table:table-cell>
          <table:table-cell office:value-type="float" office:value="2">
            <text:p>2</text:p>
          </table:table-cell>
          <table:table-cell office:value-type="string">
            <text:p>oik-read-m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7];[Hours.A$3:.A$33];[Hours.C$3:.C$33])" office:value-type="float" office:value="7">
            <text:p>7</text:p>
          </table:table-cell>
          <table:table-cell table:formula="of:=[.I157]/7" office:value-type="float" office:value="1">
            <text:p>1</text:p>
          </table:table-cell>
          <table:table-cell table:formula="of:=[.J157]*[.G15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rwd</text:p>
          </table:table-cell>
          <table:table-cell office:value-type="string">
            <text:p>Dynamically generate oik responsive web design CSS classes</text:p>
          </table:table-cell>
          <table:table-cell office:value-type="float" office:value="1">
            <text:p>1</text:p>
          </table:table-cell>
          <table:table-cell office:value-type="string">
            <text:p>oik-rwd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8];[Hours.A$3:.A$33];[Hours.C$3:.C$33])" office:value-type="float" office:value="7">
            <text:p>7</text:p>
          </table:table-cell>
          <table:table-cell table:formula="of:=[.I158]/7" office:value-type="float" office:value="1">
            <text:p>1</text:p>
          </table:table-cell>
          <table:table-cell table:formula="of:=[.J158]*[.G15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udio</text:p>
          </table:table-cell>
          <table:table-cell office:value-type="string">
            <text:p>Displays uploaded audio file as an audio player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9];[Hours.A$3:.A$33];[Hours.C$3:.C$33])" office:value-type="float" office:value="7">
            <text:p>7</text:p>
          </table:table-cell>
          <table:table-cell table:formula="of:=[.I159]/7" office:value-type="float" office:value="1">
            <text:p>1</text:p>
          </table:table-cell>
          <table:table-cell table:formula="of:=[.J159]*[.G15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backtotop</text:p>
          </table:table-cell>
          <table:table-cell office:value-type="string">
            <text:p>Produces the 'Return to Top' link</text:p>
          </table:table-cell>
          <table:table-cell office:value-type="float" office:value="5">
            <text:p>5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0];[Hours.A$3:.A$33];[Hours.C$3:.C$33])" office:value-type="float" office:value="21">
            <text:p>21</text:p>
          </table:table-cell>
          <table:table-cell table:formula="of:=[.I160]/7" office:value-type="float" office:value="3">
            <text:p>3</text:p>
          </table:table-cell>
          <table:table-cell table:formula="of:=[.J160]*[.G16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childtheme_link</text:p>
          </table:table-cell>
          <table:table-cell office:value-type="string">
            <text:p>Display link to child the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1];[Hours.A$3:.A$33];[Hours.C$3:.C$33])" office:value-type="float" office:value="7">
            <text:p>7</text:p>
          </table:table-cell>
          <table:table-cell table:formula="of:=[.I161]/7" office:value-type="float" office:value="1">
            <text:p>1</text:p>
          </table:table-cell>
          <table:table-cell table:formula="of:=[.J161]*[.G16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copyright</text:p>
          </table:table-cell>
          <table:table-cell office:value-type="string">
            <text:p>Display copyright notic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2];[Hours.A$3:.A$33];[Hours.C$3:.C$33])" office:value-type="float" office:value="7">
            <text:p>7</text:p>
          </table:table-cell>
          <table:table-cell table:formula="of:=[.I162]/7" office:value-type="float" office:value="1">
            <text:p>1</text:p>
          </table:table-cell>
          <table:table-cell table:formula="of:=[.J162]*[.G16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genesis_link</text:p>
          </table:table-cell>
          <table:table-cell office:value-type="string">
            <text:p>Display link to the Genesis Framework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3];[Hours.A$3:.A$33];[Hours.C$3:.C$33])" office:value-type="float" office:value="7">
            <text:p>7</text:p>
          </table:table-cell>
          <table:table-cell table:formula="of:=[.I163]/7" office:value-type="float" office:value="1">
            <text:p>1</text:p>
          </table:table-cell>
          <table:table-cell table:formula="of:=[.J163]*[.G16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loginout</text:p>
          </table:table-cell>
          <table:table-cell office:value-type="string">
            <text:p>Display link to WordPress.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4];[Hours.A$3:.A$33];[Hours.C$3:.C$33])" office:value-type="float" office:value="7">
            <text:p>7</text:p>
          </table:table-cell>
          <table:table-cell table:formula="of:=[.I164]/7" office:value-type="float" office:value="1">
            <text:p>1</text:p>
          </table:table-cell>
          <table:table-cell table:formula="of:=[.J164]*[.G16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studiopress_link</text:p>
          </table:table-cell>
          <table:table-cell office:value-type="string">
            <text:p>Display link to Studio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5];[Hours.A$3:.A$33];[Hours.C$3:.C$33])" office:value-type="float" office:value="7">
            <text:p>7</text:p>
          </table:table-cell>
          <table:table-cell table:formula="of:=[.I165]/7" office:value-type="float" office:value="1">
            <text:p>1</text:p>
          </table:table-cell>
          <table:table-cell table:formula="of:=[.J165]*[.G16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wordpress_link</text:p>
          </table:table-cell>
          <table:table-cell office:value-type="string">
            <text:p>Display link to Word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6];[Hours.A$3:.A$33];[Hours.C$3:.C$33])" office:value-type="float" office:value="7">
            <text:p>7</text:p>
          </table:table-cell>
          <table:table-cell table:formula="of:=[.I166]/7" office:value-type="float" office:value="1">
            <text:p>1</text:p>
          </table:table-cell>
          <table:table-cell table:formula="of:=[.J166]*[.G16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author</text:p>
          </table:table-cell>
          <table:table-cell office:value-type="string">
            <text:p>Display post author na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7];[Hours.A$3:.A$33];[Hours.C$3:.C$33])" office:value-type="float" office:value="7">
            <text:p>7</text:p>
          </table:table-cell>
          <table:table-cell table:formula="of:=[.I167]/7" office:value-type="float" office:value="1">
            <text:p>1</text:p>
          </table:table-cell>
          <table:table-cell table:formula="of:=[.J167]*[.G16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author_link</text:p>
          </table:table-cell>
          <table:table-cell office:value-type="string">
            <text:p>Display post author link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8];[Hours.A$3:.A$33];[Hours.C$3:.C$33])" office:value-type="float" office:value="7">
            <text:p>7</text:p>
          </table:table-cell>
          <table:table-cell table:formula="of:=[.I168]/7" office:value-type="float" office:value="1">
            <text:p>1</text:p>
          </table:table-cell>
          <table:table-cell table:formula="of:=[.J168]*[.G16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author_posts_link</text:p>
          </table:table-cell>
          <table:table-cell office:value-type="string">
            <text:p>Display link to author's posts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9];[Hours.A$3:.A$33];[Hours.C$3:.C$33])" office:value-type="float" office:value="7">
            <text:p>7</text:p>
          </table:table-cell>
          <table:table-cell table:formula="of:=[.I169]/7" office:value-type="float" office:value="1">
            <text:p>1</text:p>
          </table:table-cell>
          <table:table-cell table:formula="of:=[.J169]*[.G16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categories</text:p>
          </table:table-cell>
          <table:table-cell office:value-type="string">
            <text:p>Display category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0];[Hours.A$3:.A$33];[Hours.C$3:.C$33])" office:value-type="float" office:value="7">
            <text:p>7</text:p>
          </table:table-cell>
          <table:table-cell table:formula="of:=[.I170]/7" office:value-type="float" office:value="1">
            <text:p>1</text:p>
          </table:table-cell>
          <table:table-cell table:formula="of:=[.J170]*[.G17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comments</text:p>
          </table:table-cell>
          <table:table-cell office:value-type="string">
            <text:p>Display link to post comments</text:p>
          </table:table-cell>
          <table:table-cell office:value-type="float" office:value="6">
            <text:p>6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1];[Hours.A$3:.A$33];[Hours.C$3:.C$33])" office:value-type="float" office:value="21">
            <text:p>21</text:p>
          </table:table-cell>
          <table:table-cell table:formula="of:=[.I171]/7" office:value-type="float" office:value="3">
            <text:p>3</text:p>
          </table:table-cell>
          <table:table-cell table:formula="of:=[.J171]*[.G17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date</text:p>
          </table:table-cell>
          <table:table-cell office:value-type="string">
            <text:p>Display post publication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2];[Hours.A$3:.A$33];[Hours.C$3:.C$33])" office:value-type="float" office:value="7">
            <text:p>7</text:p>
          </table:table-cell>
          <table:table-cell table:formula="of:=[.I172]/7" office:value-type="float" office:value="1">
            <text:p>1</text:p>
          </table:table-cell>
          <table:table-cell table:formula="of:=[.J172]*[.G17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edit</text:p>
          </table:table-cell>
          <table:table-cell office:value-type="string">
            <text:p>Display edit post link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3];[Hours.A$3:.A$33];[Hours.C$3:.C$33])" office:value-type="float" office:value="7">
            <text:p>7</text:p>
          </table:table-cell>
          <table:table-cell table:formula="of:=[.I173]/7" office:value-type="float" office:value="1">
            <text:p>1</text:p>
          </table:table-cell>
          <table:table-cell table:formula="of:=[.J173]*[.G17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modified_date</text:p>
          </table:table-cell>
          <table:table-cell office:value-type="string">
            <text:p>Display post last modified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4];[Hours.A$3:.A$33];[Hours.C$3:.C$33])" office:value-type="float" office:value="7">
            <text:p>7</text:p>
          </table:table-cell>
          <table:table-cell table:formula="of:=[.I174]/7" office:value-type="float" office:value="1">
            <text:p>1</text:p>
          </table:table-cell>
          <table:table-cell table:formula="of:=[.J174]*[.G17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modified_time</text:p>
          </table:table-cell>
          <table:table-cell office:value-type="string">
            <text:p>Display post last modified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5];[Hours.A$3:.A$33];[Hours.C$3:.C$33])" office:value-type="float" office:value="7">
            <text:p>7</text:p>
          </table:table-cell>
          <table:table-cell table:formula="of:=[.I175]/7" office:value-type="float" office:value="1">
            <text:p>1</text:p>
          </table:table-cell>
          <table:table-cell table:formula="of:=[.J175]*[.G17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tags</text:p>
          </table:table-cell>
          <table:table-cell office:value-type="string">
            <text:p>Display tag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6];[Hours.A$3:.A$33];[Hours.C$3:.C$33])" office:value-type="float" office:value="7">
            <text:p>7</text:p>
          </table:table-cell>
          <table:table-cell table:formula="of:=[.I176]/7" office:value-type="float" office:value="1">
            <text:p>1</text:p>
          </table:table-cell>
          <table:table-cell table:formula="of:=[.J176]*[.G17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terms</text:p>
          </table:table-cell>
          <table:table-cell office:value-type="string">
            <text:p>Display linked post taxonomy terms list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7];[Hours.A$3:.A$33];[Hours.C$3:.C$33])" office:value-type="float" office:value="7">
            <text:p>7</text:p>
          </table:table-cell>
          <table:table-cell table:formula="of:=[.I177]/7" office:value-type="float" office:value="1">
            <text:p>1</text:p>
          </table:table-cell>
          <table:table-cell table:formula="of:=[.J177]*[.G17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time</text:p>
          </table:table-cell>
          <table:table-cell office:value-type="string">
            <text:p>Display post publication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8];[Hours.A$3:.A$33];[Hours.C$3:.C$33])" office:value-type="float" office:value="7">
            <text:p>7</text:p>
          </table:table-cell>
          <table:table-cell table:formula="of:=[.I178]/7" office:value-type="float" office:value="1">
            <text:p>1</text:p>
          </table:table-cell>
          <table:table-cell table:formula="of:=[.J178]*[.G17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pis</text:p>
          </table:table-cell>
          <table:table-cell office:value-type="string">
            <text:p>Link to API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9];[Hours.A$3:.A$33];[Hours.C$3:.C$33])" office:value-type="float" office:value="7">
            <text:p>7</text:p>
          </table:table-cell>
          <table:table-cell table:formula="of:=[.I179]/7" office:value-type="float" office:value="1">
            <text:p>1</text:p>
          </table:table-cell>
          <table:table-cell table:formula="of:=[.J179]*[.G17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pi</text:p>
          </table:table-cell>
          <table:table-cell office:value-type="string">
            <text:p>Dynamic API syntax help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80];[Hours.A$3:.A$33];[Hours.C$3:.C$33])" office:value-type="float" office:value="7">
            <text:p>7</text:p>
          </table:table-cell>
          <table:table-cell table:formula="of:=[.I180]/7" office:value-type="float" office:value="1">
            <text:p>1</text:p>
          </table:table-cell>
          <table:table-cell table:formula="of:=[.J180]*[.G180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classes</text:p>
          </table:table-cell>
          <table:table-cell office:value-type="string">
            <text:p>Link to clas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1];[Hours.A$3:.A$33];[Hours.C$3:.C$33])" office:value-type="float" office:value="7">
            <text:p>7</text:p>
          </table:table-cell>
          <table:table-cell table:formula="of:=[.I181]/7" office:value-type="float" office:value="1">
            <text:p>1</text:p>
          </table:table-cell>
          <table:table-cell table:formula="of:=[.J181]*[.G18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ile</text:p>
          </table:table-cell>
          <table:table-cell office:value-type="string">
            <text:p>Display reference for a file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2];[Hours.A$3:.A$33];[Hours.C$3:.C$33])" office:value-type="float" office:value="7">
            <text:p>7</text:p>
          </table:table-cell>
          <table:table-cell table:formula="of:=[.I182]/7" office:value-type="float" office:value="1">
            <text:p>1</text:p>
          </table:table-cell>
          <table:table-cell table:formula="of:=[.J182]*[.G18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iles</text:p>
          </table:table-cell>
          <table:table-cell office:value-type="string">
            <text:p>Link to file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3];[Hours.A$3:.A$33];[Hours.C$3:.C$33])" office:value-type="float" office:value="7">
            <text:p>7</text:p>
          </table:table-cell>
          <table:table-cell table:formula="of:=[.I183]/7" office:value-type="float" office:value="1">
            <text:p>1</text:p>
          </table:table-cell>
          <table:table-cell table:formula="of:=[.J183]*[.G18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ok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4];[Hours.A$3:.A$33];[Hours.C$3:.C$33])" office:value-type="float" office:value="7">
            <text:p>7</text:p>
          </table:table-cell>
          <table:table-cell table:formula="of:=[.I184]/7" office:value-type="float" office:value="1">
            <text:p>1</text:p>
          </table:table-cell>
          <table:table-cell table:formula="of:=[.J184]*[.G18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oks</text:p>
          </table:table-cell>
          <table:table-cell office:value-type="string">
            <text:p>Link to hook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5];[Hours.A$3:.A$33];[Hours.C$3:.C$33])" office:value-type="float" office:value="7">
            <text:p>7</text:p>
          </table:table-cell>
          <table:table-cell table:formula="of:=[.I185]/7" office:value-type="float" office:value="1">
            <text:p>1</text:p>
          </table:table-cell>
          <table:table-cell table:formula="of:=[.J185]*[.G18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arsed_sourc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6];[Hours.A$3:.A$33];[Hours.C$3:.C$33])" office:value-type="float" office:value="7">
            <text:p>7</text:p>
          </table:table-cell>
          <table:table-cell table:formula="of:=[.I186]/7" office:value-type="float" office:value="1">
            <text:p>1</text:p>
          </table:table-cell>
          <table:table-cell table:formula="of:=[.J186]*[.G18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squeez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queez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87];[Hours.A$3:.A$33];[Hours.C$3:.C$33])" office:value-type="float" office:value="7">
            <text:p>7</text:p>
          </table:table-cell>
          <table:table-cell table:formula="of:=[.I187]/7" office:value-type="float" office:value="1">
            <text:p>1</text:p>
          </table:table-cell>
          <table:table-cell table:formula="of:=[.J187]*[.G18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testimonials</text:p>
          </table:table-cell>
          <table:table-cell office:value-type="string">
            <text:p>Display testimonials</text:p>
          </table:table-cell>
          <table:table-cell office:value-type="float" office:value="20">
            <text:p>20</text:p>
          </table:table-cell>
          <table:table-cell office:value-type="string">
            <text:p>oik-testimonial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88];[Hours.A$3:.A$33];[Hours.C$3:.C$33])" office:value-type="float" office:value="42">
            <text:p>42</text:p>
          </table:table-cell>
          <table:table-cell table:formula="of:=[.I188]/7" office:value-type="float" office:value="6">
            <text:p>6</text:p>
          </table:table-cell>
          <table:table-cell table:formula="of:=[.J188]*[.G188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oikth_download</text:p>
          </table:table-cell>
          <table:table-cell office:value-type="string">
            <text:p>Produce a download button for a theme</text:p>
          </table:table-cell>
          <table:table-cell office:value-type="float" office:value="2">
            <text:p>2</text:p>
          </table:table-cell>
          <table:table-cell office:value-type="string">
            <text:p>oik-them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9];[Hours.A$3:.A$33];[Hours.C$3:.C$33])" office:value-type="float" office:value="7">
            <text:p>7</text:p>
          </table:table-cell>
          <table:table-cell table:formula="of:=[.I189]/7" office:value-type="float" office:value="1">
            <text:p>1</text:p>
          </table:table-cell>
          <table:table-cell table:formula="of:=[.J189]*[.G18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user</text:p>
          </table:table-cell>
          <table:table-cell office:value-type="string">
            <text:p>Display information about a user</text:p>
          </table:table-cell>
          <table:table-cell office:value-type="float" office:value="2">
            <text:p>2</text:p>
          </table:table-cell>
          <table:table-cell office:value-type="string">
            <text:p>oik-user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90];[Hours.A$3:.A$33];[Hours.C$3:.C$33])" office:value-type="float" office:value="7">
            <text:p>7</text:p>
          </table:table-cell>
          <table:table-cell table:formula="of:=[.I190]/7" office:value-type="float" office:value="1">
            <text:p>1</text:p>
          </table:table-cell>
          <table:table-cell table:formula="of:=[.J190]*[.G190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users</text:p>
          </table:table-cell>
          <table:table-cell office:value-type="string">
            <text:p>Display information about site users</text:p>
          </table:table-cell>
          <table:table-cell office:value-type="float" office:value="8">
            <text:p>8</text:p>
          </table:table-cell>
          <table:table-cell office:value-type="string">
            <text:p>oik-user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91];[Hours.A$3:.A$33];[Hours.C$3:.C$33])" office:value-type="float" office:value="21">
            <text:p>21</text:p>
          </table:table-cell>
          <table:table-cell table:formula="of:=[.I191]/7" office:value-type="float" office:value="3">
            <text:p>3</text:p>
          </table:table-cell>
          <table:table-cell table:formula="of:=[.J191]*[.G191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tides</text:p>
          </table:table-cell>
          <table:table-cell office:value-type="string">
            <text:p>Display times and tides for a UK location</text:p>
          </table:table-cell>
          <table:table-cell office:value-type="float" office:value="3">
            <text:p>3</text:p>
          </table:table-cell>
          <table:table-cell office:value-type="string">
            <text:p>uk-ti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92];[Hours.A$3:.A$33];[Hours.C$3:.C$33])" office:value-type="float" office:value="7">
            <text:p>7</text:p>
          </table:table-cell>
          <table:table-cell table:formula="of:=[.I192]/7" office:value-type="float" office:value="1">
            <text:p>1</text:p>
          </table:table-cell>
          <table:table-cell table:formula="of:=[.J192]*[.G192]" office:value-type="float" office:value="1">
            <text:p>1</text:p>
          </table:table-cell>
          <table:table-cell table:number-columns-repeated="1013"/>
        </table:table-row>
      </table:table>
      <table:table table:name="Sites" table:style-name="ta1" table:print="false">
        <table:table-column table:style-name="co2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8"/>
          <table:table-cell table:style-name="ce1" table:formula="of:=SUM([.I3:.I110])" office:value-type="float" office:value="40.8571428571429">
            <text:p>40.8571428571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>
            <text:p>WordPress version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Plugins</text:p>
          </table:table-cell>
          <table:table-cell table:style-name="ce1" office:value-type="string">
            <text:p>Themes</text:p>
          </table:table-cell>
          <table:table-cell table:style-name="ce1"/>
          <table:table-cell table:style-name="ce1" office:value-type="string">
            <text:p>Update</text:p>
          </table:table-cell>
          <table:table-cell table:style-name="ce1" office:value-type="string">
            <text:p>Test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Effort</text:p>
          </table:table-cell>
          <table:table-cell table:style-name="ce1" office:value-type="string">
            <text:p>Day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"4.7.3"</text:p>
          </table:table-cell>
          <table:table-cell office:value-type="string">
            <text:p>bwdesign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3]+([.F3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8.2"</text:p>
          </table:table-cell>
          <table:table-cell office:value-type="string">
            <text:p>oikeu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4]+([.F4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officialcaravan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]+([.F5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8"</text:p>
          </table:table-cell>
          <table:table-cell office:value-type="string">
            <text:p>bwcom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]+([.F6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hallsgs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]+([.F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4.11"</text:p>
          </table:table-cell>
          <table:table-cell office:value-type="string">
            <text:p>rjduk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]+([.F8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3.1"</text:p>
          </table:table-cell>
          <table:table-cell office:value-type="string">
            <text:p>handmadestudios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9]+([.F9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.1"</text:p>
          </table:table-cell>
          <table:table-cell office:value-type="string">
            <text:p>wp-a2z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10]+([.F10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susancowemiller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11]+([.F11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7.3"</text:p>
          </table:table-cell>
          <table:table-cell office:value-type="string">
            <text:p>cookie-cat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2]+([.F12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8.1"</text:p>
          </table:table-cell>
          <table:table-cell office:value-type="string">
            <text:p>lalucouk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3]+([.F13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8"</text:p>
          </table:table-cell>
          <table:table-cell office:value-type="string">
            <text:p>rngs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4]+([.F14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8.2"</text:p>
          </table:table-cell>
          <table:table-cell office:value-type="string">
            <text:p>owcs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5]+([.F15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bigram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6]+([.F16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9.1"</text:p>
          </table:table-cell>
          <table:table-cell office:value-type="string">
            <text:p>tags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7]+([.F1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2.2"</text:p>
          </table:table-cell>
          <table:table-cell office:value-type="string">
            <text:p>balancingbyart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8]+([.F18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1.4"</text:p>
          </table:table-cell>
          <table:table-cell office:value-type="string">
            <text:p>wholebeingwellbeing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9]+([.F19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4.2"</text:p>
          </table:table-cell>
          <table:table-cell office:value-type="string">
            <text:p>coaching2inspire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0]+([.F20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2.2"</text:p>
          </table:table-cell>
          <table:table-cell office:value-type="string">
            <text:p>pretty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1]+([.F21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broad-builders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2]+([.F22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1.1"</text:p>
          </table:table-cell>
          <table:table-cell office:value-type="string">
            <text:p>classic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3]+([.F23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6.3"</text:p>
          </table:table-cell>
          <table:table-cell office:value-type="string">
            <text:p>solentro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4]+([.F24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"</text:p>
          </table:table-cell>
          <table:table-cell office:value-type="string">
            <text:p>phpuni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5]+([.F25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3.5"</text:p>
          </table:table-cell>
          <table:table-cell office:value-type="string">
            <text:p>eoci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6]+([.F26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9"</text:p>
          </table:table-cell>
          <table:table-cell office:value-type="string">
            <text:p>owzs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7]+([.F2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achoired-tas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8]+([.F28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wordpress</text:p>
          </table:table-cell>
          <table:table-cell office:value-type="float" office:value="229">
            <text:p>229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29]+([.F29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wpms</text:p>
          </table:table-cell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PMS</text:p>
          </table:table-cell>
          <table:table-cell table:formula="of:=[.G30]+([.F30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oikcom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1]+([.F31]/7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"4.9.4"</text:p>
          </table:table-cell>
          <table:table-cell office:value-type="string">
            <text:p>.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2]+([.F32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hm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3]+([.F33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cwiccer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4]+([.F34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5.0-alpha-42125-src"</text:p>
          </table:table-cell>
          <table:table-cell office:value-type="string">
            <text:p>wp50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5]+([.F35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wp-pompey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6]+([.F36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2"</text:p>
          </table:table-cell>
          <table:table-cell office:value-type="string">
            <text:p>aldworth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7]+([.F37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gdwif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8]+([.F38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"</text:p>
          </table:table-cell>
          <table:table-cell office:value-type="string">
            <text:p>owzs-pro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9]+([.F39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4"</text:p>
          </table:table-cell>
          <table:table-cell office:value-type="string">
            <text:p>rcwdcom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G40]+([.F40]/7)" office:value-type="float" office:value="0.142857142857143">
            <text:p>0.1428571429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oikplug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1]+([.F4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wp47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Test oikcom</text:p>
          </table:table-cell>
          <table:table-cell table:formula="of:=[.G42]+([.F4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oikcouk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3]+([.F4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4.7"</text:p>
          </table:table-cell>
          <table:table-cell office:value-type="string">
            <text:p>wporg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4]+([.F4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5.0-alpha-42125-src"</text:p>
          </table:table-cell>
          <table:table-cell office:value-type="string">
            <text:p>src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5]+([.F45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6"</text:p>
          </table:table-cell>
          <table:table-cell office:value-type="string">
            <text:p>hampshire-eft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6]+([.F4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szerelmey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7]+([.F4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hifianswers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8]+([.F4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8.1"</text:p>
          </table:table-cell>
          <table:table-cell office:value-type="string">
            <text:p>ourlistenersclub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9]+([.F4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5"</text:p>
          </table:table-cell>
          <table:table-cell office:value-type="string">
            <text:p>wp3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0]+([.F5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oobit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1]+([.F5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6.1"</text:p>
          </table:table-cell>
          <table:table-cell office:value-type="string">
            <text:p>symondson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2]+([.F5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8.1"</text:p>
          </table:table-cell>
          <table:table-cell office:value-type="string">
            <text:p>rf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3]+([.F5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symondson_internetMarketing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4]+([.F5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4.11"</text:p>
          </table:table-cell>
          <table:table-cell office:value-type="string">
            <text:p>rjd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5]+([.F55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9.1"</text:p>
          </table:table-cell>
          <table:table-cell office:value-type="string">
            <text:p>olc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6]+([.F5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hm1013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7]+([.F5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1"</text:p>
          </table:table-cell>
          <table:table-cell office:value-type="string">
            <text:p>aumabs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8]+([.F5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"</text:p>
          </table:table-cell>
          <table:table-cell office:value-type="string">
            <text:p>wws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9]+([.F5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4"</text:p>
          </table:table-cell>
          <table:table-cell office:value-type="string">
            <text:p>wpit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0]+([.F6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4.12"</text:p>
          </table:table-cell>
          <table:table-cell office:value-type="string">
            <text:p>rathmorefinancial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1]+([.F6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janecoomb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2]+([.F6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2"</text:p>
          </table:table-cell>
          <table:table-cell office:value-type="string">
            <text:p>wp-a2z-v4.4.2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3]+([.F6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.1"</text:p>
          </table:table-cell>
          <table:table-cell office:value-type="string">
            <text:p>act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4]+([.F6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5"</text:p>
          </table:table-cell>
          <table:table-cell office:value-type="string">
            <text:p>colours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5]+([.F6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.11"</text:p>
          </table:table-cell>
          <table:table-cell office:value-type="string">
            <text:p>rjd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6]+([.F6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.1"</text:p>
          </table:table-cell>
          <table:table-cell office:value-type="string">
            <text:p>yellowbrand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7]+([.F6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2"</text:p>
          </table:table-cell>
          <table:table-cell office:value-type="string">
            <text:p>hm061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8]+([.F6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5.1"</text:p>
          </table:table-cell>
          <table:table-cell office:value-type="string">
            <text:p>wp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9]+([.F6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2.10"</text:p>
          </table:table-cell>
          <table:table-cell office:value-type="string">
            <text:p>survive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0]+([.F7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.1"</text:p>
          </table:table-cell>
          <table:table-cell office:value-type="string">
            <text:p>bettercorestrength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1]+([.F7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5.3"</text:p>
          </table:table-cell>
          <table:table-cell office:value-type="string">
            <text:p>dws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2]+([.F7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2.7"</text:p>
          </table:table-cell>
          <table:table-cell office:value-type="string">
            <text:p>therealc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3]+([.F7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"</text:p>
          </table:table-cell>
          <table:table-cell office:value-type="string">
            <text:p>hsoh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4]+([.F7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2"</text:p>
          </table:table-cell>
          <table:table-cell office:value-type="string">
            <text:p>hosh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5]+([.F75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2"</text:p>
          </table:table-cell>
          <table:table-cell office:value-type="string">
            <text:p>engarc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6]+([.F7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4.2"</text:p>
          </table:table-cell>
          <table:table-cell office:value-type="string">
            <text:p>edw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7]+([.F7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.5"</text:p>
          </table:table-cell>
          <table:table-cell office:value-type="string">
            <text:p>fsp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8]+([.F7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2.1"</text:p>
          </table:table-cell>
          <table:table-cell office:value-type="string">
            <text:p>hsoh_old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9]+([.F7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eft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0]+([.F8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"</text:p>
          </table:table-cell>
          <table:table-cell office:value-type="string">
            <text:p>wpml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1]+([.F8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happystevehook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2]+([.F8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6.1"</text:p>
          </table:table-cell>
          <table:table-cell office:value-type="string">
            <text:p>lfd4u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3]+([.F8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secret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4]+([.F8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gtate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5]+([.F85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.3"</text:p>
          </table:table-cell>
          <table:table-cell office:value-type="string">
            <text:p>blogbbf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6]+([.F8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2"</text:p>
          </table:table-cell>
          <table:table-cell office:value-type="string">
            <text:p>eedge11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7]+([.F8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1"</text:p>
          </table:table-cell>
          <table:table-cell office:value-type="string">
            <text:p>eedge1114b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8]+([.F8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6.1"</text:p>
          </table:table-cell>
          <table:table-cell office:value-type="string">
            <text:p>pwaep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9]+([.F8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bwcom-rename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0]+([.F9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bwdevel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1]+([.F9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wp33</text:p>
          </table:table-cell>
          <table:table-cell table:number-columns-repeated="2"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2]+([.F9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eedg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3]+([.F9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0"</text:p>
          </table:table-cell>
          <table:table-cell office:value-type="string">
            <text:p>desig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4]+([.F9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jtth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5]+([.F9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9-alpha-40977"</text:p>
          </table:table-cell>
          <table:table-cell office:value-type="string">
            <text:p>build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6]+([.F9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9"</text:p>
          </table:table-cell>
          <table:table-cell office:value-type="string">
            <text:p>andre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7]+([.F9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2.1"</text:p>
          </table:table-cell>
          <table:table-cell office:value-type="string">
            <text:p>wp3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8]+([.F9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oik-plugins.u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9]+([.F9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"</text:p>
          </table:table-cell>
          <table:table-cell office:value-type="string">
            <text:p>dealwithstres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0]+([.F10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9-alpha"</text:p>
          </table:table-cell>
          <table:table-cell office:value-type="string">
            <text:p>sv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1]+([.F10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"</text:p>
          </table:table-cell>
          <table:table-cell office:value-type="string">
            <text:p>wp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2]+([.F10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7.1"</text:p>
          </table:table-cell>
          <table:table-cell office:value-type="string">
            <text:p>wp3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3]+([.F10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-RC2"</text:p>
          </table:table-cell>
          <table:table-cell office:value-type="string">
            <text:p>wpms-saved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4]+([.F10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oikcom-renamed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5]+([.F10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1"</text:p>
          </table:table-cell>
          <table:table-cell office:value-type="string">
            <text:p>wp473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6]+([.F10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"</text:p>
          </table:table-cell>
          <table:table-cell office:value-type="string">
            <text:p>wp4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7]+([.F10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.1"</text:p>
          </table:table-cell>
          <table:table-cell office:value-type="string">
            <text:p>wpit4.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8]+([.F10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5.4"</text:p>
          </table:table-cell>
          <table:table-cell office:value-type="string">
            <text:p>bigram-renam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9]+([.F10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5.4-alpha-38000"</text:p>
          </table:table-cell>
          <table:table-cell office:value-type="string">
            <text:p>hm-pregit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10]+([.F11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NOWPC</text:p>
          </table:table-cell>
          <table:table-cell office:value-type="string">
            <text:p>okeffe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..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.idea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table:style-name="ce2" office:value-type="date" office:date-value="2018-05-18">
            <text:p>18/05/18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Home - Rathmore financial_fil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andb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-Parser-master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anchorgo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anchorgolfcom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bobbingw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bw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bwarchiv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bwpcsupp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bwt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bwwdco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arava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ccd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cjg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classic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ookie-categor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ustomer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denis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deniseth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dimc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ownload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drupal-librari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drupal-modul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dtib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ei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ab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indaballte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indabalti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ionathoma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obbonghid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oppapedretti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unkygree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gdw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gdwifa-couk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gibber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i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gkz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gordonta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ravity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grippi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arves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hc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f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hehal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r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-promo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m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nsuranc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itconsultan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janecoombsinfo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japic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jbr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jimmy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kamarklew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kat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laravel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lazzari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lcm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lettings-in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ogo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loneworkin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ltcf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marshall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mdap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md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mountainview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mrl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2.7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3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3.2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oik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oik-batchmov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oik-cs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oik-nivo-slider_sv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oik-plugin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oik-privacy-policy_sv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aap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athofbein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c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enoyr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Documentor2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Librari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ailer_v2.3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ailer_v5.1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yAdmi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yAdmin-3.2.5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yAdmin-3.3.2-all-languag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yAdmin-4.6.6-english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yAdmin-4.7.6-all-langu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4.2.11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k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mi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ier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rettya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rettyas_ol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oblem-solvin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quickstart-basic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bnb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gc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hc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orguk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r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roofin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t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ac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act-SB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etirementcoach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etirementmanager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m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c2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sc2-pregi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simple_html_d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itemap_gen-1.5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susa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susancowereik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asset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svn_plugin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tool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td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techsuppor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twenty-tens.com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twentyt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uk-tides_sv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uploadif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s-tides_sv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c-log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c-res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ebdesig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-admi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-conten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-includ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-super-cach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07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29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33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39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gi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lan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lang-3.6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mudev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wwcomp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xdebu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xm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yellow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yogatherapy.me</text:p>
          </table:table-cell>
          <table:table-cell table:number-columns-repeated="1022"/>
        </table:table-row>
      </table:table>
      <table:table table:name="content" table:style-name="ta1" table:print="false">
        <table:table-column table:style-name="co35" table:default-cell-style-name="Default"/>
        <table:table-column table:style-name="co2" table:number-columns-repeated="1021" table:default-cell-style-name="Default"/>
        <table:table-row table:style-name="ro5">
          <table:table-cell table:style-name="ce3" office:value-type="string">
            <text:p>Content summary – pre-enablement</text:p>
          </table:table-cell>
          <table:table-cell table:number-columns-repeated="6"/>
          <table:table-cell table:style-name="ce4" table:formula="of:=[.H2]/[.$M2]" office:value-type="percentage" office:value="0.0498490824583819">
            <text:p>5.0%</text:p>
          </table:table-cell>
          <table:table-cell table:style-name="ce4" table:formula="of:=[.I2]/[.$M2]" office:value-type="percentage" office:value="0.051571209006907">
            <text:p>5.2%</text:p>
          </table:table-cell>
          <table:table-cell table:style-name="ce4" office:value-type="string">
            <text:p><text:s/></text:p>
          </table:table-cell>
          <table:table-cell table:style-name="ce4" table:formula="of:=[.K2]/[.$M2]" office:value-type="percentage" office:value="0.00983278706738514">
            <text:p>1.0%</text:p>
          </table:table-cell>
          <table:table-cell table:style-name="ce4" table:formula="of:=[.L2]/[.$M2]" office:value-type="percentage" office:value="0.888746921467326">
            <text:p>88.9%</text:p>
          </table:table-cell>
          <table:table-cell table:number-columns-repeated="1010"/>
        </table:table-row>
        <table:table-row table:style-name="ro1">
          <table:table-cell office:value-type="string">
            <text:p><text:s/></text:p>
          </table:table-cell>
          <table:table-cell table:number-columns-repeated="6"/>
          <table:table-cell table:formula="of:=SUM([.H5:.H24])" office:value-type="float" office:value="2692">
            <text:p>2692</text:p>
          </table:table-cell>
          <table:table-cell table:formula="of:=SUM([.I5:.I24])" office:value-type="float" office:value="2785">
            <text:p>2785</text:p>
          </table:table-cell>
          <table:table-cell office:value-type="string">
            <text:p><text:s/></text:p>
          </table:table-cell>
          <table:table-cell table:formula="of:=SUM([.K5:.K24])" office:value-type="float" office:value="531">
            <text:p>531</text:p>
          </table:table-cell>
          <table:table-cell table:formula="of:=SUM([.L5:.L24])" office:value-type="float" office:value="47995">
            <text:p>47995</text:p>
          </table:table-cell>
          <table:table-cell table:formula="of:=SUM([.H2:.L2])" office:value-type="float" office:value="54003">
            <text:p>54003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>
            <text:p>Post type </text:p>
          </table:table-cell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" office:value-type="string">
            <text:p>Posts</text:p>
          </table:table-cell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Site</text:p>
          </table:table-cell>
          <table:table-cell table:style-name="ce1" office:value-type="string">
            <text:p>Gutenberg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Revisions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Classic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utenberg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Revisions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Classic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Date</text:p>
          </table:table-cell>
          <table:table-cell table:style-name="ce1" table:number-columns-repeated="1008"/>
        </table:table-row>
        <table:table-row table:style-name="ro1">
          <table:table-cell office:value-type="string">
            <text:p>qw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B5:.F5])"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39">
            <text:p>39</text:p>
          </table:table-cell>
          <table:table-cell office:value-type="float" office:value="280">
            <text:p>28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SUM([.H5:.L5])" office:value-type="float" office:value="495">
            <text:p>495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cwiccer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B6:.F6])"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6:.L6])" office:value-type="float" office:value="411">
            <text:p>411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com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SUM([.B7:.F7])" office:value-type="float" office:value="32">
            <text:p>32</text:p>
          </table:table-cell>
          <table:table-cell office:value-type="float" office:value="620">
            <text:p>620</text:p>
          </table:table-cell>
          <table:table-cell office:value-type="float" office:value="968">
            <text:p>968</text:p>
          </table:table-cell>
          <table:table-cell office:value-type="float" office:value="4170">
            <text:p>4170</text:p>
          </table:table-cell>
          <table:table-cell office:value-type="float" office:value="103">
            <text:p>103</text:p>
          </table:table-cell>
          <table:table-cell office:value-type="float" office:value="11637">
            <text:p>11637</text:p>
          </table:table-cell>
          <table:table-cell table:formula="of:=SUM([.H7:.L7])" office:value-type="float" office:value="17498">
            <text:p>17498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couk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SUM([.B8:.F8])" office:value-type="float" office:value="29">
            <text:p>29</text:p>
          </table:table-cell>
          <table:table-cell office:value-type="float" office:value="216">
            <text:p>216</text:p>
          </table:table-cell>
          <table:table-cell office:value-type="float" office:value="648">
            <text:p>648</text:p>
          </table:table-cell>
          <table:table-cell office:value-type="float" office:value="857">
            <text:p>857</text:p>
          </table:table-cell>
          <table:table-cell office:value-type="float" office:value="120">
            <text:p>120</text:p>
          </table:table-cell>
          <table:table-cell office:value-type="float" office:value="7869">
            <text:p>7869</text:p>
          </table:table-cell>
          <table:table-cell table:formula="of:=SUM([.H8:.L8])" office:value-type="float" office:value="9710">
            <text:p>9710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eu</text:p>
          </table:table-cell>
          <table:table-cell table:number-columns-repeated="1021"/>
        </table:table-row>
        <table:table-row table:style-name="ro1">
          <table:table-cell office:value-type="string">
            <text:p>qw/src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B10:.F10])"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518">
            <text:p>51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SUM([.H10:.L10])" office:value-type="float" office:value="656">
            <text:p>656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ordpres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formula="of:=SUM([.B11:.F11])" office:value-type="float" office:value="44">
            <text:p>44</text:p>
          </table:table-cell>
          <table:table-cell office:value-type="float" office:value="904">
            <text:p>904</text:p>
          </table:table-cell>
          <table:table-cell office:value-type="float" office:value="547">
            <text:p>547</text:p>
          </table:table-cell>
          <table:table-cell office:value-type="float" office:value="5398">
            <text:p>5398</text:p>
          </table:table-cell>
          <table:table-cell office:value-type="float" office:value="181">
            <text:p>181</text:p>
          </table:table-cell>
          <table:table-cell office:value-type="float" office:value="23304">
            <text:p>23304</text:p>
          </table:table-cell>
          <table:table-cell table:formula="of:=SUM([.H11:.L11])" office:value-type="float" office:value="30334">
            <text:p>30334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p-pompey</text:p>
          </table:table-cell>
          <table:table-cell office:value-type="float" office:value="3">
            <text:p>3</text:p>
            <draw:frame table:end-cell-address="content.I36" table:end-x="0.294cm" table:end-y="0.236cm" draw:z-index="0" draw:style-name="gr1" draw:text-style-name="P1" svg:width="15.999cm" svg:height="10.781cm" svg:x="0.102cm" svg:y="0.294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B12:.F12])"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float" office:value="75">
            <text:p>75</text:p>
          </table:table-cell>
          <table:table-cell office:value-type="float" office:value="568">
            <text:p>56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SUM([.H12:.L12])" office:value-type="float" office:value="790">
            <text:p>790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pms</text:p>
          </table:table-cell>
          <table:table-cell table:number-columns-repeated="12"/>
          <table:table-cell table:style-name="ce2"/>
          <table:table-cell table:number-columns-repeated="1008"/>
        </table:table-row>
        <table:table-row table:style-name="ro1">
          <table:table-cell office:value-type="string">
            <text:p>qw/wp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B14:.F14])"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formula="of:=SUM([.H14:.L14])" office:value-type="float" office:value="47">
            <text:p>47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hm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SUM([.B15:.F15])" office:value-type="float" office:value="24">
            <text:p>24</text:p>
          </table:table-cell>
          <table:table-cell office:value-type="float" office:value="428">
            <text:p>428</text:p>
          </table:table-cell>
          <table:table-cell office:value-type="float" office:value="288">
            <text:p>288</text:p>
          </table:table-cell>
          <table:table-cell office:value-type="float" office:value="3408">
            <text:p>3408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SUM([.H15:.L15])" office:value-type="float" office:value="4170">
            <text:p>4170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fficialcaravan</text:p>
          </table:table-cell>
          <table:table-cell table:number-columns-repeated="1021"/>
        </table:table-row>
        <table:table-row table:style-name="ro1">
          <table:table-cell office:value-type="string">
            <text:p>qw/oobit</text:p>
          </table:table-cell>
          <table:table-cell table:number-columns-repeated="1021"/>
        </table:table-row>
        <table:table-row table:style-name="ro1">
          <table:table-cell office:value-type="string">
            <text:p>qw/bwcom</text:p>
          </table:table-cell>
          <table:table-cell table:number-columns-repeated="1021"/>
        </table:table-row>
        <table:table-row table:style-name="ro1">
          <table:table-cell office:value-type="string">
            <text:p>qw/bwdesign</text:p>
          </table:table-cell>
          <table:table-cell table:number-columns-repeated="5"/>
          <table:table-cell table:formula="of:=SUM([.B19:.F19])" office:value-type="float" office:value="0">
            <text:p>0</text:p>
          </table:table-cell>
          <table:table-cell table:number-columns-repeated="5"/>
          <table:table-cell table:formula="of:=SUM([.H19:.L19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qw/tag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content.J43" table:end-x="0.795cm" table:end-y="0.279cm" draw:z-index="1" draw:style-name="gr1" draw:text-style-name="P1" svg:width="15.999cm" svg:height="10.353cm" svg:x="0.603cm" svg:y="0.313cm">
              <draw:object draw:notify-on-update-of-ranges="content.A28:content.A31 content.B28:content.B3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  <svg:title>Block editor coverage</svg:title>
              <svg:desc>Pre-enablement</svg:desc>
            </draw:frame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SUM([.B20:.F20])" office:value-type="float" office:value="15">
            <text:p>15</text:p>
          </table:table-cell>
          <table:table-cell office:value-type="float" office:value="114">
            <text:p>114</text:p>
          </table:table-cell>
          <table:table-cell office:value-type="float" office:value="165">
            <text:p>165</text:p>
          </table:table-cell>
          <table:table-cell office:value-type="float" office:value="4512">
            <text:p>4512</text:p>
          </table:table-cell>
          <table:table-cell office:value-type="float" office:value="12">
            <text:p>12</text:p>
          </table:table-cell>
          <table:table-cell office:value-type="float" office:value="5147">
            <text:p>5147</text:p>
          </table:table-cell>
          <table:table-cell table:formula="of:=SUM([.H20:.L20])" office:value-type="float" office:value="9950">
            <text:p>9950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formula="of:=SUM([.B21:.F21])" office:value-type="float" office:value="0">
            <text:p>0</text:p>
          </table:table-cell>
          <table:table-cell table:number-columns-repeated="5"/>
          <table:table-cell table:formula="of:=SUM([.H21:.L21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2:.F22])" office:value-type="float" office:value="0">
            <text:p>0</text:p>
          </table:table-cell>
          <table:table-cell table:number-columns-repeated="5"/>
          <table:table-cell table:formula="of:=SUM([.H22:.L22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3:.F23])" office:value-type="float" office:value="0">
            <text:p>0</text:p>
          </table:table-cell>
          <table:table-cell table:number-columns-repeated="5"/>
          <table:table-cell table:formula="of:=SUM([.H23:.L23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4:.F24])" office:value-type="float" office:value="0">
            <text:p>0</text:p>
          </table:table-cell>
          <table:table-cell table:number-columns-repeated="5"/>
          <table:table-cell table:formula="of:=SUM([.H24:.L24])" office:value-type="float" office:value="0">
            <text:p>0</text:p>
          </table:table-cell>
          <table:table-cell table:number-columns-repeated="1009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string">
            <text:p>Block</text:p>
          </table:table-cell>
          <table:table-cell table:formula="of:=[.H$2]" office:value-type="float" office:value="2692">
            <text:p>2692</text:p>
          </table:table-cell>
          <table:table-cell table:number-columns-repeated="1020"/>
        </table:table-row>
        <table:table-row table:style-name="ro1">
          <table:table-cell office:value-type="string">
            <text:p>Media</text:p>
          </table:table-cell>
          <table:table-cell table:formula="of:=[.I$2]" office:value-type="float" office:value="2785">
            <text:p>2785</text:p>
          </table:table-cell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table:formula="of:=[.K$2]" office:value-type="float" office:value="531">
            <text:p>531</text:p>
          </table:table-cell>
          <table:table-cell table:number-columns-repeated="1020"/>
        </table:table-row>
        <table:table-row table:style-name="ro1">
          <table:table-cell office:value-type="string">
            <text:p>Classic</text:p>
          </table:table-cell>
          <table:table-cell table:formula="of:=[.L$2]" office:value-type="float" office:value="47995">
            <text:p>47995</text:p>
          </table:table-cell>
          <table:table-cell table:number-columns-repeated="1020"/>
        </table:table-row>
      </table:table>
      <table:table table:name="Gut feel - pre REST" table:style-name="ta1" table:print="false">
        <table:shapes>
          <draw:frame draw:z-index="0" draw:style-name="gr1" draw:text-style-name="P1" svg:width="23.062cm" svg:height="8.886cm" svg:x="0cm" svg:y="11.221cm">
            <draw:object draw:notify-on-update-of-ranges="'Gut feel - pre REST'.A3:'Gut feel - pre REST'.A6 'Gut feel - pre REST'.B3:'Gut feel - pre REST'.B6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36" table:default-cell-style-name="Default"/>
        <table:table-column table:style-name="co37" table:default-cell-style-name="Default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ce4"/>
        <table:table-column table:style-name="co2" table:number-columns-repeated="6" table:default-cell-style-name="Default"/>
        <table:table-column table:style-name="co38" table:default-cell-style-name="Default"/>
        <table:table-column table:style-name="co2" table:number-columns-repeated="5" table:default-cell-style-name="Default"/>
        <table:table-column table:style-name="co38" table:default-cell-style-name="Default"/>
        <table:table-column table:style-name="co2" table:number-columns-repeated="5" table:default-cell-style-name="Default"/>
        <table:table-column table:style-name="co38" table:default-cell-style-name="Default"/>
        <table:table-column table:style-name="co2" table:number-columns-repeated="996" table:default-cell-style-name="Default"/>
        <table:table-row table:style-name="ro7">
          <table:table-cell table:style-name="ce1" office:value-type="string">
            <text:p><text:span text:style-name="T1">Pr</text:span><text:span text:style-name="T2">e-enablement of REST API</text:span></text:p>
          </table:table-cell>
          <table:table-cell table:style-name="ce1"/>
          <table:table-cell table:style-name="ce5"/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/>
          <table:table-cell table:style-name="ce1" table:formula="of:=SUM([.B3:.B6])" office:value-type="float" office:value="62780">
            <text:p>62780</text:p>
          </table:table-cell>
          <table:table-cell table:style-name="ce5" table:formula="of:=SUM([.C3:.C6])" office:value-type="percentage" office:value="1">
            <text:p>10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Compatible</text:p>
          </table:table-cell>
          <table:table-cell table:style-name="ce1" table:formula="of:=[.C8]" office:value-type="float" office:value="4622">
            <text:p>4622</text:p>
          </table:table-cell>
          <table:table-cell table:style-name="ce5" table:formula="of:=[.B3]/[.B$2]" office:value-type="percentage" office:value="0.0736221726664543">
            <text:p>7.36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eed work</text:p>
          </table:table-cell>
          <table:table-cell table:style-name="ce1" table:formula="of:=[.E8]-[.C8]" office:value-type="float" office:value="371">
            <text:p>371</text:p>
          </table:table-cell>
          <table:table-cell table:style-name="ce5" table:formula="of:=[.B4]/[.B$2]" office:value-type="percentage" office:value="0.00590952532653711">
            <text:p>0.59%</text:p>
          </table:table-cell>
          <table:table-cell table:style-name="ce6"/>
          <table:table-cell table:style-name="ce6" table:formula="of:=[.B4]/[.B3]" office:value-type="percentage" office:value="0.0802682821289485">
            <text:p>8.0%</text:p>
          </table:table-cell>
          <table:table-cell table:style-name="ce1" table:number-columns-repeated="2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ot analysed</text:p>
          </table:table-cell>
          <table:table-cell table:style-name="ce1" table:formula="of:=[.F8]-[.E8]" office:value-type="float" office:value="0">
            <text:p>0</text:p>
          </table:table-cell>
          <table:table-cell table:style-name="ce5" table:formula="of:=[.B5]/[.B$2]" office:value-type="percentage" office:value="0">
            <text:p>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Classic</text:p>
          </table:table-cell>
          <table:table-cell table:style-name="ce1" table:formula="of:=[.G8]-[.F8]" office:value-type="float" office:value="57787">
            <text:p>57787</text:p>
          </table:table-cell>
          <table:table-cell table:style-name="ce5" table:formula="of:=[.B6]/[.B$2]" office:value-type="percentage" office:value="0.920468302007009">
            <text:p>92.05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1" table:formula="of:=SUM([.C10:.C24])" office:value-type="float" office:value="4622">
            <text:p>4622</text:p>
          </table:table-cell>
          <table:table-cell table:style-name="ce6" table:formula="of:=[.C8]/[.E8]" office:value-type="percentage" office:value="0.92569597436411">
            <text:p>92.6%</text:p>
          </table:table-cell>
          <table:table-cell table:style-name="ce1" table:formula="of:=SUM([.E10:.E24])" office:value-type="float" office:value="4993">
            <text:p>4993</text:p>
          </table:table-cell>
          <table:table-cell table:style-name="ce1" table:formula="of:=SUM([.F10:.F24])" office:value-type="float" office:value="4993">
            <text:p>4993</text:p>
          </table:table-cell>
          <table:table-cell table:style-name="ce1" table:formula="of:=SUM([.G10:.G24])" office:value-type="float" office:value="62780">
            <text:p>62780</text:p>
          </table:table-cell>
          <table:table-cell table:style-name="ce7"/>
          <table:table-cell table:formula="of:=[.F8]/[.G8]" office:value-type="percentage" office:value="0.0795316979929914">
            <text:p>8.0%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Compatible</text:p>
          </table:table-cell>
          <table:table-cell table:style-name="ce1" office:value-type="string">
            <text:p>%compatible</text:p>
          </table:table-cell>
          <table:table-cell table:style-name="ce1" office:value-type="string">
            <text:p>Analysed</text:p>
          </table:table-cell>
          <table:table-cell table:style-name="ce1" office:value-type="string">
            <text:p>Potential</text:p>
          </table:table-cell>
          <table:table-cell table:style-name="ce1" office:value-type="string">
            <text:p>Site</text:p>
          </table:table-cell>
          <table:table-cell table:style-name="ce7" office:value-type="string">
            <text:p>Coverage</text:p>
          </table:table-cell>
          <table:table-cell office:value-type="string">
            <text:p><text:s/>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 </text:p>
          </table:table-cell>
          <table:table-cell office:value-type="float" office:value="110">
            <text:p>110</text:p>
          </table:table-cell>
          <table:table-cell office:value-type="float" office:value="87.3">
            <text:p>87.3</text:p>
          </table:table-cell>
          <table:table-cell table:number-columns-repeated="2" office:value-type="float" office:value="126">
            <text:p>126</text:p>
          </table:table-cell>
          <table:table-cell office:value-type="float" office:value="214">
            <text:p>214</text:p>
          </table:table-cell>
          <table:table-cell office:value-type="float" office:value="58.9">
            <text:p>58.9</text:p>
          </table:table-cell>
          <table:table-cell table:formula="of:=[.F10]/[.G10]" office:value-type="percentage" office:value="0.588785046728972">
            <text:p>58.9%</text:p>
          </table:table-cell>
          <table:table-cell/>
          <table:table-cell office:value-type="string">
            <text:p><text:s/></text:p>
          </table:table-cell>
          <table:table-cell table:number-columns-repeated="1013"/>
        </table:table-row>
        <table:table-row table:style-name="ro3">
          <table:table-cell office:value-type="string">
            <text:p><text:s/></text:p>
          </table:table-cell>
          <table:table-cell office:value-type="string">
            <text:p>qw/bigram</text:p>
          </table:table-cell>
          <table:table-cell office:value-type="float" office:value="2005">
            <text:p>200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05">
            <text:p>2005</text:p>
          </table:table-cell>
          <table:table-cell office:value-type="float" office:value="2656">
            <text:p>2656</text:p>
          </table:table-cell>
          <table:table-cell office:value-type="float" office:value="75.5">
            <text:p>75.5</text:p>
          </table:table-cell>
          <table:table-cell table:formula="of:=[.F11]/[.G11]" office:value-type="percentage" office:value="0.754894578313253">
            <text:p>75.5%</text:p>
          </table:table-cell>
          <table:table-cell/>
          <table:table-cell office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bwdesign</text:p>
          </table:table-cell>
          <table:table-cell office:value-type="float" office:value="314">
            <text:p>31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14">
            <text:p>314</text:p>
          </table:table-cell>
          <table:table-cell office:value-type="float" office:value="613">
            <text:p>613</text:p>
          </table:table-cell>
          <table:table-cell office:value-type="float" office:value="51.2">
            <text:p>51.2</text:p>
          </table:table-cell>
          <table:table-cell table:formula="of:=[.F12]/[.G12]" office:value-type="percentage" office:value="0.512234910277325">
            <text:p>51.2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cwiccer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75">
            <text:p>75.0</text:p>
          </table:table-cell>
          <table:table-cell table:formula="of:=[.F13]/[.G13]" office:value-type="percentage" office:value="0.75">
            <text:p>75.0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hm</text:p>
          </table:table-cell>
          <table:table-cell office:value-type="float" office:value="427">
            <text:p>42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27">
            <text:p>427</text:p>
          </table:table-cell>
          <table:table-cell office:value-type="float" office:value="762">
            <text:p>762</text:p>
          </table:table-cell>
          <table:table-cell office:value-type="float" office:value="56">
            <text:p>56.0</text:p>
          </table:table-cell>
          <table:table-cell table:formula="of:=[.F14]/[.G14]" office:value-type="percentage" office:value="0.560367454068242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ikcom</text:p>
          </table:table-cell>
          <table:table-cell office:value-type="float" office:value="388">
            <text:p>388</text:p>
          </table:table-cell>
          <table:table-cell office:value-type="float" office:value="64.6">
            <text:p>64.6</text:p>
          </table:table-cell>
          <table:table-cell table:number-columns-repeated="2" office:value-type="float" office:value="601">
            <text:p>601</text:p>
          </table:table-cell>
          <table:table-cell office:value-type="float" office:value="13309">
            <text:p>13309</text:p>
          </table:table-cell>
          <table:table-cell office:value-type="float" office:value="4.5">
            <text:p>4.5</text:p>
          </table:table-cell>
          <table:table-cell table:formula="of:=[.F15]/[.G15]" office:value-type="percentage" office:value="0.0451574122774063">
            <text:p>4.5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ikcouk</text:p>
          </table:table-cell>
          <table:table-cell office:value-type="float" office:value="88">
            <text:p>88</text:p>
          </table:table-cell>
          <table:table-cell office:value-type="float" office:value="40.9">
            <text:p>40.9</text:p>
          </table:table-cell>
          <table:table-cell table:number-columns-repeated="2" office:value-type="float" office:value="215">
            <text:p>215</text:p>
          </table:table-cell>
          <table:table-cell office:value-type="float" office:value="8852">
            <text:p>8852</text:p>
          </table:table-cell>
          <table:table-cell office:value-type="float" office:value="2.4">
            <text:p>2.4</text:p>
          </table:table-cell>
          <table:table-cell table:formula="of:=[.F16]/[.G16]" office:value-type="percentage" office:value="0.0242882964301853">
            <text:p>2.4%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5"/>
          <table:table-cell office:value-type="string">
            <text:p>$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9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obit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31.2">
            <text:p>31.2</text:p>
          </table:table-cell>
          <table:table-cell table:formula="of:=[.F17]/[.G17]" office:value-type="percentage" office:value="0.311827956989247">
            <text:p>31.2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src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7">
            <text:p>97</text:p>
          </table:table-cell>
          <table:table-cell office:value-type="float" office:value="132">
            <text:p>132</text:p>
          </table:table-cell>
          <table:table-cell office:value-type="float" office:value="73.5">
            <text:p>73.5</text:p>
          </table:table-cell>
          <table:table-cell table:formula="of:=[.F18]/[.G18]" office:value-type="percentage" office:value="0.734848484848485">
            <text:p>73.5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tags</text:p>
          </table:table-cell>
          <table:table-cell office:value-type="float" office:value="99">
            <text:p>99</text:p>
          </table:table-cell>
          <table:table-cell office:value-type="float" office:value="87.6">
            <text:p>87.6</text:p>
          </table:table-cell>
          <table:table-cell table:number-columns-repeated="2" office:value-type="float" office:value="113">
            <text:p>113</text:p>
          </table:table-cell>
          <table:table-cell office:value-type="float" office:value="5437">
            <text:p>5437</text:p>
          </table:table-cell>
          <table:table-cell office:value-type="float" office:value="2.1">
            <text:p>2.1</text:p>
          </table:table-cell>
          <table:table-cell table:formula="of:=[.F19]/[.G19]" office:value-type="percentage" office:value="0.0207835203237079">
            <text:p>2.1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ordpress</text:p>
          </table:table-cell>
          <table:table-cell office:value-type="float" office:value="835">
            <text:p>835</text:p>
          </table:table-cell>
          <table:table-cell office:value-type="float" office:value="99.9">
            <text:p>99.9</text:p>
          </table:table-cell>
          <table:table-cell table:number-columns-repeated="2" office:value-type="float" office:value="836">
            <text:p>836</text:p>
          </table:table-cell>
          <table:table-cell office:value-type="float" office:value="24768">
            <text:p>24768</text:p>
          </table:table-cell>
          <table:table-cell office:value-type="float" office:value="3.4">
            <text:p>3.4</text:p>
          </table:table-cell>
          <table:table-cell table:formula="of:=[.F20]/[.G20]" office:value-type="percentage" office:value="0.0337532299741602">
            <text:p>3.4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p-pompey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7">
            <text:p>107</text:p>
          </table:table-cell>
          <table:table-cell office:value-type="float" office:value="225">
            <text:p>225</text:p>
          </table:table-cell>
          <table:table-cell office:value-type="float" office:value="47.6">
            <text:p>47.6</text:p>
          </table:table-cell>
          <table:table-cell table:formula="of:=[.F21]/[.G21]" office:value-type="percentage" office:value="0.475555555555556">
            <text:p>47.6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p50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.0</text:p>
          </table:table-cell>
          <table:table-cell table:formula="of:=[.F22]/[.G22]" office:value-type="percentage" office:value="0.32">
            <text:p>32.0%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w/cookie-cat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2">
            <text:p>52</text:p>
          </table:table-cell>
          <table:table-cell office:value-type="float" office:value="5610">
            <text:p>5610</text:p>
          </table:table-cell>
          <table:table-cell office:value-type="float" office:value="0.9">
            <text:p>0.9</text:p>
          </table:table-cell>
          <table:table-cell table:formula="of:=[.F23]/[.G23]" office:value-type="percentage" office:value="0.00926916221033868">
            <text:p>0.9%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buddypress.wp.a2z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274">
            <text:p>15274</text:p>
          </table:table-cell>
          <table:table-cell office:value-type="float" office:value="0">
            <text:p>0.0</text:p>
          </table:table-cell>
          <table:table-cell table:formula="of:=[.F28]/[.G28]" office:value-type="percentage" office:value="0.000261882938326568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core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16594">
            <text:p>16594</text:p>
          </table:table-cell>
          <table:table-cell office:value-type="float" office:value="0">
            <text:p>0.0</text:p>
          </table:table-cell>
          <table:table-cell table:formula="of:=[.F29]/[.G29]" office:value-type="percentage" office:value="0.000301313727853441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edd.wp.a2z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">
            <text:p>7</text:p>
          </table:table-cell>
          <table:table-cell office:value-type="float" office:value="21915">
            <text:p>21915</text:p>
          </table:table-cell>
          <table:table-cell office:value-type="float" office:value="0">
            <text:p>0.0</text:p>
          </table:table-cell>
          <table:table-cell table:formula="of:=[.F30]/[.G30]" office:value-type="percentage" office:value="0.000319415925165412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genesis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998">
            <text:p>16998</text:p>
          </table:table-cell>
          <table:table-cell office:value-type="float" office:value="0">
            <text:p>0.0</text:p>
          </table:table-cell>
          <table:table-cell table:formula="of:=[.F31]/[.G31]" office:value-type="percentage" office:value="0.000411813154488763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jetpack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24490">
            <text:p>24490</text:p>
          </table:table-cell>
          <table:table-cell office:value-type="float" office:value="0">
            <text:p>0.0</text:p>
          </table:table-cell>
          <table:table-cell table:formula="of:=[.F32]/[.G32]" office:value-type="percentage" office:value="0.0002041649652919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bwcom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21">
            <text:p>321</text:p>
          </table:table-cell>
          <table:table-cell office:value-type="float" office:value="19">
            <text:p>19.0</text:p>
          </table:table-cell>
          <table:table-cell table:formula="of:=[.F33]/[.G33]" office:value-type="percentage" office:value="0.193146417445483">
            <text:p>19.3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fficialcaravan</text:p>
          </table:table-cell>
          <table:table-cell table:number-columns-repeated="3"/>
          <table:table-cell table:number-columns-repeated="2"/>
          <table:table-cell/>
          <table:table-cell table:formula="of:=[.F34]/[.G34]" office:value-type="percentage" office:value="0">
            <text:p>#DIV/0!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ikeu</text:p>
          </table:table-cell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40">
            <text:p>40.0</text:p>
          </table:table-cell>
          <table:table-cell table:formula="of:=[.F35]/[.G35]" office:value-type="percentage" office:value="0.402298850574713">
            <text:p>40.2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wpms</text:p>
          </table:table-cell>
          <table:table-cell office:value-type="float" office:value="51">
            <text:p>51</text:p>
          </table:table-cell>
          <table:table-cell office:value-type="float" office:value="91.1">
            <text:p>91.1</text:p>
          </table:table-cell>
          <table:table-cell table:number-columns-repeated="2"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56">
            <text:p>56.0</text:p>
          </table:table-cell>
          <table:table-cell table:formula="of:=[.F36]/[.G36]" office:value-type="percentage" office:value="0.56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ocommerce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">
            <text:p>6</text:p>
          </table:table-cell>
          <table:table-cell office:value-type="float" office:value="23728">
            <text:p>23728</text:p>
          </table:table-cell>
          <table:table-cell office:value-type="float" office:value="0">
            <text:p>0.0</text:p>
          </table:table-cell>
          <table:table-cell table:formula="of:=[.F37]/[.G37]" office:value-type="percentage" office:value="0.000252865812542144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rdpress-seo.wp.a2z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5730">
            <text:p>5730</text:p>
          </table:table-cell>
          <table:table-cell office:value-type="float" office:value="0">
            <text:p>0.0</text:p>
          </table:table-cell>
          <table:table-cell table:formula="of:=[.F38]/[.G38]" office:value-type="percentage" office:value="0.0003490401396160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7575">
            <text:p>17575</text:p>
          </table:table-cell>
          <table:table-cell office:value-type="float" office:value="0">
            <text:p>0.0</text:p>
          </table:table-cell>
          <table:table-cell table:formula="of:=[.F39]/[.G39]" office:value-type="percentage" office:value="0.000455192034139403">
            <text:p>0.0%</text:p>
          </table:table-cell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t feel - post REST" table:style-name="ta1" table:print="false">
        <table:shapes>
          <draw:frame draw:z-index="0" draw:style-name="gr1" draw:text-style-name="P1" svg:width="23.062cm" svg:height="8.886cm" svg:x="0cm" svg:y="11.221cm">
            <draw:object draw:notify-on-update-of-ranges="'Gut feel - post REST'.A3:'Gut feel - post REST'.A6 'Gut feel - post REST'.B3:'Gut feel - post REST'.B6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table:shapes>
        <table:table-column table:style-name="co36" table:default-cell-style-name="Default"/>
        <table:table-column table:style-name="co37" table:default-cell-style-name="Default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ce4"/>
        <table:table-column table:style-name="co2" table:default-cell-style-name="ce11"/>
        <table:table-column table:style-name="co2" table:number-columns-repeated="5" table:default-cell-style-name="Default"/>
        <table:table-column table:style-name="co38" table:default-cell-style-name="Default"/>
        <table:table-column table:style-name="co2" table:number-columns-repeated="5" table:default-cell-style-name="Default"/>
        <table:table-column table:style-name="co38" table:default-cell-style-name="Default"/>
        <table:table-column table:style-name="co2" table:number-columns-repeated="5" table:default-cell-style-name="Default"/>
        <table:table-column table:style-name="co38" table:default-cell-style-name="Default"/>
        <table:table-column table:style-name="co2" table:number-columns-repeated="996" table:default-cell-style-name="Default"/>
        <table:table-row table:style-name="ro8">
          <table:table-cell table:style-name="ce9" office:value-type="string">
            <text:p>Post enablement of REST API</text:p>
          </table:table-cell>
          <table:table-cell table:style-name="ce1"/>
          <table:table-cell table:style-name="ce5"/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/>
          <table:table-cell table:style-name="ce1" table:formula="of:=SUM([.B3:.B6])" office:value-type="float" office:value="62784">
            <text:p>62784</text:p>
          </table:table-cell>
          <table:table-cell table:style-name="ce5" table:formula="of:=SUM([.C3:.C6])" office:value-type="percentage" office:value="1">
            <text:p>10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Compatible</text:p>
          </table:table-cell>
          <table:table-cell table:style-name="ce1" table:formula="of:=[.C8]" office:value-type="float" office:value="18858">
            <text:p>18858</text:p>
          </table:table-cell>
          <table:table-cell table:style-name="ce5" table:formula="of:=[.B3]/[.B$2]" office:value-type="percentage" office:value="0.300363149847095">
            <text:p>30.04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Need work</text:p>
          </table:table-cell>
          <table:table-cell table:style-name="ce1" table:formula="of:=[.E8]-[.C8]" office:value-type="float" office:value="14034">
            <text:p>14034</text:p>
          </table:table-cell>
          <table:table-cell table:style-name="ce5" table:formula="of:=[.B4]/[.B$2]" office:value-type="percentage" office:value="0.223528287461774">
            <text:p>22.35%</text:p>
          </table:table-cell>
          <table:table-cell table:style-name="ce6"/>
          <table:table-cell table:style-name="ce6" table:formula="of:=[.B4]/([.B3]+[.B4])" office:value-type="percentage" office:value="0.426669098869026">
            <text:p>42.7%</text:p>
          </table:table-cell>
          <table:table-cell table:style-name="ce1" table:number-columns-repeated="2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Not analysed</text:p>
          </table:table-cell>
          <table:table-cell table:style-name="ce1" table:formula="of:=[.F8]-[.E8]" office:value-type="float" office:value="0">
            <text:p>0</text:p>
          </table:table-cell>
          <table:table-cell table:style-name="ce5" table:formula="of:=[.B5]/[.B$2]" office:value-type="percentage" office:value="0">
            <text:p>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Classic</text:p>
          </table:table-cell>
          <table:table-cell table:style-name="ce1" table:formula="of:=[.G8]-[.F8]" office:value-type="float" office:value="29892">
            <text:p>29892</text:p>
          </table:table-cell>
          <table:table-cell table:style-name="ce5" table:formula="of:=[.B6]/[.B$2]" office:value-type="percentage" office:value="0.476108562691131">
            <text:p>47.61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1" table:formula="of:=SUM([.C10:.C24])" office:value-type="float" office:value="18858">
            <text:p>18858</text:p>
          </table:table-cell>
          <table:table-cell table:style-name="ce6" table:formula="of:=[.C8]/[.E8]" office:value-type="percentage" office:value="0.573330901130974">
            <text:p>57.3%</text:p>
          </table:table-cell>
          <table:table-cell table:style-name="ce1" table:formula="of:=SUM([.E10:.E24])" office:value-type="float" office:value="32892">
            <text:p>32892</text:p>
          </table:table-cell>
          <table:table-cell table:style-name="ce1" table:formula="of:=SUM([.F10:.F24])" office:value-type="float" office:value="32892">
            <text:p>32892</text:p>
          </table:table-cell>
          <table:table-cell table:style-name="ce1" table:formula="of:=SUM([.G10:.G24])" office:value-type="float" office:value="62784">
            <text:p>62784</text:p>
          </table:table-cell>
          <table:table-cell table:style-name="ce7"/>
          <table:table-cell table:formula="of:=[.F8]/[.G8]" office:value-type="percentage" office:value="0.523891437308868">
            <text:p>52.4%</text:p>
          </table:table-cell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Compatible</text:p>
          </table:table-cell>
          <table:table-cell table:style-name="ce1" office:value-type="string">
            <text:p>%compatible</text:p>
          </table:table-cell>
          <table:table-cell table:style-name="ce1" office:value-type="string">
            <text:p>Analysed</text:p>
          </table:table-cell>
          <table:table-cell table:style-name="ce1" office:value-type="string">
            <text:p>Potential</text:p>
          </table:table-cell>
          <table:table-cell table:style-name="ce1" office:value-type="string">
            <text:p>Site</text:p>
          </table:table-cell>
          <table:table-cell table:style-name="ce7" office:value-type="string">
            <text:p>Coverage</text:p>
          </table:table-cell>
          <table:table-cell office:value-type="string">
            <text:p><text:s/></text:p>
          </table:table-cell>
          <table:table-cell table:style-name="ce10" office:value-type="string">
            <text:p>Update date</text:p>
          </table:table-cell>
          <table:table-cell table:style-name="ce1" office:value-type="string">
            <text:p>Notes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 </text:p>
          </table:table-cell>
          <table:table-cell office:value-type="float" office:value="110">
            <text:p>110</text:p>
          </table:table-cell>
          <table:table-cell office:value-type="float" office:value="87.3">
            <text:p>87.3</text:p>
          </table:table-cell>
          <table:table-cell table:number-columns-repeated="2" office:value-type="float" office:value="126">
            <text:p>126</text:p>
          </table:table-cell>
          <table:table-cell office:value-type="float" office:value="214">
            <text:p>214</text:p>
          </table:table-cell>
          <table:table-cell office:value-type="float" office:value="58.9">
            <text:p>58.9</text:p>
          </table:table-cell>
          <table:table-cell table:formula="of:=[.F10]/[.G10]" office:value-type="percentage" office:value="0.588785046728972">
            <text:p>58.9%</text:p>
          </table:table-cell>
          <table:table-cell office:value-type="date" office:date-value="2018-04-01">
            <text:p>01/Apr</text:p>
          </table:table-cell>
          <table:table-cell office:value-type="string">
            <text:p>Visualizer</text:p>
          </table:table-cell>
          <table:table-cell table:number-columns-repeated="1013"/>
        </table:table-row>
        <table:table-row table:style-name="ro3">
          <table:table-cell office:value-type="string">
            <text:p><text:s/></text:p>
          </table:table-cell>
          <table:table-cell office:value-type="string">
            <text:p>qw/bigram</text:p>
          </table:table-cell>
          <table:table-cell office:value-type="float" office:value="15">
            <text:p>1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2005">
            <text:p>2005</text:p>
          </table:table-cell>
          <table:table-cell office:value-type="float" office:value="2656">
            <text:p>2656</text:p>
          </table:table-cell>
          <table:table-cell office:value-type="float" office:value="75.5">
            <text:p>75.5</text:p>
          </table:table-cell>
          <table:table-cell table:formula="of:=[.F11]/[.G11]" office:value-type="percentage" office:value="0.754894578313253">
            <text:p>75.5%</text:p>
          </table:table-cell>
          <table:table-cell office:value-type="date" office:date-value="2018-04-06">
            <text:p>06/Apr</text:p>
          </table:table-cell>
          <table:table-cell office:value-type="string">
            <text:p>All Block – no Classic</text:p>
          </table:table-cell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bwdesign</text:p>
          </table:table-cell>
          <table:table-cell office:value-type="float" office:value="170">
            <text:p>170</text:p>
          </table:table-cell>
          <table:table-cell office:value-type="float" office:value="49.9">
            <text:p>49.9</text:p>
          </table:table-cell>
          <table:table-cell table:number-columns-repeated="2" office:value-type="float" office:value="341">
            <text:p>341</text:p>
          </table:table-cell>
          <table:table-cell office:value-type="float" office:value="613">
            <text:p>613</text:p>
          </table:table-cell>
          <table:table-cell office:value-type="float" office:value="55.6">
            <text:p>55.6</text:p>
          </table:table-cell>
          <table:table-cell table:formula="of:=[.F12]/[.G12]" office:value-type="percentage" office:value="0.556280587275693">
            <text:p>55.6%</text:p>
          </table:table-cell>
          <table:table-cell table:number-columns-repeated="1015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/cwiccer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75">
            <text:p>75.0</text:p>
          </table:table-cell>
          <table:table-cell table:formula="of:=[.F13]/[.G13]" office:value-type="percentage" office:value="0.75">
            <text:p>75.0%</text:p>
          </table:table-cell>
          <table:table-cell office:value-type="date" office:date-value="2018-04-06">
            <text:p>06/Apr</text:p>
          </table:table-cell>
          <table:table-cell table:number-columns-repeated="101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hm</text:p>
          </table:table-cell>
          <table:table-cell office:value-type="float" office:value="427">
            <text:p>42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27">
            <text:p>427</text:p>
          </table:table-cell>
          <table:table-cell office:value-type="float" office:value="762">
            <text:p>762</text:p>
          </table:table-cell>
          <table:table-cell office:value-type="float" office:value="56">
            <text:p>56.0</text:p>
          </table:table-cell>
          <table:table-cell table:formula="of:=[.F14]/[.G14]" office:value-type="percentage" office:value="0.560367454068242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ikcom</text:p>
          </table:table-cell>
          <table:table-cell office:value-type="float" office:value="6948">
            <text:p>6948</text:p>
          </table:table-cell>
          <table:table-cell office:value-type="float" office:value="93">
            <text:p>93</text:p>
          </table:table-cell>
          <table:table-cell table:number-columns-repeated="2" office:value-type="float" office:value="7468">
            <text:p>7468</text:p>
          </table:table-cell>
          <table:table-cell office:value-type="float" office:value="13313">
            <text:p>13313</text:p>
          </table:table-cell>
          <table:table-cell office:value-type="float" office:value="56.1">
            <text:p>56.1</text:p>
          </table:table-cell>
          <table:table-cell table:formula="of:=[.F15]/[.G15]" office:value-type="percentage" office:value="0.560955457072035">
            <text:p>56.1%</text:p>
          </table:table-cell>
          <table:table-cell office:value-type="date" office:date-value="2018-04-02">
            <text:p>02/Apr</text:p>
          </table:table-cell>
          <table:table-cell table:number-columns-repeated="101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ikcouk</text:p>
          </table:table-cell>
          <table:table-cell office:value-type="float" office:value="88">
            <text:p>88</text:p>
          </table:table-cell>
          <table:table-cell office:value-type="float" office:value="40.9">
            <text:p>40.9</text:p>
          </table:table-cell>
          <table:table-cell table:number-columns-repeated="2" office:value-type="float" office:value="215">
            <text:p>215</text:p>
          </table:table-cell>
          <table:table-cell office:value-type="float" office:value="8852">
            <text:p>8852</text:p>
          </table:table-cell>
          <table:table-cell office:value-type="float" office:value="2.4">
            <text:p>2.4</text:p>
          </table:table-cell>
          <table:table-cell table:formula="of:=[.F16]/[.G16]" office:value-type="percentage" office:value="0.0242882964301853">
            <text:p>2.4%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5"/>
          <table:table-cell office:value-type="string">
            <text:p>$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9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obit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31.2">
            <text:p>31.2</text:p>
          </table:table-cell>
          <table:table-cell table:formula="of:=[.F17]/[.G17]" office:value-type="percentage" office:value="0.311827956989247">
            <text:p>31.2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src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7">
            <text:p>97</text:p>
          </table:table-cell>
          <table:table-cell office:value-type="float" office:value="132">
            <text:p>132</text:p>
          </table:table-cell>
          <table:table-cell office:value-type="float" office:value="73.5">
            <text:p>73.5</text:p>
          </table:table-cell>
          <table:table-cell table:formula="of:=[.F18]/[.G18]" office:value-type="percentage" office:value="0.734848484848485">
            <text:p>73.5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tags</text:p>
          </table:table-cell>
          <table:table-cell office:value-type="float" office:value="3749">
            <text:p>3749</text:p>
          </table:table-cell>
          <table:table-cell office:value-type="float" office:value="99.3">
            <text:p>99.3</text:p>
          </table:table-cell>
          <table:table-cell table:number-columns-repeated="2" office:value-type="float" office:value="3776">
            <text:p>3776</text:p>
          </table:table-cell>
          <table:table-cell office:value-type="float" office:value="5437">
            <text:p>5437</text:p>
          </table:table-cell>
          <table:table-cell office:value-type="float" office:value="69.5">
            <text:p>69.5</text:p>
          </table:table-cell>
          <table:table-cell table:formula="of:=[.F19]/[.G19]" office:value-type="percentage" office:value="0.694500643737355">
            <text:p>69.5%</text:p>
          </table:table-cell>
          <table:table-cell office:value-type="date" office:date-value="2018-04-04">
            <text:p>04/Apr</text:p>
          </table:table-cell>
          <table:table-cell office:value-type="string">
            <text:p>Changed tags plugin</text:p>
          </table:table-cell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ordpress</text:p>
          </table:table-cell>
          <table:table-cell office:value-type="float" office:value="2668">
            <text:p>2668</text:p>
          </table:table-cell>
          <table:table-cell office:value-type="float" office:value="19.3">
            <text:p>19.3</text:p>
          </table:table-cell>
          <table:table-cell table:number-columns-repeated="2" office:value-type="float" office:value="13851">
            <text:p>13851</text:p>
          </table:table-cell>
          <table:table-cell office:value-type="float" office:value="24768">
            <text:p>24768</text:p>
          </table:table-cell>
          <table:table-cell office:value-type="float" office:value="55.9">
            <text:p>55.9</text:p>
          </table:table-cell>
          <table:table-cell table:formula="of:=[.F20]/[.G20]" office:value-type="percentage" office:value="0.559229651162791">
            <text:p>55.9%</text:p>
          </table:table-cell>
          <table:table-cell office:value-type="date" office:date-value="2018-04-04">
            <text:p>04/Apr</text:p>
          </table:table-cell>
          <table:table-cell office:value-type="string">
            <text:p>Oik-testimonials etc</text:p>
          </table:table-cell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p-pompey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7">
            <text:p>107</text:p>
          </table:table-cell>
          <table:table-cell office:value-type="float" office:value="225">
            <text:p>225</text:p>
          </table:table-cell>
          <table:table-cell office:value-type="float" office:value="47.6">
            <text:p>47.6</text:p>
          </table:table-cell>
          <table:table-cell table:formula="of:=[.F21]/[.G21]" office:value-type="percentage" office:value="0.475555555555556">
            <text:p>47.6%</text:p>
          </table:table-cell>
          <table:table-cell office:value-type="date" office:date-value="2018-04-04">
            <text:p>04/Apr</text:p>
          </table:table-cell>
          <table:table-cell office:value-type="string">
            <text:p>Need to change meetup</text:p>
          </table:table-cell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p50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.0</text:p>
          </table:table-cell>
          <table:table-cell table:formula="of:=[.F22]/[.G22]" office:value-type="percentage" office:value="0.32">
            <text:p>32.0%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w/cookie-cat</text:p>
          </table:table-cell>
          <table:table-cell office:value-type="float" office:value="4379">
            <text:p>437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379">
            <text:p>4379</text:p>
          </table:table-cell>
          <table:table-cell office:value-type="float" office:value="5610">
            <text:p>5610</text:p>
          </table:table-cell>
          <table:table-cell office:value-type="float" office:value="78.1">
            <text:p>78.1</text:p>
          </table:table-cell>
          <table:table-cell table:formula="of:=[.F23]/[.G23]" office:value-type="percentage" office:value="0.780570409982175">
            <text:p>78.1%</text:p>
          </table:table-cell>
          <table:table-cell office:value-type="date" office:date-value="2018-04-03">
            <text:p>03/Apr</text:p>
          </table:table-cell>
          <table:table-cell office:value-type="string">
            <text:p>Changed cookie-category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buddypress.wp.a2z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274">
            <text:p>15274</text:p>
          </table:table-cell>
          <table:table-cell office:value-type="float" office:value="0">
            <text:p>0.0</text:p>
          </table:table-cell>
          <table:table-cell table:formula="of:=[.F28]/[.G28]" office:value-type="percentage" office:value="0.000261882938326568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core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16594">
            <text:p>16594</text:p>
          </table:table-cell>
          <table:table-cell office:value-type="float" office:value="0">
            <text:p>0.0</text:p>
          </table:table-cell>
          <table:table-cell table:formula="of:=[.F29]/[.G29]" office:value-type="percentage" office:value="0.000301313727853441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edd.wp.a2z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">
            <text:p>7</text:p>
          </table:table-cell>
          <table:table-cell office:value-type="float" office:value="21915">
            <text:p>21915</text:p>
          </table:table-cell>
          <table:table-cell office:value-type="float" office:value="0">
            <text:p>0.0</text:p>
          </table:table-cell>
          <table:table-cell table:formula="of:=[.F30]/[.G30]" office:value-type="percentage" office:value="0.000319415925165412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genesis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998">
            <text:p>16998</text:p>
          </table:table-cell>
          <table:table-cell office:value-type="float" office:value="0">
            <text:p>0.0</text:p>
          </table:table-cell>
          <table:table-cell table:formula="of:=[.F31]/[.G31]" office:value-type="percentage" office:value="0.000411813154488763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jetpack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24490">
            <text:p>24490</text:p>
          </table:table-cell>
          <table:table-cell office:value-type="float" office:value="0">
            <text:p>0.0</text:p>
          </table:table-cell>
          <table:table-cell table:formula="of:=[.F32]/[.G32]" office:value-type="percentage" office:value="0.0002041649652919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bwcom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21">
            <text:p>321</text:p>
          </table:table-cell>
          <table:table-cell office:value-type="float" office:value="19">
            <text:p>19.0</text:p>
          </table:table-cell>
          <table:table-cell table:formula="of:=[.F33]/[.G33]" office:value-type="percentage" office:value="0.193146417445483">
            <text:p>19.3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fficialcaravan</text:p>
          </table:table-cell>
          <table:table-cell table:number-columns-repeated="3"/>
          <table:table-cell table:number-columns-repeated="2"/>
          <table:table-cell/>
          <table:table-cell table:formula="of:=[.F34]/[.G34]" office:value-type="percentage" office:value="0">
            <text:p>#DIV/0!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ikeu</text:p>
          </table:table-cell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40">
            <text:p>40.0</text:p>
          </table:table-cell>
          <table:table-cell table:formula="of:=[.F35]/[.G35]" office:value-type="percentage" office:value="0.402298850574713">
            <text:p>40.2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wpms</text:p>
          </table:table-cell>
          <table:table-cell office:value-type="float" office:value="51">
            <text:p>51</text:p>
          </table:table-cell>
          <table:table-cell office:value-type="float" office:value="91.1">
            <text:p>91.1</text:p>
          </table:table-cell>
          <table:table-cell table:number-columns-repeated="2"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56">
            <text:p>56.0</text:p>
          </table:table-cell>
          <table:table-cell table:formula="of:=[.F36]/[.G36]" office:value-type="percentage" office:value="0.56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ocommerce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">
            <text:p>6</text:p>
          </table:table-cell>
          <table:table-cell office:value-type="float" office:value="23728">
            <text:p>23728</text:p>
          </table:table-cell>
          <table:table-cell office:value-type="float" office:value="0">
            <text:p>0.0</text:p>
          </table:table-cell>
          <table:table-cell table:formula="of:=[.F37]/[.G37]" office:value-type="percentage" office:value="0.000252865812542144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rdpress-seo.wp.a2z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5730">
            <text:p>5730</text:p>
          </table:table-cell>
          <table:table-cell office:value-type="float" office:value="0">
            <text:p>0.0</text:p>
          </table:table-cell>
          <table:table-cell table:formula="of:=[.F38]/[.G38]" office:value-type="percentage" office:value="0.0003490401396160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7575">
            <text:p>17575</text:p>
          </table:table-cell>
          <table:table-cell office:value-type="float" office:value="0">
            <text:p>0.0</text:p>
          </table:table-cell>
          <table:table-cell table:formula="of:=[.F39]/[.G39]" office:value-type="percentage" office:value="0.000455192034139403">
            <text:p>0.0%</text:p>
          </table:table-cell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ugin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7"/>
          <table:table-cell table:style-name="ce1" table:formula="of:=SUM([.H51:.H194])" office:value-type="float" office:value="84">
            <text:p>84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Third Party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Test compatible?</text:p>
          </table:table-cell>
          <table:table-cell table:style-name="ce1" office:value-type="string">
            <text:p>Compatible?</text:p>
          </table:table-cell>
          <table:table-cell table:style-name="ce1" table:number-columns-repeated="1015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ookr</text:p>
          </table:table-cell>
          <table:table-cell office:value-type="float" office:value="1">
            <text:p>1</text:p>
          </table:table-cell>
          <table:table-cell office:value-type="string">
            <text:p>@explodybi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photo</text:p>
          </table:table-cell>
          <table:table-cell office:value-type="float" office:value="1">
            <text:p>1</text:p>
          </table:table-cell>
          <table:table-cell office:value-type="string">
            <text:p>&lt;a href="http://weston.ruter.net/"&gt;Weston Ruter&lt;/a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rontrol</text:p>
          </table:table-cell>
          <table:table-cell office:value-type="float" office:value="1">
            <text:p>1</text:p>
          </table:table-cell>
          <table:table-cell office:value-type="string">
            <text:p>&lt;a href="http://www.scompt.com/"&gt;Edward Dale&lt;/a&gt; &amp; &lt;a href="http://lud.icro.us/"&gt;John Blackbourn&lt;/a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icient-related-posts</text:p>
          </table:table-cell>
          <table:table-cell office:value-type="float" office:value="2">
            <text:p>2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framework</text:p>
          </table:table-cell>
          <table:table-cell office:value-type="float" office:value="1">
            <text:p>1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member-me-checked</text:p>
          </table:table-cell>
          <table:table-cell office:value-type="float" office:value="1">
            <text:p>1</text:p>
          </table:table-cell>
          <table:table-cell office:value-type="string">
            <text:p>Aaron Edwards (for 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nstagram</text:p>
          </table:table-cell>
          <table:table-cell office:value-type="float" office:value="1">
            <text:p>1</text:p>
          </table:table-cell>
          <table:table-cell office:value-type="string">
            <text:p>Aaron Spe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</text:p>
          </table:table-cell>
          <table:table-cell office:value-type="float" office:value="1">
            <text:p>1</text:p>
          </table:table-cell>
          <table:table-cell office:value-type="string">
            <text:p>AdamGol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ess-permit-core</text:p>
          </table:table-cell>
          <table:table-cell office:value-type="float" office:value="2">
            <text:p>2</text:p>
          </table:table-cell>
          <table:table-cell office:value-type="string">
            <text:p>Agapetry Creations LL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et-old-post</text:p>
          </table:table-cell>
          <table:table-cell office:value-type="float" office:value="1">
            <text:p>1</text:p>
          </table:table-cell>
          <table:table-cell office:value-type="string">
            <text:p>Ajay Mathar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map-shortcode</text:p>
          </table:table-cell>
          <table:table-cell office:value-type="float" office:value="1">
            <text:p>1</text:p>
          </table:table-cell>
          <table:table-cell office:value-type="string">
            <text:p>Alain Gonzale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generate-thumbnails</text:p>
          </table:table-cell>
          <table:table-cell office:value-type="float" office:value="8">
            <text:p>8</text:p>
          </table:table-cell>
          <table:table-cell office:value-type="string">
            <text:p>Alex Mills (Viper007Bon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ory-usage</text:p>
          </table:table-cell>
          <table:table-cell office:value-type="float" office:value="1">
            <text:p>1</text:p>
          </table:table-cell>
          <table:table-cell office:value-type="string">
            <text:p>Alex Ra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video-plus</text:p>
          </table:table-cell>
          <table:table-cell office:value-type="float" office:value="1">
            <text:p>1</text:p>
          </table:table-cell>
          <table:table-cell office:value-type="string">
            <text:p>Alexander H√∂re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all-for-price</text:p>
          </table:table-cell>
          <table:table-cell office:value-type="float" office:value="1">
            <text:p>1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jetpack</text:p>
          </table:table-cell>
          <table:table-cell office:value-type="float" office:value="2">
            <text:p>2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ags</text:p>
          </table:table-cell>
          <table:table-cell office:value-type="float" office:value="1">
            <text:p>1</text:p>
          </table:table-cell>
          <table:table-cell office:value-type="string">
            <text:p>Amaury BALM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ive-star-rating</text:p>
          </table:table-cell>
          <table:table-cell office:value-type="float" office:value="1">
            <text:p>1</text:p>
          </table:table-cell>
          <table:table-cell office:value-type="string">
            <text:p>Andrew Alb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deprecated-notices</text:p>
          </table:table-cell>
          <table:table-cell office:value-type="float" office:value="2">
            <text:p>2</text:p>
          </table:table-cell>
          <table:table-cell office:value-type="string">
            <text:p>Andrew Nac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nymce-advanced</text:p>
          </table:table-cell>
          <table:table-cell office:value-type="float" office:value="5">
            <text:p>5</text:p>
          </table:table-cell>
          <table:table-cell office:value-type="string">
            <text:p>Andrew Oz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oolbar-theme-switcher</text:p>
          </table:table-cell>
          <table:table-cell office:value-type="float" office:value="1">
            <text:p>1</text:p>
          </table:table-cell>
          <table:table-cell office:value-type="string">
            <text:p>Andrey "Rarst" Savchen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-premium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and-follow</text:p>
          </table:table-cell>
          <table:table-cell office:value-type="float" office:value="1">
            <text:p>1</text:p>
          </table:table-cell>
          <table:table-cell office:value-type="string">
            <text:p>Andy Kill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ipping-awd</text:p>
          </table:table-cell>
          <table:table-cell office:value-type="float" office:value="1">
            <text:p>1</text:p>
          </table:table-cell>
          <table:table-cell office:value-type="string">
            <text:p>Andy_P (modified by Mantish to make it state base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favicon</text:p>
          </table:table-cell>
          <table:table-cell office:value-type="float" office:value="1">
            <text:p>1</text:p>
          </table:table-cell>
          <table:table-cell office:value-type="string">
            <text:p>Arne Frank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</text:p>
          </table:table-cell>
          <table:table-cell office:value-type="float" office:value="1">
            <text:p>1</text:p>
          </table:table-cell>
          <table:table-cell office:value-type="string">
            <text:p>Austin Matz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</text:p>
          </table:table-cell>
          <table:table-cell office:value-type="float" office:value="85">
            <text:p>85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</text:p>
          </table:table-cell>
          <table:table-cell office:value-type="float" office:value="41">
            <text:p>41</text:p>
          </table:table-cell>
          <table:table-cell office:value-type="string">
            <text:p>Automattic</text:p>
          </table:table-cell>
          <table:table-cell table:number-columns-repeated="2"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nster-widget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sh-syndication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ats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</text:p>
          </table:table-cell>
          <table:table-cell office:value-type="float" office:value="22">
            <text:p>22</text:p>
          </table:table-cell>
          <table:table-cell office:value-type="string">
            <text:p>Automattic</text:p>
          </table:table-cell>
          <table:table-cell table:number-columns-repeated="2"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ateway-paypal-express-checkout</text:p>
          </table:table-cell>
          <table:table-cell office:value-type="float" office:value="2">
            <text:p>2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p-scanner</text:p>
          </table:table-cell>
          <table:table-cell office:value-type="float" office:value="1">
            <text:p>1</text:p>
          </table:table-cell>
          <table:table-cell office:value-type="string">
            <text:p>Automattic (Original code by Pross Otto42 and Thorsten Ott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quantity-increment</text:p>
          </table:table-cell>
          <table:table-cell office:value-type="float" office:value="2">
            <text:p>2</text:p>
          </table:table-cell>
          <table:table-cell office:value-type="string">
            <text:p>Automattic 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-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posts</text:p>
          </table:table-cell>
          <table:table-cell office:value-type="float" office:value="2">
            <text:p>2</text:p>
          </table:table-cell>
          <table:table-cell office:value-type="string">
            <text:p>Barry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hip</text:p>
          </table:table-cell>
          <table:table-cell office:value-type="float" office:value="6">
            <text:p>6</text:p>
          </table:table-cell>
          <table:table-cell office:value-type="string">
            <text:p>Barry (Incsub) Cole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eo</text:p>
          </table:table-cell>
          <table:table-cell office:value-type="float" office:value="1">
            <text:p>1</text:p>
          </table:table-cell>
          <table:table-cell office:value-type="string">
            <text:p>Ben Hu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tcha</text:p>
          </table:table-cell>
          <table:table-cell office:value-type="float" office:value="3">
            <text:p>3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plugin</text:p>
          </table:table-cell>
          <table:table-cell office:value-type="float" office:value="2">
            <text:p>2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wp-security</text:p>
          </table:table-cell>
          <table:table-cell office:value-type="float" office:value="1">
            <text:p>1</text:p>
          </table:table-cell>
          <table:table-cell office:value-type="string">
            <text:p>Bit51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</text:p>
          </table:table-cell>
          <table:table-cell office:value-type="float" office:value="4">
            <text:p>4</text:p>
          </table:table-cell>
          <table:table-cell office:value-type="string">
            <text:p>Blogpl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werpress</text:p>
          </table:table-cell>
          <table:table-cell office:value-type="float" office:value="2">
            <text:p>2</text:p>
          </table:table-cell>
          <table:table-cell office:value-type="string">
            <text:p>Blubr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d</text:p>
          </table:table-cell>
          <table:table-cell office:value-type="float" office:value="1">
            <text:p>1</text:p>
          </table:table-cell>
          <table:table-cell office:value-type="string">
            <text:p>Bobbing Wide Pippin William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float" office:value="27918">
            <text:p>27918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llow-reinstall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bboing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igram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bbing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ikcouk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s8484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-typ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design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ly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aso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</text:p>
          </table:table-cell>
          <table:table-cell office:value-type="float" office:value="46">
            <text:p>4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egory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ookie-cat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62wp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nlo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y-oik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afts-for-friend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tib-review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w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ort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pag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-footer-widget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tant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-ctrl-importer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k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calmail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soh_old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bo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</text:p>
          </table:table-cell>
          <table:table-cell office:value-type="float" office:value="87">
            <text:p>8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2z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d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jax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</text:p>
          </table:table-cell>
          <table:table-cell office:value-type="float" office:value="31">
            <text:p>3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move</text:p>
          </table:table-cell>
          <table:table-cell office:value-type="float" office:value="19">
            <text:p>19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bpres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logger-redirect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b-bing-wide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ok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p-signup-email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usines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wtrace</text:p>
          </table:table-cell>
          <table:table-cell office:value-type="float" office:value="63">
            <text:p>63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artcountry-shippin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hild-them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</text:p>
          </table:table-cell>
          <table:table-cell office:value-type="float" office:value="21">
            <text:p>2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wx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mb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p47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n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okie-law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okie-lis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</text:p>
          </table:table-cell>
          <table:table-cell office:value-type="float" office:value="40">
            <text:p>4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3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at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debug-filters</text:p>
          </table:table-cell>
          <table:table-cell office:value-type="float" office:value="14">
            <text:p>1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ownload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dropcap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dd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mail-signature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xternal-link-warning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ields</text:p>
          </table:table-cell>
          <table:table-cell office:value-type="float" office:value="54">
            <text:p>5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um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c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eader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html-importe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html2markdow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18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infusionsof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intouchcrm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dia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ember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oney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reoptions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hot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nivo-slider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optio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ayment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g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-field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pup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st-type-support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esentation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ivacy-policy</text:p>
          </table:table-cell>
          <table:table-cell office:value-type="float" office:value="53">
            <text:p>5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o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at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ad-more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publish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quest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sponsive-menu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wri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wd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c-hel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elect-menu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-a2z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de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queeze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yndic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estimonials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-field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hesis-featurebox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ugin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do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un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ypes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user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video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-pro</text:p>
          </table:table-cell>
          <table:table-cell office:value-type="float" office:value="13">
            <text:p>1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andmadestudio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dget-cache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ndow-width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oo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orking-feedback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zs-ra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z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obar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ikcouk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remium-plugi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rict-shipping-class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fi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hunter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tu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o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bbboing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neak-peek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g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c29608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xt2md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k-tides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s-tide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ordpress-develop-test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db-alt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pompe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_oembed_fi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bsafe_print_r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ean-up</text:p>
          </table:table-cell>
          <table:table-cell office:value-type="float" office:value="1">
            <text:p>1</text:p>
          </table:table-cell>
          <table:table-cell office:value-type="string">
            <text:p>BoLiQu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_VC_Addons</text:p>
          </table:table-cell>
          <table:table-cell office:value-type="float" office:value="1">
            <text:p>1</text:p>
          </table:table-cell>
          <table:table-cell office:value-type="string">
            <text:p>Brainstorm For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limstat</text:p>
          </table:table-cell>
          <table:table-cell office:value-type="float" office:value="3">
            <text:p>3</text:p>
          </table:table-cell>
          <table:table-cell office:value-type="string">
            <text:p>Cam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demon</text:p>
          </table:table-cell>
          <table:table-cell office:value-type="float" office:value="1">
            <text:p>1</text:p>
          </table:table-cell>
          <table:table-cell office:value-type="string">
            <text:p>CarDemo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bers</text:p>
          </table:table-cell>
          <table:table-cell office:value-type="float" office:value="15">
            <text:p>15</text:p>
          </table:table-cell>
          <table:table-cell office:value-type="string">
            <text:p>Chad But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wordpress</text:p>
          </table:table-cell>
          <table:table-cell office:value-type="float" office:value="1">
            <text:p>1</text:p>
          </table:table-cell>
          <table:table-cell office:value-type="string">
            <text:p>Charles John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bnet-ping-optimizer</text:p>
          </table:table-cell>
          <table:table-cell office:value-type="float" office:value="1">
            <text:p>1</text:p>
          </table:table-cell>
          <table:table-cell office:value-type="string">
            <text:p>chipbennet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hp-info</text:p>
          </table:table-cell>
          <table:table-cell office:value-type="float" office:value="1">
            <text:p>1</text:p>
          </table:table-cell>
          <table:table-cell office:value-type="string">
            <text:p>Christopher Ro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-social-login</text:p>
          </table:table-cell>
          <table:table-cell office:value-type="float" office:value="1">
            <text:p>1</text:p>
          </table:table-cell>
          <table:table-cell office:value-type="string">
            <text:p>Claude Schless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lef</text:p>
          </table:table-cell>
          <table:table-cell office:value-type="float" office:value="2">
            <text:p>2</text:p>
          </table:table-cell>
          <table:table-cell office:value-type="string">
            <text:p>Clef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toembed</text:p>
          </table:table-cell>
          <table:table-cell office:value-type="float" office:value="2">
            <text:p>2</text:p>
          </table:table-cell>
          <table:table-cell office:value-type="string">
            <text:p>Corey Wilson Jason Hines Christopher John Jack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</text:p>
          </table:table-cell>
          <table:table-cell office:value-type="float" office:value="2">
            <text:p>2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activation-status</text:p>
          </table:table-cell>
          <table:table-cell office:value-type="float" office:value="5">
            <text:p>5</text:p>
          </table:table-cell>
          <table:table-cell office:value-type="string">
            <text:p>Curtiss Grymal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siness-directory-plugin</text:p>
          </table:table-cell>
          <table:table-cell office:value-type="float" office:value="1">
            <text:p>1</text:p>
          </table:table-cell>
          <table:table-cell office:value-type="string">
            <text:p>D. Rodenba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d-formmaile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generato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write-rules-inspector</text:p>
          </table:table-cell>
          <table:table-cell office:value-type="float" office:value="1">
            <text:p>1</text:p>
          </table:table-cell>
          <table:table-cell office:value-type="string">
            <text:p>Daniel Bachhuber 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name-changer</text:p>
          </table:table-cell>
          <table:table-cell office:value-type="float" office:value="1">
            <text:p>1</text:p>
          </table:table-cell>
          <table:table-cell office:value-type="string">
            <text:p>Daniel J Griffith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add-countries</text:p>
          </table:table-cell>
          <table:table-cell office:value-type="float" office:value="3">
            <text:p>3</text:p>
          </table:table-cell>
          <table:table-cell office:value-type="string">
            <text:p>Daniele De Sant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optimize</text:p>
          </table:table-cell>
          <table:table-cell office:value-type="float" office:value="3">
            <text:p>3</text:p>
          </table:table-cell>
          <table:table-cell office:value-type="string">
            <text:p>David Anderson Ruhani Rabin Team Up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layout-extras</text:p>
          </table:table-cell>
          <table:table-cell office:value-type="float" office:value="1">
            <text:p>1</text:p>
          </table:table-cell>
          <table:table-cell office:value-type="string">
            <text:p>David Decker - DECKER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recent-posts-widget</text:p>
          </table:table-cell>
          <table:table-cell office:value-type="float" office:value="1">
            <text:p>1</text:p>
          </table:table-cell>
          <table:table-cell office:value-type="string">
            <text:p>David Gewirt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rgebot</text:p>
          </table:table-cell>
          <table:table-cell office:value-type="float" office:value="1">
            <text:p>1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</text:p>
          </table:table-cell>
          <table:table-cell office:value-type="float" office:value="7">
            <text:p>7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ivate-buddypress</text:p>
          </table:table-cell>
          <table:table-cell office:value-type="float" office:value="3">
            <text:p>3</text:p>
          </table:table-cell>
          <table:table-cell office:value-type="string">
            <text:p>Dennis Morhard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ntenance-mode</text:p>
          </table:table-cell>
          <table:table-cell office:value-type="float" office:value="1">
            <text:p>1</text:p>
          </table:table-cell>
          <table:table-cell office:value-type="string">
            <text:p>Designmod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framework</text:p>
          </table:table-cell>
          <table:table-cell office:value-type="float" office:value="1">
            <text:p>1</text:p>
          </table:table-cell>
          <table:table-cell office:value-type="string">
            <text:p>Devin Pr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ision-control</text:p>
          </table:table-cell>
          <table:table-cell office:value-type="float" office:value="2">
            <text:p>2</text:p>
          </table:table-cell>
          <table:table-cell office:value-type="string">
            <text:p>Dion Huls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erformance-score-booster</text:p>
          </table:table-cell>
          <table:table-cell office:value-type="float" office:value="1">
            <text:p>1</text:p>
          </table:table-cell>
          <table:table-cell office:value-type="string">
            <text:p>Dipak C. Gajj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blic-post-preview</text:p>
          </table:table-cell>
          <table:table-cell office:value-type="float" office:value="1">
            <text:p>1</text:p>
          </table:table-cell>
          <table:table-cell office:value-type="string">
            <text:p>Dominik Schilli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s-for-comments</text:p>
          </table:table-cell>
          <table:table-cell office:value-type="float" office:value="2">
            <text:p>2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loit-scanner</text:p>
          </table:table-cell>
          <table:table-cell office:value-type="float" office:value="1">
            <text:p>1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</text:p>
          </table:table-cell>
          <table:table-cell office:value-type="float" office:value="2">
            <text:p>2</text:p>
          </table:table-cell>
          <table:table-cell office:value-type="string">
            <text:p>Dustin Bol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curity-lab</text:p>
          </table:table-cell>
          <table:table-cell office:value-type="float" office:value="1">
            <text:p>1</text:p>
          </table:table-cell>
          <table:table-cell office:value-type="string">
            <text:p>eConsultants.it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cwid-shopping-cart</text:p>
          </table:table-cell>
          <table:table-cell office:value-type="float" office:value="1">
            <text:p>1</text:p>
          </table:table-cell>
          <table:table-cell office:value-type="string">
            <text:p>Ecwid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vteam</text:p>
          </table:table-cell>
          <table:table-cell office:value-type="float" office:value="1">
            <text:p>1</text:p>
          </table:table-cell>
          <table:table-cell office:value-type="string">
            <text:p>Egemene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vi-builder</text:p>
          </table:table-cell>
          <table:table-cell office:value-type="float" office:value="1">
            <text:p>1</text:p>
          </table:table-cell>
          <table:table-cell office:value-type="string">
            <text:p>Elegant 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options-page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repeater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slider</text:p>
          </table:table-cell>
          <table:table-cell office:value-type="float" office:value="1">
            <text:p>1</text:p>
          </table:table-cell>
          <table:table-cell office:value-type="string">
            <text:p>Enigma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ubepress</text:p>
          </table:table-cell>
          <table:table-cell office:value-type="float" office:value="1">
            <text:p>1</text:p>
          </table:table-cell>
          <table:table-cell office:value-type="string">
            <text:p>Eric D. Ho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-and-replace</text:p>
          </table:table-cell>
          <table:table-cell office:value-type="float" office:value="1">
            <text:p>1</text:p>
          </table:table-cell>
          <table:table-cell office:value-type="string">
            <text:p>Frank B&amp;uuml;lt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3-total-cache</text:p>
          </table:table-cell>
          <table:table-cell office:value-type="float" office:value="2">
            <text:p>2</text:p>
          </table:table-cell>
          <table:table-cell office:value-type="string">
            <text:p>Frederick Tow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ui</text:p>
          </table:table-cell>
          <table:table-cell office:value-type="float" office:value="3">
            <text:p>3</text:p>
          </table:table-cell>
          <table:table-cell office:value-type="string">
            <text:p>Fusion Engineering and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preview</text:p>
          </table:table-cell>
          <table:table-cell office:value-type="float" office:value="1">
            <text:p>1</text:p>
          </table:table-cell>
          <table:table-cell office:value-type="string">
            <text:p>Gabriel Nagm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carousel</text:p>
          </table:table-cell>
          <table:table-cell office:value-type="float" office:value="1">
            <text:p>1</text:p>
          </table:table-cell>
          <table:table-cell office:value-type="string">
            <text:p>GhozyLab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-to-twitter</text:p>
          </table:table-cell>
          <table:table-cell office:value-type="float" office:value="2">
            <text:p>2</text:p>
          </table:table-cell>
          <table:table-cell office:value-type="string">
            <text:p>Glyn Moon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er-reviews</text:p>
          </table:table-cell>
          <table:table-cell office:value-type="float" office:value="1">
            <text:p>1</text:p>
          </table:table-cell>
          <table:table-cell office:value-type="string">
            <text:p>Go Web Solutio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3-profiler</text:p>
          </table:table-cell>
          <table:table-cell office:value-type="float" office:value="3">
            <text:p>3</text:p>
          </table:table-cell>
          <table:table-cell office:value-type="string">
            <text:p>GoDaddy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f-author-url-control</text:p>
          </table:table-cell>
          <table:table-cell office:value-type="float" office:value="1">
            <text:p>1</text:p>
          </table:table-cell>
          <table:table-cell office:value-type="string">
            <text:p>Gr√©gory Vigui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tended-page-lists</text:p>
          </table:table-cell>
          <table:table-cell office:value-type="float" office:value="6">
            <text:p>6</text:p>
          </table:table-cell>
          <table:table-cell office:value-type="string">
            <text:p>grandslambe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_portfolio</text:p>
          </table:table-cell>
          <table:table-cell office:value-type="float" office:value="1">
            <text:p>1</text:p>
          </table:table-cell>
          <table:table-cell office:value-type="string">
            <text:p>Gran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trans</text:p>
          </table:table-cell>
          <table:table-cell office:value-type="float" office:value="1">
            <text:p>1</text:p>
          </table:table-cell>
          <table:table-cell office:value-type="string">
            <text:p>GTransla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</text:p>
          </table:table-cell>
          <table:table-cell office:value-type="float" office:value="6">
            <text:p>6</text:p>
          </table:table-cell>
          <table:table-cell office:value-type="string">
            <text:p>Gutenberg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ppointments</text:p>
          </table:table-cell>
          <table:table-cell office:value-type="float" office:value="2">
            <text:p>2</text:p>
          </table:table-cell>
          <table:table-cell office:value-type="string">
            <text:p>Hakan Evin &lt;hakan@incsub.com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orm10</text:p>
          </table:table-cell>
          <table:table-cell office:value-type="float" office:value="1">
            <text:p>1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ck</text:p>
          </table:table-cell>
          <table:table-cell office:value-type="float" office:value="4">
            <text:p>4</text:p>
          </table:table-cell>
          <table:table-cell office:value-type="string">
            <text:p>Herb Mill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protector</text:p>
          </table:table-cell>
          <table:table-cell office:value-type="float" office:value="1">
            <text:p>1</text:p>
          </table:table-cell>
          <table:table-cell office:value-type="string">
            <text:p>Hirofumi Oh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wordpress</text:p>
          </table:table-cell>
          <table:table-cell office:value-type="float" office:value="30">
            <text:p>30</text:p>
          </table:table-cell>
          <table:table-cell office:value-type="string">
            <text:p>Human Made Limi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for-wp</text:p>
          </table:table-cell>
          <table:table-cell office:value-type="float" office:value="2">
            <text:p>2</text:p>
          </table:table-cell>
          <table:table-cell office:value-type="string">
            <text:p>iberic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we-codes</text:p>
          </table:table-cell>
          <table:table-cell office:value-type="float" office:value="1">
            <text:p>1</text:p>
          </table:table-cell>
          <table:table-cell office:value-type="string">
            <text:p>ima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wpup</text:p>
          </table:table-cell>
          <table:table-cell office:value-type="float" office:value="16">
            <text:p>16</text:p>
          </table:table-cell>
          <table:table-cell office:value-type="string">
            <text:p>Inpsyde Gmb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oups</text:p>
          </table:table-cell>
          <table:table-cell office:value-type="float" office:value="1">
            <text:p>1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volume-discount-coupons</text:p>
          </table:table-cell>
          <table:table-cell office:value-type="float" office:value="2">
            <text:p>2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ithub-release-downloads</text:p>
          </table:table-cell>
          <table:table-cell office:value-type="float" office:value="1">
            <text:p>1</text:p>
          </table:table-cell>
          <table:table-cell office:value-type="string">
            <text:p>Ivan Ridao Freit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widget</text:p>
          </table:table-cell>
          <table:table-cell office:value-type="float" office:value="1">
            <text:p>1</text:p>
          </table:table-cell>
          <table:table-cell office:value-type="string">
            <text:p>James Laffer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roken-link-checker</text:p>
          </table:table-cell>
          <table:table-cell office:value-type="float" office:value="6">
            <text:p>6</text:p>
          </table:table-cell>
          <table:table-cell office:value-type="string">
            <text:p>Janis Els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onlinebackup</text:p>
          </table:table-cell>
          <table:table-cell office:value-type="float" office:value="3">
            <text:p>3</text:p>
          </table:table-cell>
          <table:table-cell office:value-type="string">
            <text:p>Jason Woods @ Backup Technolog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sales-pages</text:p>
          </table:table-cell>
          <table:table-cell office:value-type="float" office:value="1">
            <text:p>1</text:p>
          </table:table-cell>
          <table:table-cell office:value-type="string">
            <text:p>Jeff Bull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-google-analytics</text:p>
          </table:table-cell>
          <table:table-cell office:value-type="float" office:value="1">
            <text:p>1</text:p>
          </table:table-cell>
          <table:table-cell office:value-type="string">
            <text:p>Jeff Star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derconstruction</text:p>
          </table:table-cell>
          <table:table-cell office:value-type="float" office:value="14">
            <text:p>14</text:p>
          </table:table-cell>
          <table:table-cell office:value-type="string">
            <text:p>Jeremy Mass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nu-exporter</text:p>
          </table:table-cell>
          <table:table-cell office:value-type="float" office:value="2">
            <text:p>2</text:p>
          </table:table-cell>
          <table:table-cell office:value-type="string">
            <text:p>Joe Hoyle - Human Made Limi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pam-remover</text:p>
          </table:table-cell>
          <table:table-cell office:value-type="float" office:value="1">
            <text:p>1</text:p>
          </table:table-cell>
          <table:table-cell office:value-type="string">
            <text:p>Joel Har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mit-login-attempts</text:p>
          </table:table-cell>
          <table:table-cell office:value-type="float" office:value="3">
            <text:p>3</text:p>
          </table:table-cell>
          <table:table-cell office:value-type="string">
            <text:p>Johan Eenfeld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ery-monitor</text:p>
          </table:table-cell>
          <table:table-cell office:value-type="float" office:value="6">
            <text:p>6</text:p>
          </table:table-cell>
          <table:table-cell office:value-type="string">
            <text:p>John Blackbour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witching</text:p>
          </table:table-cell>
          <table:table-cell office:value-type="float" office:value="1">
            <text:p>1</text:p>
          </table:table-cell>
          <table:table-cell office:value-type="string">
            <text:p>John Blackbour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oce-widget-cache</text:p>
          </table:table-cell>
          <table:table-cell office:value-type="float" office:value="3">
            <text:p>3</text:p>
          </table:table-cell>
          <table:table-cell office:value-type="string">
            <text:p>John Ciacia Mark Parolis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direction</text:p>
          </table:table-cell>
          <table:table-cell office:value-type="float" office:value="10">
            <text:p>10</text:p>
          </table:table-cell>
          <table:table-cell office:value-type="string">
            <text:p>John God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-switcher</text:p>
          </table:table-cell>
          <table:table-cell office:value-type="float" office:value="16">
            <text:p>16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erm-images</text:p>
          </table:table-cell>
          <table:table-cell office:value-type="float" office:value="1">
            <text:p>1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custom-css</text:p>
          </table:table-cell>
          <table:table-cell office:value-type="float" office:value="1">
            <text:p>1</text:p>
          </table:table-cell>
          <table:table-cell office:value-type="string">
            <text:p>John Regan Danny Van Koot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wrangler</text:p>
          </table:table-cell>
          <table:table-cell office:value-type="float" office:value="7">
            <text:p>7</text:p>
          </table:table-cell>
          <table:table-cell office:value-type="string">
            <text:p>Jonathan Daggerha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dia-file-renamer</text:p>
          </table:table-cell>
          <table:table-cell office:value-type="float" office:value="5">
            <text:p>5</text:p>
          </table:table-cell>
          <table:table-cell office:value-type="string">
            <text:p>Jordy Me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-twitter</text:p>
          </table:table-cell>
          <table:table-cell office:value-type="float" office:value="5">
            <text:p>5</text:p>
          </table:table-cell>
          <table:table-cell office:value-type="string">
            <text:p>Joseph Dol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</text:p>
          </table:table-cell>
          <table:table-cell office:value-type="float" office:value="2">
            <text:p>2</text:p>
          </table:table-cell>
          <table:table-cell office:value-type="string">
            <text:p>Justin Tadl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output-cache</text:p>
          </table:table-cell>
          <table:table-cell office:value-type="float" office:value="1">
            <text:p>1</text:p>
          </table:table-cell>
          <table:table-cell office:value-type="string">
            <text:p>Kaspars Damb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ternal-link-manager</text:p>
          </table:table-cell>
          <table:table-cell office:value-type="float" office:value="2">
            <text:p>2</text:p>
          </table:table-cell>
          <table:table-cell office:value-type="string">
            <text:p>Kevin Lea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vacy-policy</text:p>
          </table:table-cell>
          <table:table-cell office:value-type="float" office:value="1">
            <text:p>1</text:p>
          </table:table-cell>
          <table:table-cell office:value-type="string">
            <text:p>Kevin Sparr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analytics</text:p>
          </table:table-cell>
          <table:table-cell office:value-type="float" office:value="3">
            <text:p>3</text:p>
          </table:table-cell>
          <table:table-cell office:value-type="string">
            <text:p>Kevin Sylvestr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ayerSlider</text:p>
          </table:table-cell>
          <table:table-cell office:value-type="float" office:value="1">
            <text:p>1</text:p>
          </table:table-cell>
          <table:table-cell office:value-type="string">
            <text:p>Kreatura 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uk-counties</text:p>
          </table:table-cell>
          <table:table-cell office:value-type="float" office:value="1">
            <text:p>1</text:p>
          </table:table-cell>
          <table:table-cell office:value-type="string">
            <text:p>Lee Will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tw-testimonials</text:p>
          </table:table-cell>
          <table:table-cell office:value-type="float" office:value="11">
            <text:p>11</text:p>
          </table:table-cell>
          <table:table-cell office:value-type="string">
            <text:p>LessThan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raftsForFriends</text:p>
          </table:table-cell>
          <table:table-cell office:value-type="float" office:value="2">
            <text:p>2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genavi</text:p>
          </table:table-cell>
          <table:table-cell office:value-type="float" office:value="6">
            <text:p>6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ll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view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rint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uplicator</text:p>
          </table:table-cell>
          <table:table-cell office:value-type="float" office:value="2">
            <text:p>2</text:p>
          </table:table-cell>
          <table:table-cell office:value-type="string">
            <text:p>LifeInTheGri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-icon-pro</text:p>
          </table:table-cell>
          <table:table-cell office:value-type="float" office:value="1">
            <text:p>1</text:p>
          </table:table-cell>
          <table:table-cell office:value-type="string">
            <text:p>Luca Spil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ote-rotator</text:p>
          </table:table-cell>
          <table:table-cell office:value-type="float" office:value="1">
            <text:p>1</text:p>
          </table:table-cell>
          <table:table-cell office:value-type="string">
            <text:p>Luke How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htaccess-editor</text:p>
          </table:table-cell>
          <table:table-cell office:value-type="float" office:value="1">
            <text:p>1</text:p>
          </table:table-cell>
          <table:table-cell office:value-type="string">
            <text:p>Lukenz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</text:p>
          </table:table-cell>
          <table:table-cell office:value-type="float" office:value="1">
            <text:p>1</text:p>
          </table:table-cell>
          <table:table-cell office:value-type="string">
            <text:p>MailChimp and 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loner</text:p>
          </table:table-cell>
          <table:table-cell office:value-type="float" office:value="3">
            <text:p>3</text:p>
          </table:table-cell>
          <table:table-cell office:value-type="string">
            <text:p>Manuel Razzari Patricio Tarantin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core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googleplugin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heatmap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archenginesetting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oboost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hortcode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push</text:p>
          </table:table-cell>
          <table:table-cell office:value-type="float" office:value="1">
            <text:p>1</text:p>
          </table:table-cell>
          <table:table-cell office:value-type="string">
            <text:p>Mark Rowatt Ander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external-images</text:p>
          </table:table-cell>
          <table:table-cell office:value-type="float" office:value="3">
            <text:p>3</text:p>
          </table:table-cell>
          <table:table-cell office:value-type="string">
            <text:p>Marty Thorn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-live-update-urls</text:p>
          </table:table-cell>
          <table:table-cell office:value-type="float" office:value="4">
            <text:p>4</text:p>
          </table:table-cell>
          <table:table-cell office:value-type="string">
            <text:p>Mat Li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l-slider</text:p>
          </table:table-cell>
          <table:table-cell office:value-type="float" office:value="1">
            <text:p>1</text:p>
          </table:table-cell>
          <table:table-cell office:value-type="string">
            <text:p>Matcha La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importer</text:p>
          </table:table-cell>
          <table:table-cell office:value-type="float" office:value="4">
            <text:p>4</text:p>
          </table:table-cell>
          <table:table-cell office:value-type="string">
            <text:p>Matthew Boy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-form-builder</text:p>
          </table:table-cell>
          <table:table-cell office:value-type="float" office:value="1">
            <text:p>1</text:p>
          </table:table-cell>
          <table:table-cell office:value-type="string">
            <text:p>Matthew Mu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scribe2</text:p>
          </table:table-cell>
          <table:table-cell office:value-type="float" office:value="1">
            <text:p>1</text:p>
          </table:table-cell>
          <table:table-cell office:value-type="string">
            <text:p>Matthew Robin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widget</text:p>
          </table:table-cell>
          <table:table-cell office:value-type="float" office:value="1">
            <text:p>1</text:p>
          </table:table-cell>
          <table:table-cell office:value-type="string">
            <text:p>Michael Fiel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images</text:p>
          </table:table-cell>
          <table:table-cell office:value-type="float" office:value="1">
            <text:p>1</text:p>
          </table:table-cell>
          <table:table-cell office:value-type="string">
            <text:p>Michael Fields Ben Hu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_composer</text:p>
          </table:table-cell>
          <table:table-cell office:value-type="float" office:value="2">
            <text:p>2</text:p>
          </table:table-cell>
          <table:table-cell office:value-type="string">
            <text:p>Michael M - WPBakery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ntenance-mode</text:p>
          </table:table-cell>
          <table:table-cell office:value-type="float" office:value="2">
            <text:p>2</text:p>
          </table:table-cell>
          <table:table-cell office:value-type="string">
            <text:p>Michael W√∂hr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to-any</text:p>
          </table:table-cell>
          <table:table-cell office:value-type="float" office:value="9">
            <text:p>9</text:p>
          </table:table-cell>
          <table:table-cell office:value-type="string">
            <text:p>micropa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ontact-form</text:p>
          </table:table-cell>
          <table:table-cell office:value-type="float" office:value="15">
            <text:p>15</text:p>
          </table:table-cell>
          <table:table-cell office:value-type="string">
            <text:p>Mike Challis Ken Carl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gift-wrap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job-manager</text:p>
          </table:table-cell>
          <table:table-cell office:value-type="float" office:value="1">
            <text:p>1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beta-tester</text:p>
          </table:table-cell>
          <table:table-cell office:value-type="float" office:value="2">
            <text:p>2</text:p>
          </table:table-cell>
          <table:table-cell office:value-type="string">
            <text:p>mitcho (Michael Yoshitaka Erlewine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widget</text:p>
          </table:table-cell>
          <table:table-cell office:value-type="float" office:value="2">
            <text:p>2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events-calendar</text:p>
          </table:table-cell>
          <table:table-cell office:value-type="float" office:value="8">
            <text:p>8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bar</text:p>
          </table:table-cell>
          <table:table-cell office:value-type="float" office:value="3">
            <text:p>3</text:p>
          </table:table-cell>
          <table:table-cell office:value-type="string">
            <text:p>Monjurul Dol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tatistics</text:p>
          </table:table-cell>
          <table:table-cell office:value-type="float" office:value="2">
            <text:p>2</text:p>
          </table:table-cell>
          <table:table-cell office:value-type="string">
            <text:p>Mostafa Souf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slider</text:p>
          </table:table-cell>
          <table:table-cell office:value-type="float" office:value="1">
            <text:p>1</text:p>
          </table:table-cell>
          <table:table-cell office:value-type="string">
            <text:p>Mr.Vi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ui-demo</text:p>
          </table:table-cell>
          <table:table-cell office:value-type="float" office:value="1">
            <text:p>1</text:p>
          </table:table-cell>
          <table:table-cell office:value-type="string">
            <text:p>Mte9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beta-tester</text:p>
          </table:table-cell>
          <table:table-cell office:value-type="float" office:value="1">
            <text:p>1</text:p>
          </table:table-cell>
          <table:table-cell office:value-type="string">
            <text:p>Nathan R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ta-tag-manager</text:p>
          </table:table-cell>
          <table:table-cell office:value-type="float" office:value="1">
            <text:p>1</text:p>
          </table:table-cell>
          <table:table-cell office:value-type="string">
            <text:p>NetWebLogic LL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-manager</text:p>
          </table:table-cell>
          <table:table-cell office:value-type="float" office:value="1">
            <text:p>1</text:p>
          </table:table-cell>
          <table:table-cell office:value-type="string">
            <text:p>Never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mail-as-username-for-wp-members</text:p>
          </table:table-cell>
          <table:table-cell office:value-type="float" office:value="1">
            <text:p>1</text:p>
          </table:table-cell>
          <table:table-cell office:value-type="string">
            <text:p>New Tribes Mission (Stephen Narwol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responsive-video-embedder</text:p>
          </table:table-cell>
          <table:table-cell office:value-type="float" office:value="1">
            <text:p>1</text:p>
          </table:table-cell>
          <table:table-cell office:value-type="string">
            <text:p>Nicolas Jon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</text:p>
          </table:table-cell>
          <table:table-cell office:value-type="float" office:value="1">
            <text:p>1</text:p>
          </table:table-cell>
          <table:table-cell office:value-type="string">
            <text:p>Nikolay Bachiysk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s-order</text:p>
          </table:table-cell>
          <table:table-cell office:value-type="float" office:value="1">
            <text:p>1</text:p>
          </table:table-cell>
          <table:table-cell office:value-type="string">
            <text:p>Nsp C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-check</text:p>
          </table:table-cell>
          <table:table-cell office:value-type="float" office:value="1">
            <text:p>1</text:p>
          </table:table-cell>
          <table:table-cell office:value-type="string">
            <text:p>Otto42 pro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lcome-pack</text:p>
          </table:table-cell>
          <table:table-cell office:value-type="float" office:value="1">
            <text:p>1</text:p>
          </table:table-cell>
          <table:table-cell office:value-type="string">
            <text:p>Paul Gib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theme-switcher</text:p>
          </table:table-cell>
          <table:table-cell office:value-type="float" office:value="1">
            <text:p>1</text:p>
          </table:table-cell>
          <table:table-cell office:value-type="string">
            <text:p>Paul Menard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rce-regenerate-thumbnails</text:p>
          </table:table-cell>
          <table:table-cell office:value-type="float" office:value="4">
            <text:p>4</text:p>
          </table:table-cell>
          <table:table-cell office:value-type="string">
            <text:p>Pedro Elsn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mthumb-vulnerability-scanner</text:p>
          </table:table-cell>
          <table:table-cell office:value-type="float" office:value="3">
            <text:p>3</text:p>
          </table:table-cell>
          <table:table-cell office:value-type="string">
            <text:p>Peter But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c-searchengine-verify</text:p>
          </table:table-cell>
          <table:table-cell office:value-type="float" office:value="11">
            <text:p>11</text:p>
          </table:table-cell>
          <table:table-cell office:value-type="string">
            <text:p>Peter Coughl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interest-verify</text:p>
          </table:table-cell>
          <table:table-cell office:value-type="float" office:value="1">
            <text:p>1</text:p>
          </table:table-cell>
          <table:table-cell office:value-type="string">
            <text:p>Phil Derks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taxonomy-edits</text:p>
          </table:table-cell>
          <table:table-cell office:value-type="float" office:value="1">
            <text:p>1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-tweaks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pplier-directory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adsense</text:p>
          </table:table-cell>
          <table:table-cell office:value-type="float" office:value="1">
            <text:p>1</text:p>
          </table:table-cell>
          <table:table-cell office:value-type="string">
            <text:p>Philip Z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nivo-slider</text:p>
          </table:table-cell>
          <table:table-cell office:value-type="float" office:value="1">
            <text:p>1</text:p>
          </table:table-cell>
          <table:table-cell office:value-type="string">
            <text:p>Phillip Bry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</text:p>
          </table:table-cell>
          <table:table-cell office:value-type="float" office:value="10">
            <text:p>10</text:p>
          </table:table-cell>
          <table:table-cell office:value-type="string">
            <text:p>Pippin Williamson and Compan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up-domination</text:p>
          </table:table-cell>
          <table:table-cell office:value-type="float" office:value="2">
            <text:p>2</text:p>
          </table:table-cell>
          <table:table-cell office:value-type="string">
            <text:p>PopUp Domination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</text:p>
          </table:table-cell>
          <table:table-cell office:value-type="float" office:value="2">
            <text:p>2</text:p>
          </table:table-cell>
          <table:table-cell office:value-type="string">
            <text:p>Qian Q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fancybox</text:p>
          </table:table-cell>
          <table:table-cell office:value-type="float" office:value="1">
            <text:p>1</text:p>
          </table:table-cell>
          <table:table-cell office:value-type="string">
            <text:p>Ravan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rtfolio-slideshow</text:p>
          </table:table-cell>
          <table:table-cell office:value-type="float" office:value="6">
            <text:p>6</text:p>
          </table:table-cell>
          <table:table-cell office:value-type="string">
            <text:p>Raygu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ostock-gallery</text:p>
          </table:table-cell>
          <table:table-cell office:value-type="float" office:value="1">
            <text:p>1</text:p>
          </table:table-cell>
          <table:table-cell office:value-type="string">
            <text:p>RevoSt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law-info</text:p>
          </table:table-cell>
          <table:table-cell office:value-type="float" office:value="2">
            <text:p>2</text:p>
          </table:table-cell>
          <table:table-cell office:value-type="string">
            <text:p>Richard Ash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rontend-uploader</text:p>
          </table:table-cell>
          <table:table-cell office:value-type="float" office:value="1">
            <text:p>1</text:p>
          </table:table-cell>
          <table:table-cell office:value-type="string">
            <text:p>Rinat Khaziev Daniel Bachhu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-car-dealer</text:p>
          </table:table-cell>
          <table:table-cell office:value-type="float" office:value="1">
            <text:p>1</text:p>
          </table:table-cell>
          <table:table-cell office:value-type="string">
            <text:p>Roberto Brun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</text:p>
          </table:table-cell>
          <table:table-cell office:value-type="float" office:value="12">
            <text:p>12</text:p>
          </table:table-cell>
          <table:table-cell office:value-type="string">
            <text:p>rocketgeni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il</text:p>
          </table:table-cell>
          <table:table-cell office:value-type="float" office:value="1">
            <text:p>1</text:p>
          </table:table-cell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video-lightbox</text:p>
          </table:table-cell>
          <table:table-cell office:value-type="float" office:value="1">
            <text:p>1</text:p>
          </table:table-cell>
          <table:table-cell office:value-type="string">
            <text:p>Ruhul Am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ckr-flickr</text:p>
          </table:table-cell>
          <table:table-cell office:value-type="float" office:value="1">
            <text:p>1</text:p>
          </table:table-cell>
          <table:table-cell office:value-type="string">
            <text:p>Russell Jamie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rser</text:p>
          </table:table-cell>
          <table:table-cell office:value-type="float" office:value="2">
            <text:p>2</text:p>
          </table:table-cell>
          <table:table-cell office:value-type="string">
            <text:p>Ryan McCue Paul Gibbs Andrey "Rarst" Savchenko and Contributo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ec-php</text:p>
          </table:table-cell>
          <table:table-cell office:value-type="float" office:value="1">
            <text:p>1</text:p>
          </table:table-cell>
          <table:table-cell office:value-type="string">
            <text:p>S&amp;ouml;ren We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</text:p>
          </table:table-cell>
          <table:table-cell office:value-type="float" office:value="3">
            <text:p>3</text:p>
          </table:table-cell>
          <table:table-cell office:value-type="string">
            <text:p>s2Member / WebSharks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ousel-slider</text:p>
          </table:table-cell>
          <table:table-cell office:value-type="float" office:value="1">
            <text:p>1</text:p>
          </table:table-cell>
          <table:table-cell office:value-type="string">
            <text:p>Sayful Isl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Scott Tayl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reets-lc</text:p>
          </table:table-cell>
          <table:table-cell office:value-type="float" office:value="1">
            <text:p>1</text:p>
          </table:table-cell>
          <table:table-cell office:value-type="string">
            <text:p>Screets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dependencies</text:p>
          </table:table-cell>
          <table:table-cell office:value-type="float" office:value="1">
            <text:p>1</text:p>
          </table:table-cell>
          <table:table-cell office:value-type="string">
            <text:p>scrib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coming-soon-page</text:p>
          </table:table-cell>
          <table:table-cell office:value-type="float" office:value="1">
            <text:p>1</text:p>
          </table:table-cell>
          <table:table-cell office:value-type="string">
            <text:p>SeedPro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ousel-free</text:p>
          </table:table-cell>
          <table:table-cell office:value-type="float" office:value="1">
            <text:p>1</text:p>
          </table:table-cell>
          <table:table-cell office:value-type="string">
            <text:p>ShapedPlu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holic</text:p>
          </table:table-cell>
          <table:table-cell office:value-type="float" office:value="2">
            <text:p>2</text:p>
          </table:table-cell>
          <table:table-cell office:value-type="string">
            <text:p>Shareahol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footer</text:p>
          </table:table-cell>
          <table:table-cell office:value-type="float" office:value="1">
            <text:p>1</text:p>
          </table:table-cell>
          <table:table-cell office:value-type="string">
            <text:p>Sherief Mursyi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g-cachepress</text:p>
          </table:table-cell>
          <table:table-cell office:value-type="float" office:value="3">
            <text:p>3</text:p>
          </table:table-cell>
          <table:table-cell office:value-type="string">
            <text:p>SiteGrou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origin-panels</text:p>
          </table:table-cell>
          <table:table-cell office:value-type="float" office:value="4">
            <text:p>4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-widgets-bundle</text:p>
          </table:table-cell>
          <table:table-cell office:value-type="float" office:value="3">
            <text:p>3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</text:p>
          </table:table-cell>
          <table:table-cell office:value-type="float" office:value="1">
            <text:p>1</text:p>
          </table:table-cell>
          <table:table-cell office:value-type="string">
            <text:p>Sonicity Plug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yntax</text:p>
          </table:table-cell>
          <table:table-cell office:value-type="float" office:value="2">
            <text:p>2</text:p>
          </table:table-cell>
          <table:table-cell office:value-type="string">
            <text:p>Steven A. Zah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importer-exporter</text:p>
          </table:table-cell>
          <table:table-cell office:value-type="float" office:value="5">
            <text:p>5</text:p>
          </table:table-cell>
          <table:table-cell office:value-type="string">
            <text:p>Steven Glie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taxonomy-images</text:p>
          </table:table-cell>
          <table:table-cell office:value-type="float" office:value="1">
            <text:p>1</text:p>
          </table:table-cell>
          <table:table-cell office:value-type="string">
            <text:p>studiograsshopper themik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connect-woocommerce</text:p>
          </table:table-cell>
          <table:table-cell office:value-type="float" office:value="3">
            <text:p>3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responsive-slider</text:p>
          </table:table-cell>
          <table:table-cell office:value-type="float" office:value="1">
            <text:p>1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move</text:p>
          </table:table-cell>
          <table:table-cell office:value-type="float" office:value="1">
            <text:p>1</text:p>
          </table:table-cell>
          <table:table-cell office:value-type="string">
            <text:p>Sud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captcha</text:p>
          </table:table-cell>
          <table:table-cell office:value-type="float" office:value="1">
            <text:p>1</text:p>
          </table:table-cell>
          <table:table-cell office:value-type="string">
            <text:p>Takayuki Miyosh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act-forms</text:p>
          </table:table-cell>
          <table:table-cell office:value-type="float" office:value="1">
            <text:p>1</text:p>
          </table:table-cell>
          <table:table-cell office:value-type="string">
            <text:p>Taylor Lovet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stributor</text:p>
          </table:table-cell>
          <table:table-cell office:value-type="float" office:value="2">
            <text:p>2</text:p>
          </table:table-cell>
          <table:table-cell office:value-type="string">
            <text:p>Taylor Lovett 10u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</text:p>
          </table:table-cell>
          <table:table-cell office:value-type="float" office:value="1">
            <text:p>1</text:p>
          </table:table-cell>
          <table:table-cell office:value-type="string">
            <text:p>Team Yoas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press</text:p>
          </table:table-cell>
          <table:table-cell office:value-type="float" office:value="7">
            <text:p>7</text:p>
          </table:table-cell>
          <table:table-cell office:value-type="string">
            <text:p>The bbPress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alth-check</text:p>
          </table:table-cell>
          <table:table-cell office:value-type="float" office:value="1">
            <text:p>1</text:p>
          </table:table-cell>
          <table:table-cell office:value-type="string">
            <text:p>The WordPress.org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builder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core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grid</text:p>
          </table:table-cell>
          <table:table-cell office:value-type="float" office:value="1">
            <text:p>1</text:p>
          </table:table-cell>
          <table:table-cell office:value-type="string">
            <text:p>Themeon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ssential-grid</text:p>
          </table:table-cell>
          <table:table-cell office:value-type="float" office:value="1">
            <text:p>1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slider</text:p>
          </table:table-cell>
          <table:table-cell office:value-type="float" office:value="3">
            <text:p>3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oating-admin-menu</text:p>
          </table:table-cell>
          <table:table-cell office:value-type="float" office:value="1">
            <text:p>1</text:p>
          </table:table-cell>
          <table:table-cell office:value-type="string">
            <text:p>Till Kr√º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</text:p>
          </table:table-cell>
          <table:table-cell office:value-type="float" office:value="4">
            <text:p>4</text:p>
          </table:table-cell>
          <table:table-cell office:value-type="string">
            <text:p>Time.ly Network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gamenu</text:p>
          </table:table-cell>
          <table:table-cell office:value-type="float" office:value="1">
            <text:p>1</text:p>
          </table:table-cell>
          <table:table-cell office:value-type="string">
            <text:p>Tom Hems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ob-manager</text:p>
          </table:table-cell>
          <table:table-cell office:value-type="float" office:value="2">
            <text:p>2</text:p>
          </table:table-cell>
          <table:table-cell office:value-type="string">
            <text:p>Tom Townse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b-testimonials</text:p>
          </table:table-cell>
          <table:table-cell office:value-type="float" office:value="7">
            <text:p>7</text:p>
          </table:table-cell>
          <table:table-cell office:value-type="string">
            <text:p>Travis Balla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ne-click-child-theme</text:p>
          </table:table-cell>
          <table:table-cell office:value-type="float" office:value="1">
            <text:p>1</text:p>
          </table:table-cell>
          <table:table-cell office:value-type="string">
            <text:p>tych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oor-guys-swiss-knife</text:p>
          </table:table-cell>
          <table:table-cell office:value-type="float" office:value="2">
            <text:p>2</text:p>
          </table:table-cell>
          <table:table-cell office:value-type="string">
            <text:p>Uli Hak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ort-users-to-csv</text:p>
          </table:table-cell>
          <table:table-cell office:value-type="float" office:value="1">
            <text:p>1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</text:p>
          </table:table-cell>
          <table:table-cell office:value-type="float" office:value="4">
            <text:p>4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plugins-smart-update-pinger</text:p>
          </table:table-cell>
          <table:table-cell office:value-type="float" office:value="1">
            <text:p>1</text:p>
          </table:table-cell>
          <table:table-cell office:value-type="string">
            <text:p>Ultimate Plug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pdraftplus</text:p>
          </table:table-cell>
          <table:table-cell office:value-type="float" office:value="3">
            <text:p>3</text:p>
          </table:table-cell>
          <table:table-cell office:value-type="string">
            <text:p>UpdraftPlus.Com DavidAnder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instagram</text:p>
          </table:table-cell>
          <table:table-cell office:value-type="float" office:value="1">
            <text:p>1</text:p>
          </table:table-cell>
          <table:table-cell office:value-type="string">
            <text:p>Velo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elvet-blues-update-urls</text:p>
          </table:table-cell>
          <table:table-cell office:value-type="float" office:value="3">
            <text:p>3</text:p>
          </table:table-cell>
          <table:table-cell office:value-type="string">
            <text:p>VelvetBlues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ermanized</text:p>
          </table:table-cell>
          <table:table-cell office:value-type="float" office:value="1">
            <text:p>1</text:p>
          </table:table-cell>
          <table:table-cell office:value-type="string">
            <text:p>Vendide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-rss-feed-reader</text:p>
          </table:table-cell>
          <table:table-cell office:value-type="float" office:value="1">
            <text:p>1</text:p>
          </table:table-cell>
          <table:table-cell office:value-type="string">
            <text:p>Vianc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-bitly-links</text:p>
          </table:table-cell>
          <table:table-cell office:value-type="float" office:value="1">
            <text:p>1</text:p>
          </table:table-cell>
          <table:table-cell office:value-type="string">
            <text:p>Viper007Bo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role-editor</text:p>
          </table:table-cell>
          <table:table-cell office:value-type="float" office:value="3">
            <text:p>3</text:p>
          </table:table-cell>
          <table:table-cell office:value-type="string">
            <text:p>Vladimir Garaguly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post-type-ui</text:p>
          </table:table-cell>
          <table:table-cell office:value-type="float" office:value="2">
            <text:p>2</text:p>
          </table:table-cell>
          <table:table-cell office:value-type="string">
            <text:p>WebDevStudi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list</text:p>
          </table:table-cell>
          <table:table-cell office:value-type="float" office:value="1">
            <text:p>1</text:p>
          </table:table-cell>
          <table:table-cell office:value-type="string">
            <text:p>webvital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facebook-twitter-share-buttons</text:p>
          </table:table-cell>
          <table:table-cell office:value-type="float" office:value="1">
            <text:p>1</text:p>
          </table:table-cell>
          <table:table-cell office:value-type="string">
            <text:p>WhileTru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eet</text:p>
          </table:table-cell>
          <table:table-cell office:value-type="float" office:value="1">
            <text:p>1</text:p>
          </table:table-cell>
          <table:table-cell office:value-type="string">
            <text:p>wokamot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pro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olors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smart-coupon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sidebar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fence</text:p>
          </table:table-cell>
          <table:table-cell office:value-type="float" office:value="6">
            <text:p>6</text:p>
          </table:table-cell>
          <table:table-cell office:value-type="string">
            <text:p>Wordf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nk-manager</text:p>
          </table:table-cell>
          <table:table-cell office:value-type="float" office:value="1">
            <text:p>1</text:p>
          </table:table-cell>
          <table:table-cell office:value-type="string">
            <text:p>Word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assic-editor</text:p>
          </table:table-cell>
          <table:table-cell office:value-type="float" office:value="5">
            <text:p>5</text:p>
          </table:table-cell>
          <table:table-cell office:value-type="string">
            <text:p>WordPress Contributo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logger-importer</text:p>
          </table:table-cell>
          <table:table-cell office:value-type="float" office:value="3">
            <text:p>3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101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</text:p>
          </table:table-cell>
          <table:table-cell office:value-type="float" office:value="5">
            <text:p>5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ss-importer</text:p>
          </table:table-cell>
          <table:table-cell office:value-type="float" office:value="1">
            <text:p>1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27">
            <text:p>27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at2tag-importer</text:p>
          </table:table-cell>
          <table:table-cell office:value-type="float" office:value="2">
            <text:p>2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-listings</text:p>
          </table:table-cell>
          <table:table-cell office:value-type="float" office:value="1">
            <text:p>1</text:p>
          </table:table-cell>
          <table:table-cell office:value-type="string">
            <text:p>WP Auto Listing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s-qr-code-generator</text:p>
          </table:table-cell>
          <table:table-cell office:value-type="float" office:value="4">
            <text:p>4</text:p>
          </table:table-cell>
          <table:table-cell office:value-type="string">
            <text:p>WP Code Snippets (Luke America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gold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pro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ocket</text:p>
          </table:table-cell>
          <table:table-cell office:value-type="float" office:value="1">
            <text:p>1</text:p>
          </table:table-cell>
          <table:table-cell office:value-type="string">
            <text:p>WP 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</text:p>
          </table:table-cell>
          <table:table-cell office:value-type="float" office:value="2">
            <text:p>2</text:p>
          </table:table-cell>
          <table:table-cell office:value-type="string">
            <text:p>WP-SpamFre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role-based-methods</text:p>
          </table:table-cell>
          <table:table-cell office:value-type="float" office:value="2">
            <text:p>2</text:p>
          </table:table-cell>
          <table:table-cell office:value-type="string">
            <text:p>WPBackOff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on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ontent-copi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over</text:p>
          </table:table-cell>
          <table:table-cell office:value-type="float" office:value="2">
            <text:p>2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-newsletter</text:p>
          </table:table-cell>
          <table:table-cell office:value-type="float" office:value="1">
            <text:p>1</text:p>
          </table:table-cell>
          <table:table-cell office:value-type="string">
            <text:p>WPMU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manager</text:p>
          </table:table-cell>
          <table:table-cell office:value-type="float" office:value="1">
            <text:p>1</text:p>
          </table:table-cell>
          <table:table-cell office:value-type="string">
            <text:p>xyzscripts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ryo-activity-log</text:p>
          </table:table-cell>
          <table:table-cell office:value-type="float" office:value="1">
            <text:p>1</text:p>
          </table:table-cell>
          <table:table-cell office:value-type="string">
            <text:p>Yakir Sitbon Maor Chasen Ariel Klikste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drop-cap</text:p>
          </table:table-cell>
          <table:table-cell office:value-type="float" office:value="1">
            <text:p>1</text:p>
          </table:table-cell>
          <table:table-cell office:value-type="string">
            <text:p>Yudhistira Maur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forwp-blocks</text:p>
          </table:table-cell>
          <table:table-cell office:value-type="float" office:value="2">
            <text:p>2</text:p>
          </table:table-cell>
          <table:table-cell office:value-type="string">
            <text:p>Zac Gor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-cron</text:p>
          </table:table-cell>
          <table:table-cell office:value-type="float" office:value="2">
            <text:p>2</text:p>
          </table:table-cell>
          <table:table-cell office:value-type="string">
            <text:p>Zack Tollman Helen Hou-San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otals</text:p>
          </table:table-cell>
          <table:table-cell office:value-type="float" office:value="1174">
            <text:p>1174</text:p>
          </table:table-cell>
          <table:table-cell office:value-type="float" office:value="4009">
            <text:p>4009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_MACOS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ide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.ide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ct03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ct11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hoired-tas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urax-social-medi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amrob-parallax-scro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linked-images-to-gallery-v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paragraphs-option-to-text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fuck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v4.3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ir-balloo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-v3.1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06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exa-intern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-eff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seo-pack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titude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ver06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mazing-tim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qua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chitecture-v1-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tisteer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steria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ahualp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titu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2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2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0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2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mattic-developer-57628b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entur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wd-weightcountry-shippi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creator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06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v0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internet-posts-creation-limit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sic-Auth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0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72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cs03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cs031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aver-builder-lite-vers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g-mobile-fir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gram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ackbirdtheme-tr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ueMi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old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tn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p-defaul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102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reakp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oad-build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gr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Coh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Madi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Pai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siness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w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201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2013100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blog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7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8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83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0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20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20209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111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2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ability-manager-enhanc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t66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05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.0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0c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01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8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20160316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m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B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s-tree-page-view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lapsing-categorie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ours2wo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nstructzine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us-video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batc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ategory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ontro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opt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l-timeline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rnerst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rporat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rporative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ron-vie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ustom-commun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ent-type-manag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Boxes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wiccer12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2.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st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-v1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f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lig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v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kre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opcaps-shortcodes-and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6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601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723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dealwithst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201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2016-orig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comlaytf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-free-downlo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cing-tab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1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01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itorial-calend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2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9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edge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06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07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0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8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212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ie12091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lit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ng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oci011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oci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ps09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tiquette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abt1203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-bo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box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tpanda-facebook-commen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eath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content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image-widget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them-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ff-cron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gallery-s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sh-album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llow-my-blog-po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gallery-owl-carousel-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an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repro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sp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c-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pre-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llery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c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201403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2z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at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w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cc051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enews-extend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gd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header-nav-devel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eha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imag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de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ik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pa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B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tags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v2.2.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variable-footer-widg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wbw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v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kz11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lotPress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oodtheme-l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generator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-forms-custom-post-typ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eprecat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sph11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6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6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72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1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cour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02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02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g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-dolly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1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20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20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407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8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8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90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9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dre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14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dre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2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b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28bp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1027b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tml5-slideshow-presenta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yperd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-plugins.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sto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mbal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html-p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-the-begin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olinks-officlial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usionsoft-web-track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nov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stagram-imag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terPha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phone-im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1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4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apics11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3.9.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asy-playl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rename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ourn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query-featured-content-galle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1.12.1.custo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themes-1.1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on-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kiwi-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alu09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alu122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i020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ife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ghtbox-pl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ve-composer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urg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d-mimi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hereal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gnific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rth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rtha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-r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dt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imalist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odernblogger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re-privacy-option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tors-car-dealership-classified-li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touch-quiz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rviv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-site-plugins-add-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age-or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lugi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wp-health-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yst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twork-priva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xtgen-gallery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20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-sidebar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m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v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s-cloner-site-copi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uance-v1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fficial-statcounter-plugin-for-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2z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-resolving-cd-problem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bpress-r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gger-import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3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g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too-new-for-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v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v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2017111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nt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broken-10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git-clon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preg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dd-but-no-e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xternal-link-warning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1.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.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etim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it-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j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l10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lici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pup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ivacy-policy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1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hutd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gnup-user-notifica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queez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v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user-v0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v2.6-alpha.05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c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2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zs-p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-v1.4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zs-rat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8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819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2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206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8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c-bugger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011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01126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c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3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92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9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l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06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208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20815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306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dpla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m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ne-pager-genesis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 v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ca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l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zs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t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arallax-pro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respon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08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08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10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10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2014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ersonaltrain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hoenix05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1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2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unit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ctoric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nboa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o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dom-themes-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omotion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sc02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ureTyp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pagepost-redirect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gc03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gc08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r07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tc0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wd04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global-post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locat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espons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ume-submissions-job-po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1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27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3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311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4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403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5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510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j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0.0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cl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p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mt4dw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alwithst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414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wt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8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ockst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y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file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log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2s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2s0515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ved_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_w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cr09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ds_20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oci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terms-tagging-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o-automatic-link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-bro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04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6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th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ell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gutenber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refere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aptcha-for-wordpress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facebook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mage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itter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mpl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6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redirec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leekpho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ing-youtub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google-code-inser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herea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210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2101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5050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rb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destroy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reg-check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part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ql-csv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orefron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-page-summary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page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perhe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031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0310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1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2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rviv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ymondson09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ymondson090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zerelm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10scom02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10scom120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4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-4125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imonials-by-woo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ank-me-la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me4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sis_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d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l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nsposh-translation-filter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04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0403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10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i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1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25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12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-seve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-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ifteen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-v1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ourteen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eventeen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-symlinked-g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en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hirteen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welve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ntytwelve-copied-from-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-buddypress-forum-edi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crib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pir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serializ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ntit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pfro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vant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c-extensions-bund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iz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bwb201410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-call-for-pri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hat-would-seth-godin-d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mdu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nderfl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-9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5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3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urrency-switch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extra-charges-to-payment-gateway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multilingu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archive-customi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eight-country-based-shipp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-premiu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beta-tester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custom-post-type-arch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develop-tests-svn-symlin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op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o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imple-surv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ocial-login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rkstatio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ldlogger-live-web-analytic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browsca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hart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i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cssj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taxonomy-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-ma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ownloa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email-lo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l-smt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-0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-pompey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esponder-email-autoresponder-and-newsletter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-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mai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cache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simple-spe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p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dio-mp3-player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g0216b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gmapp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med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string-translati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translation-managem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-dev-plus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dev-update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org-develo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emo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obo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seo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-nor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0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-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ith-woocommerce-wishl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-embed-p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ero_tole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</table:table>
      <table:table table:name="Component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Third Party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Test compatibility?</text:p>
          </table:table-cell>
          <table:table-cell table:style-name="ce1" office:value-type="string">
            <text:p>Compatible?</text:p>
          </table:table-cell>
          <table:table-cell table:style-name="ce1"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ookr</text:p>
          </table:table-cell>
          <table:table-cell office:value-type="float" office:value="1">
            <text:p>1</text:p>
          </table:table-cell>
          <table:table-cell office:value-type="string">
            <text:p>@explodybi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photo</text:p>
          </table:table-cell>
          <table:table-cell office:value-type="float" office:value="1">
            <text:p>1</text:p>
          </table:table-cell>
          <table:table-cell office:value-type="string">
            <text:p>&lt;a href="http://weston.ruter.net/"&gt;Weston Ruter&lt;/a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rontrol</text:p>
          </table:table-cell>
          <table:table-cell office:value-type="float" office:value="1">
            <text:p>1</text:p>
          </table:table-cell>
          <table:table-cell office:value-type="string">
            <text:p>&lt;a href="http://www.scompt.com/"&gt;Edward Dale&lt;/a&gt; &amp; &lt;a href="http://lud.icro.us/"&gt;John Blackbourn&lt;/a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icient-related-posts</text:p>
          </table:table-cell>
          <table:table-cell office:value-type="float" office:value="2">
            <text:p>2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framework</text:p>
          </table:table-cell>
          <table:table-cell office:value-type="float" office:value="1">
            <text:p>1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member-me-checked</text:p>
          </table:table-cell>
          <table:table-cell office:value-type="float" office:value="1">
            <text:p>1</text:p>
          </table:table-cell>
          <table:table-cell office:value-type="string">
            <text:p>Aaron Edwards (for 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nstagram</text:p>
          </table:table-cell>
          <table:table-cell office:value-type="float" office:value="1">
            <text:p>1</text:p>
          </table:table-cell>
          <table:table-cell office:value-type="string">
            <text:p>Aaron Spe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</text:p>
          </table:table-cell>
          <table:table-cell office:value-type="float" office:value="1">
            <text:p>1</text:p>
          </table:table-cell>
          <table:table-cell office:value-type="string">
            <text:p>AdamGol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ess-permit-core</text:p>
          </table:table-cell>
          <table:table-cell office:value-type="float" office:value="2">
            <text:p>2</text:p>
          </table:table-cell>
          <table:table-cell office:value-type="string">
            <text:p>Agapetry Creations LL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et-old-post</text:p>
          </table:table-cell>
          <table:table-cell office:value-type="float" office:value="1">
            <text:p>1</text:p>
          </table:table-cell>
          <table:table-cell office:value-type="string">
            <text:p>Ajay Mathar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map-shortcode</text:p>
          </table:table-cell>
          <table:table-cell office:value-type="float" office:value="1">
            <text:p>1</text:p>
          </table:table-cell>
          <table:table-cell office:value-type="string">
            <text:p>Alain Gonzale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generate-thumbnails</text:p>
          </table:table-cell>
          <table:table-cell office:value-type="float" office:value="8">
            <text:p>8</text:p>
          </table:table-cell>
          <table:table-cell office:value-type="string">
            <text:p>Alex Mills (Viper007Bon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ory-usage</text:p>
          </table:table-cell>
          <table:table-cell office:value-type="float" office:value="1">
            <text:p>1</text:p>
          </table:table-cell>
          <table:table-cell office:value-type="string">
            <text:p>Alex Ra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video-plus</text:p>
          </table:table-cell>
          <table:table-cell office:value-type="float" office:value="1">
            <text:p>1</text:p>
          </table:table-cell>
          <table:table-cell office:value-type="string">
            <text:p>Alexander H√∂re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all-for-price</text:p>
          </table:table-cell>
          <table:table-cell office:value-type="float" office:value="1">
            <text:p>1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jetpack</text:p>
          </table:table-cell>
          <table:table-cell office:value-type="float" office:value="2">
            <text:p>2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ags</text:p>
          </table:table-cell>
          <table:table-cell office:value-type="float" office:value="1">
            <text:p>1</text:p>
          </table:table-cell>
          <table:table-cell office:value-type="string">
            <text:p>Amaury BALM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ive-star-rating</text:p>
          </table:table-cell>
          <table:table-cell office:value-type="float" office:value="1">
            <text:p>1</text:p>
          </table:table-cell>
          <table:table-cell office:value-type="string">
            <text:p>Andrew Alb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deprecated-notices</text:p>
          </table:table-cell>
          <table:table-cell office:value-type="float" office:value="2">
            <text:p>2</text:p>
          </table:table-cell>
          <table:table-cell office:value-type="string">
            <text:p>Andrew Nac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nymce-advanced</text:p>
          </table:table-cell>
          <table:table-cell office:value-type="float" office:value="5">
            <text:p>5</text:p>
          </table:table-cell>
          <table:table-cell office:value-type="string">
            <text:p>Andrew Oz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oolbar-theme-switcher</text:p>
          </table:table-cell>
          <table:table-cell office:value-type="float" office:value="1">
            <text:p>1</text:p>
          </table:table-cell>
          <table:table-cell office:value-type="string">
            <text:p>Andrey "Rarst" Savchenk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-premium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and-follow</text:p>
          </table:table-cell>
          <table:table-cell office:value-type="float" office:value="1">
            <text:p>1</text:p>
          </table:table-cell>
          <table:table-cell office:value-type="string">
            <text:p>Andy Kill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ipping-awd</text:p>
          </table:table-cell>
          <table:table-cell office:value-type="float" office:value="1">
            <text:p>1</text:p>
          </table:table-cell>
          <table:table-cell office:value-type="string">
            <text:p>Andy_P (modified by Mantish to make it state base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favicon</text:p>
          </table:table-cell>
          <table:table-cell office:value-type="float" office:value="1">
            <text:p>1</text:p>
          </table:table-cell>
          <table:table-cell office:value-type="string">
            <text:p>Arne Frank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</text:p>
          </table:table-cell>
          <table:table-cell office:value-type="float" office:value="1">
            <text:p>1</text:p>
          </table:table-cell>
          <table:table-cell office:value-type="string">
            <text:p>Austin Matzk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</text:p>
          </table:table-cell>
          <table:table-cell office:value-type="float" office:value="85">
            <text:p>85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</text:p>
          </table:table-cell>
          <table:table-cell office:value-type="float" office:value="41">
            <text:p>41</text:p>
          </table:table-cell>
          <table:table-cell office:value-type="string">
            <text:p>Automattic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nster-widget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sh-syndication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ats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</text:p>
          </table:table-cell>
          <table:table-cell office:value-type="float" office:value="22">
            <text:p>22</text:p>
          </table:table-cell>
          <table:table-cell office:value-type="string">
            <text:p>Automattic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ateway-paypal-express-checkout</text:p>
          </table:table-cell>
          <table:table-cell office:value-type="float" office:value="2">
            <text:p>2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p-scanner</text:p>
          </table:table-cell>
          <table:table-cell office:value-type="float" office:value="1">
            <text:p>1</text:p>
          </table:table-cell>
          <table:table-cell office:value-type="string">
            <text:p>Automattic (Original code by Pross Otto42 and Thorsten Ott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quantity-increment</text:p>
          </table:table-cell>
          <table:table-cell office:value-type="float" office:value="2">
            <text:p>2</text:p>
          </table:table-cell>
          <table:table-cell office:value-type="string">
            <text:p>Automattic 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-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posts</text:p>
          </table:table-cell>
          <table:table-cell office:value-type="float" office:value="2">
            <text:p>2</text:p>
          </table:table-cell>
          <table:table-cell office:value-type="string">
            <text:p>Barry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hip</text:p>
          </table:table-cell>
          <table:table-cell office:value-type="float" office:value="6">
            <text:p>6</text:p>
          </table:table-cell>
          <table:table-cell office:value-type="string">
            <text:p>Barry (Incsub) Cole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eo</text:p>
          </table:table-cell>
          <table:table-cell office:value-type="float" office:value="1">
            <text:p>1</text:p>
          </table:table-cell>
          <table:table-cell office:value-type="string">
            <text:p>Ben Hu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tcha</text:p>
          </table:table-cell>
          <table:table-cell office:value-type="float" office:value="3">
            <text:p>3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plugin</text:p>
          </table:table-cell>
          <table:table-cell office:value-type="float" office:value="2">
            <text:p>2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wp-security</text:p>
          </table:table-cell>
          <table:table-cell office:value-type="float" office:value="1">
            <text:p>1</text:p>
          </table:table-cell>
          <table:table-cell office:value-type="string">
            <text:p>Bit51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</text:p>
          </table:table-cell>
          <table:table-cell office:value-type="float" office:value="4">
            <text:p>4</text:p>
          </table:table-cell>
          <table:table-cell office:value-type="string">
            <text:p>Blogpl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werpress</text:p>
          </table:table-cell>
          <table:table-cell office:value-type="float" office:value="2">
            <text:p>2</text:p>
          </table:table-cell>
          <table:table-cell office:value-type="string">
            <text:p>Blubrr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d</text:p>
          </table:table-cell>
          <table:table-cell office:value-type="float" office:value="1">
            <text:p>1</text:p>
          </table:table-cell>
          <table:table-cell office:value-type="string">
            <text:p>Bobbing Wide Pippin William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float" office:value="27918">
            <text:p>27918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llow-reinstall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bboing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igram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obbing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s8484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-typ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design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aly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mmentaso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</text:p>
          </table:table-cell>
          <table:table-cell office:value-type="float" office:value="46">
            <text:p>4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egory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62wp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nlo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y-oik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rafts-for-friend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tib-review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w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effort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epag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foo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-footer-widget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tant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t-ctrl-importer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k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localmail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mbo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</text:p>
          </table:table-cell>
          <table:table-cell office:value-type="float" office:value="87">
            <text:p>8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2z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d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jax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</text:p>
          </table:table-cell>
          <table:table-cell office:value-type="float" office:value="31">
            <text:p>3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move</text:p>
          </table:table-cell>
          <table:table-cell office:value-type="float" office:value="19">
            <text:p>19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bpres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logger-redirect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b-bing-wide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ok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p-signup-email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usines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wtrace</text:p>
          </table:table-cell>
          <table:table-cell office:value-type="float" office:value="63">
            <text:p>63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artcountry-shippin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hild-them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</text:p>
          </table:table-cell>
          <table:table-cell office:value-type="float" office:value="21">
            <text:p>2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-wx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mb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n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okie-law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okie-lis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</text:p>
          </table:table-cell>
          <table:table-cell office:value-type="float" office:value="40">
            <text:p>4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3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at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ebug-filters</text:p>
          </table:table-cell>
          <table:table-cell office:value-type="float" office:value="14">
            <text:p>1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ownload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ropcap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dd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mail-signature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xternal-link-warning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ields</text:p>
          </table:table-cell>
          <table:table-cell office:value-type="float" office:value="54">
            <text:p>5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um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eader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tml-importe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tml2markdow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18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nfusionsof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ntouchcrm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dia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mber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ney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reoptions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hot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nivo-slider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optio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ayment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g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-field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pup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st-type-support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esentation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ivacy-policy</text:p>
          </table:table-cell>
          <table:table-cell office:value-type="float" office:value="53">
            <text:p>5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o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at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ad-more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publish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quest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sponsive-menu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wri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wd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c-hel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elect-menu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-a2z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de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queeze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yndic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estimonials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-field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sis-featurebox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ugin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do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un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ypes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user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video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-pro</text:p>
          </table:table-cell>
          <table:table-cell office:value-type="float" office:value="13">
            <text:p>1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country-shipping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country-shipping-pro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dget-cache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ndow-width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oo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orking-feedback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zs-ra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z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lc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obar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la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remium-plugi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restrict-shipping-class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rfi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chunter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etu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lo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mart-bbboing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neak-peek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ag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rac29608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xt2md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k-tides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s-tide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ordpress-develop-test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db-alt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pompe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youtube_oembed_fi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bsafe_print_r</text:p>
          </table:table-cell>
          <table:table-cell office:value-type="float" office:value="5">
            <text:p>5</text:p>
          </table:table-cell>
          <table:table-cell office:value-type="string">
            <text:p>bobbingwide vsglo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ean-up</text:p>
          </table:table-cell>
          <table:table-cell office:value-type="float" office:value="1">
            <text:p>1</text:p>
          </table:table-cell>
          <table:table-cell office:value-type="string">
            <text:p>BoLiQu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_VC_Addons</text:p>
          </table:table-cell>
          <table:table-cell office:value-type="float" office:value="1">
            <text:p>1</text:p>
          </table:table-cell>
          <table:table-cell office:value-type="string">
            <text:p>Brainstorm For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limstat</text:p>
          </table:table-cell>
          <table:table-cell office:value-type="float" office:value="3">
            <text:p>3</text:p>
          </table:table-cell>
          <table:table-cell office:value-type="string">
            <text:p>Ca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demon</text:p>
          </table:table-cell>
          <table:table-cell office:value-type="float" office:value="1">
            <text:p>1</text:p>
          </table:table-cell>
          <table:table-cell office:value-type="string">
            <text:p>CarDemo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bers</text:p>
          </table:table-cell>
          <table:table-cell office:value-type="float" office:value="15">
            <text:p>15</text:p>
          </table:table-cell>
          <table:table-cell office:value-type="string">
            <text:p>Chad But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wordpress</text:p>
          </table:table-cell>
          <table:table-cell office:value-type="float" office:value="1">
            <text:p>1</text:p>
          </table:table-cell>
          <table:table-cell office:value-type="string">
            <text:p>Charles John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bnet-ping-optimizer</text:p>
          </table:table-cell>
          <table:table-cell office:value-type="float" office:value="1">
            <text:p>1</text:p>
          </table:table-cell>
          <table:table-cell office:value-type="string">
            <text:p>chipbenn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hp-info</text:p>
          </table:table-cell>
          <table:table-cell office:value-type="float" office:value="1">
            <text:p>1</text:p>
          </table:table-cell>
          <table:table-cell office:value-type="string">
            <text:p>Christopher Ro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-social-login</text:p>
          </table:table-cell>
          <table:table-cell office:value-type="float" office:value="1">
            <text:p>1</text:p>
          </table:table-cell>
          <table:table-cell office:value-type="string">
            <text:p>Claude Schless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lef</text:p>
          </table:table-cell>
          <table:table-cell office:value-type="float" office:value="2">
            <text:p>2</text:p>
          </table:table-cell>
          <table:table-cell office:value-type="string">
            <text:p>Clef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toembed</text:p>
          </table:table-cell>
          <table:table-cell office:value-type="float" office:value="2">
            <text:p>2</text:p>
          </table:table-cell>
          <table:table-cell office:value-type="string">
            <text:p>Corey Wilson Jason Hines Christopher John Jack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</text:p>
          </table:table-cell>
          <table:table-cell office:value-type="float" office:value="2">
            <text:p>2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activation-status</text:p>
          </table:table-cell>
          <table:table-cell office:value-type="float" office:value="5">
            <text:p>5</text:p>
          </table:table-cell>
          <table:table-cell office:value-type="string">
            <text:p>Curtiss Grymal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siness-directory-plugin</text:p>
          </table:table-cell>
          <table:table-cell office:value-type="float" office:value="1">
            <text:p>1</text:p>
          </table:table-cell>
          <table:table-cell office:value-type="string">
            <text:p>D. Rodenbaug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d-formmaile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generato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write-rules-inspector</text:p>
          </table:table-cell>
          <table:table-cell office:value-type="float" office:value="1">
            <text:p>1</text:p>
          </table:table-cell>
          <table:table-cell office:value-type="string">
            <text:p>Daniel Bachhuber 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name-changer</text:p>
          </table:table-cell>
          <table:table-cell office:value-type="float" office:value="1">
            <text:p>1</text:p>
          </table:table-cell>
          <table:table-cell office:value-type="string">
            <text:p>Daniel J Griffith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add-countries</text:p>
          </table:table-cell>
          <table:table-cell office:value-type="float" office:value="3">
            <text:p>3</text:p>
          </table:table-cell>
          <table:table-cell office:value-type="string">
            <text:p>Daniele De Sant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optimize</text:p>
          </table:table-cell>
          <table:table-cell office:value-type="float" office:value="3">
            <text:p>3</text:p>
          </table:table-cell>
          <table:table-cell office:value-type="string">
            <text:p>David Anderson Ruhani Rabin Team Updra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layout-extras</text:p>
          </table:table-cell>
          <table:table-cell office:value-type="float" office:value="1">
            <text:p>1</text:p>
          </table:table-cell>
          <table:table-cell office:value-type="string">
            <text:p>David Decker - DECKER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recent-posts-widget</text:p>
          </table:table-cell>
          <table:table-cell office:value-type="float" office:value="1">
            <text:p>1</text:p>
          </table:table-cell>
          <table:table-cell office:value-type="string">
            <text:p>David Gewirt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rgebot</text:p>
          </table:table-cell>
          <table:table-cell office:value-type="float" office:value="1">
            <text:p>1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</text:p>
          </table:table-cell>
          <table:table-cell office:value-type="float" office:value="7">
            <text:p>7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ivate-buddypress</text:p>
          </table:table-cell>
          <table:table-cell office:value-type="float" office:value="3">
            <text:p>3</text:p>
          </table:table-cell>
          <table:table-cell office:value-type="string">
            <text:p>Dennis Morhard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ntenance-mode</text:p>
          </table:table-cell>
          <table:table-cell office:value-type="float" office:value="1">
            <text:p>1</text:p>
          </table:table-cell>
          <table:table-cell office:value-type="string">
            <text:p>Designmod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framework</text:p>
          </table:table-cell>
          <table:table-cell office:value-type="float" office:value="1">
            <text:p>1</text:p>
          </table:table-cell>
          <table:table-cell office:value-type="string">
            <text:p>Devin Pr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ision-control</text:p>
          </table:table-cell>
          <table:table-cell office:value-type="float" office:value="2">
            <text:p>2</text:p>
          </table:table-cell>
          <table:table-cell office:value-type="string">
            <text:p>Dion Huls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erformance-score-booster</text:p>
          </table:table-cell>
          <table:table-cell office:value-type="float" office:value="1">
            <text:p>1</text:p>
          </table:table-cell>
          <table:table-cell office:value-type="string">
            <text:p>Dipak C. Gajj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blic-post-preview</text:p>
          </table:table-cell>
          <table:table-cell office:value-type="float" office:value="1">
            <text:p>1</text:p>
          </table:table-cell>
          <table:table-cell office:value-type="string">
            <text:p>Dominik Schillin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s-for-comments</text:p>
          </table:table-cell>
          <table:table-cell office:value-type="float" office:value="2">
            <text:p>2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loit-scanner</text:p>
          </table:table-cell>
          <table:table-cell office:value-type="float" office:value="1">
            <text:p>1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</text:p>
          </table:table-cell>
          <table:table-cell office:value-type="float" office:value="2">
            <text:p>2</text:p>
          </table:table-cell>
          <table:table-cell office:value-type="string">
            <text:p>Dustin Bolt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curity-lab</text:p>
          </table:table-cell>
          <table:table-cell office:value-type="float" office:value="1">
            <text:p>1</text:p>
          </table:table-cell>
          <table:table-cell office:value-type="string">
            <text:p>eConsultants.it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cwid-shopping-cart</text:p>
          </table:table-cell>
          <table:table-cell office:value-type="float" office:value="1">
            <text:p>1</text:p>
          </table:table-cell>
          <table:table-cell office:value-type="string">
            <text:p>Ecwid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vteam</text:p>
          </table:table-cell>
          <table:table-cell office:value-type="float" office:value="1">
            <text:p>1</text:p>
          </table:table-cell>
          <table:table-cell office:value-type="string">
            <text:p>Egemene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vi-builder</text:p>
          </table:table-cell>
          <table:table-cell office:value-type="float" office:value="1">
            <text:p>1</text:p>
          </table:table-cell>
          <table:table-cell office:value-type="string">
            <text:p>Elegant 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options-page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repeater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slider</text:p>
          </table:table-cell>
          <table:table-cell office:value-type="float" office:value="1">
            <text:p>1</text:p>
          </table:table-cell>
          <table:table-cell office:value-type="string">
            <text:p>Enigma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ubepress</text:p>
          </table:table-cell>
          <table:table-cell office:value-type="float" office:value="1">
            <text:p>1</text:p>
          </table:table-cell>
          <table:table-cell office:value-type="string">
            <text:p>Eric D. Houg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-and-replace</text:p>
          </table:table-cell>
          <table:table-cell office:value-type="float" office:value="1">
            <text:p>1</text:p>
          </table:table-cell>
          <table:table-cell office:value-type="string">
            <text:p>Frank B&amp;uuml;ltg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3-total-cache</text:p>
          </table:table-cell>
          <table:table-cell office:value-type="float" office:value="2">
            <text:p>2</text:p>
          </table:table-cell>
          <table:table-cell office:value-type="string">
            <text:p>Frederick Tow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ui</text:p>
          </table:table-cell>
          <table:table-cell office:value-type="float" office:value="3">
            <text:p>3</text:p>
          </table:table-cell>
          <table:table-cell office:value-type="string">
            <text:p>Fusion Engineering and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preview</text:p>
          </table:table-cell>
          <table:table-cell office:value-type="float" office:value="1">
            <text:p>1</text:p>
          </table:table-cell>
          <table:table-cell office:value-type="string">
            <text:p>Gabriel Nagm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carousel</text:p>
          </table:table-cell>
          <table:table-cell office:value-type="float" office:value="1">
            <text:p>1</text:p>
          </table:table-cell>
          <table:table-cell office:value-type="string">
            <text:p>GhozyLab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-to-twitter</text:p>
          </table:table-cell>
          <table:table-cell office:value-type="float" office:value="2">
            <text:p>2</text:p>
          </table:table-cell>
          <table:table-cell office:value-type="string">
            <text:p>Glyn Moon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er-reviews</text:p>
          </table:table-cell>
          <table:table-cell office:value-type="float" office:value="1">
            <text:p>1</text:p>
          </table:table-cell>
          <table:table-cell office:value-type="string">
            <text:p>Go Web Solutio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3-profiler</text:p>
          </table:table-cell>
          <table:table-cell office:value-type="float" office:value="3">
            <text:p>3</text:p>
          </table:table-cell>
          <table:table-cell office:value-type="string">
            <text:p>GoDaddy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f-author-url-control</text:p>
          </table:table-cell>
          <table:table-cell office:value-type="float" office:value="1">
            <text:p>1</text:p>
          </table:table-cell>
          <table:table-cell office:value-type="string">
            <text:p>Gr√©gory Vigui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tended-page-lists</text:p>
          </table:table-cell>
          <table:table-cell office:value-type="float" office:value="6">
            <text:p>6</text:p>
          </table:table-cell>
          <table:table-cell office:value-type="string">
            <text:p>grandslambe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_portfolio</text:p>
          </table:table-cell>
          <table:table-cell office:value-type="float" office:value="1">
            <text:p>1</text:p>
          </table:table-cell>
          <table:table-cell office:value-type="string">
            <text:p>Gran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trans</text:p>
          </table:table-cell>
          <table:table-cell office:value-type="float" office:value="1">
            <text:p>1</text:p>
          </table:table-cell>
          <table:table-cell office:value-type="string">
            <text:p>GTransla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</text:p>
          </table:table-cell>
          <table:table-cell office:value-type="float" office:value="6">
            <text:p>6</text:p>
          </table:table-cell>
          <table:table-cell office:value-type="string">
            <text:p>Gutenberg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ppointments</text:p>
          </table:table-cell>
          <table:table-cell office:value-type="float" office:value="2">
            <text:p>2</text:p>
          </table:table-cell>
          <table:table-cell office:value-type="string">
            <text:p>Hakan Evin &lt;hakan@incsub.com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orm10</text:p>
          </table:table-cell>
          <table:table-cell office:value-type="float" office:value="1">
            <text:p>1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ck</text:p>
          </table:table-cell>
          <table:table-cell office:value-type="float" office:value="4">
            <text:p>4</text:p>
          </table:table-cell>
          <table:table-cell office:value-type="string">
            <text:p>Herb Miller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protector</text:p>
          </table:table-cell>
          <table:table-cell office:value-type="float" office:value="1">
            <text:p>1</text:p>
          </table:table-cell>
          <table:table-cell office:value-type="string">
            <text:p>Hirofumi Oh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wordpress</text:p>
          </table:table-cell>
          <table:table-cell office:value-type="float" office:value="30">
            <text:p>30</text:p>
          </table:table-cell>
          <table:table-cell office:value-type="string">
            <text:p>Human Made Limit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for-wp</text:p>
          </table:table-cell>
          <table:table-cell office:value-type="float" office:value="2">
            <text:p>2</text:p>
          </table:table-cell>
          <table:table-cell office:value-type="string">
            <text:p>iberico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we-codes</text:p>
          </table:table-cell>
          <table:table-cell office:value-type="float" office:value="1">
            <text:p>1</text:p>
          </table:table-cell>
          <table:table-cell office:value-type="string">
            <text:p>ima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wpup</text:p>
          </table:table-cell>
          <table:table-cell office:value-type="float" office:value="16">
            <text:p>16</text:p>
          </table:table-cell>
          <table:table-cell office:value-type="string">
            <text:p>Inpsyde Gmb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oups</text:p>
          </table:table-cell>
          <table:table-cell office:value-type="float" office:value="1">
            <text:p>1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volume-discount-coupons</text:p>
          </table:table-cell>
          <table:table-cell office:value-type="float" office:value="2">
            <text:p>2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ithub-release-downloads</text:p>
          </table:table-cell>
          <table:table-cell office:value-type="float" office:value="1">
            <text:p>1</text:p>
          </table:table-cell>
          <table:table-cell office:value-type="string">
            <text:p>Ivan Ridao Freit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widget</text:p>
          </table:table-cell>
          <table:table-cell office:value-type="float" office:value="1">
            <text:p>1</text:p>
          </table:table-cell>
          <table:table-cell office:value-type="string">
            <text:p>James Laffer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roken-link-checker</text:p>
          </table:table-cell>
          <table:table-cell office:value-type="float" office:value="6">
            <text:p>6</text:p>
          </table:table-cell>
          <table:table-cell office:value-type="string">
            <text:p>Janis Els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onlinebackup</text:p>
          </table:table-cell>
          <table:table-cell office:value-type="float" office:value="3">
            <text:p>3</text:p>
          </table:table-cell>
          <table:table-cell office:value-type="string">
            <text:p>Jason Woods @ Backup Technolog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sales-pages</text:p>
          </table:table-cell>
          <table:table-cell office:value-type="float" office:value="1">
            <text:p>1</text:p>
          </table:table-cell>
          <table:table-cell office:value-type="string">
            <text:p>Jeff Bull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-google-analytics</text:p>
          </table:table-cell>
          <table:table-cell office:value-type="float" office:value="1">
            <text:p>1</text:p>
          </table:table-cell>
          <table:table-cell office:value-type="string">
            <text:p>Jeff Star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derconstruction</text:p>
          </table:table-cell>
          <table:table-cell office:value-type="float" office:value="14">
            <text:p>14</text:p>
          </table:table-cell>
          <table:table-cell office:value-type="string">
            <text:p>Jeremy Masse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nu-exporter</text:p>
          </table:table-cell>
          <table:table-cell office:value-type="float" office:value="2">
            <text:p>2</text:p>
          </table:table-cell>
          <table:table-cell office:value-type="string">
            <text:p>Joe Hoyle - Human Made Limit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pam-remover</text:p>
          </table:table-cell>
          <table:table-cell office:value-type="float" office:value="1">
            <text:p>1</text:p>
          </table:table-cell>
          <table:table-cell office:value-type="string">
            <text:p>Joel Har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mit-login-attempts</text:p>
          </table:table-cell>
          <table:table-cell office:value-type="float" office:value="3">
            <text:p>3</text:p>
          </table:table-cell>
          <table:table-cell office:value-type="string">
            <text:p>Johan Eenfeld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ery-monitor</text:p>
          </table:table-cell>
          <table:table-cell office:value-type="float" office:value="6">
            <text:p>6</text:p>
          </table:table-cell>
          <table:table-cell office:value-type="string">
            <text:p>John Blackbourn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witching</text:p>
          </table:table-cell>
          <table:table-cell office:value-type="float" office:value="1">
            <text:p>1</text:p>
          </table:table-cell>
          <table:table-cell office:value-type="string">
            <text:p>John Blackbour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oce-widget-cache</text:p>
          </table:table-cell>
          <table:table-cell office:value-type="float" office:value="3">
            <text:p>3</text:p>
          </table:table-cell>
          <table:table-cell office:value-type="string">
            <text:p>John Ciacia Mark Parolis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direction</text:p>
          </table:table-cell>
          <table:table-cell office:value-type="float" office:value="10">
            <text:p>10</text:p>
          </table:table-cell>
          <table:table-cell office:value-type="string">
            <text:p>John God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-switcher</text:p>
          </table:table-cell>
          <table:table-cell office:value-type="float" office:value="16">
            <text:p>16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erm-images</text:p>
          </table:table-cell>
          <table:table-cell office:value-type="float" office:value="1">
            <text:p>1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custom-css</text:p>
          </table:table-cell>
          <table:table-cell office:value-type="float" office:value="1">
            <text:p>1</text:p>
          </table:table-cell>
          <table:table-cell office:value-type="string">
            <text:p>John Regan Danny Van Koot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wrangler</text:p>
          </table:table-cell>
          <table:table-cell office:value-type="float" office:value="7">
            <text:p>7</text:p>
          </table:table-cell>
          <table:table-cell office:value-type="string">
            <text:p>Jonathan Daggerha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dia-file-renamer</text:p>
          </table:table-cell>
          <table:table-cell office:value-type="float" office:value="5">
            <text:p>5</text:p>
          </table:table-cell>
          <table:table-cell office:value-type="string">
            <text:p>Jordy Me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-twitter</text:p>
          </table:table-cell>
          <table:table-cell office:value-type="float" office:value="5">
            <text:p>5</text:p>
          </table:table-cell>
          <table:table-cell office:value-type="string">
            <text:p>Joseph Dol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</text:p>
          </table:table-cell>
          <table:table-cell office:value-type="float" office:value="2">
            <text:p>2</text:p>
          </table:table-cell>
          <table:table-cell office:value-type="string">
            <text:p>Justin Tadloc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output-cache</text:p>
          </table:table-cell>
          <table:table-cell office:value-type="float" office:value="1">
            <text:p>1</text:p>
          </table:table-cell>
          <table:table-cell office:value-type="string">
            <text:p>Kaspars Damb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ternal-link-manager</text:p>
          </table:table-cell>
          <table:table-cell office:value-type="float" office:value="2">
            <text:p>2</text:p>
          </table:table-cell>
          <table:table-cell office:value-type="string">
            <text:p>Kevin Lear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vacy-policy</text:p>
          </table:table-cell>
          <table:table-cell office:value-type="float" office:value="1">
            <text:p>1</text:p>
          </table:table-cell>
          <table:table-cell office:value-type="string">
            <text:p>Kevin Sparr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analytics</text:p>
          </table:table-cell>
          <table:table-cell office:value-type="float" office:value="3">
            <text:p>3</text:p>
          </table:table-cell>
          <table:table-cell office:value-type="string">
            <text:p>Kevin Sylvestr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ayerSlider</text:p>
          </table:table-cell>
          <table:table-cell office:value-type="float" office:value="1">
            <text:p>1</text:p>
          </table:table-cell>
          <table:table-cell office:value-type="string">
            <text:p>Kreatura 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uk-counties</text:p>
          </table:table-cell>
          <table:table-cell office:value-type="float" office:value="1">
            <text:p>1</text:p>
          </table:table-cell>
          <table:table-cell office:value-type="string">
            <text:p>Lee Will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tw-testimonials</text:p>
          </table:table-cell>
          <table:table-cell office:value-type="float" office:value="11">
            <text:p>11</text:p>
          </table:table-cell>
          <table:table-cell office:value-type="string">
            <text:p>LessThan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raftsForFriends</text:p>
          </table:table-cell>
          <table:table-cell office:value-type="float" office:value="2">
            <text:p>2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genavi</text:p>
          </table:table-cell>
          <table:table-cell office:value-type="float" office:value="6">
            <text:p>6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ll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view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rint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uplicator</text:p>
          </table:table-cell>
          <table:table-cell office:value-type="float" office:value="2">
            <text:p>2</text:p>
          </table:table-cell>
          <table:table-cell office:value-type="string">
            <text:p>LifeInTheGri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-icon-pro</text:p>
          </table:table-cell>
          <table:table-cell office:value-type="float" office:value="1">
            <text:p>1</text:p>
          </table:table-cell>
          <table:table-cell office:value-type="string">
            <text:p>Luca Spil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ote-rotator</text:p>
          </table:table-cell>
          <table:table-cell office:value-type="float" office:value="1">
            <text:p>1</text:p>
          </table:table-cell>
          <table:table-cell office:value-type="string">
            <text:p>Luke How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htaccess-editor</text:p>
          </table:table-cell>
          <table:table-cell office:value-type="float" office:value="1">
            <text:p>1</text:p>
          </table:table-cell>
          <table:table-cell office:value-type="string">
            <text:p>Lukenz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</text:p>
          </table:table-cell>
          <table:table-cell office:value-type="float" office:value="1">
            <text:p>1</text:p>
          </table:table-cell>
          <table:table-cell office:value-type="string">
            <text:p>MailChimp and 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loner</text:p>
          </table:table-cell>
          <table:table-cell office:value-type="float" office:value="3">
            <text:p>3</text:p>
          </table:table-cell>
          <table:table-cell office:value-type="string">
            <text:p>Manuel Razzari Patricio Taranti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core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googleplugin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heatmap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archenginesetting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oboost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hortcode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push</text:p>
          </table:table-cell>
          <table:table-cell office:value-type="float" office:value="1">
            <text:p>1</text:p>
          </table:table-cell>
          <table:table-cell office:value-type="string">
            <text:p>Mark Rowatt Ander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external-images</text:p>
          </table:table-cell>
          <table:table-cell office:value-type="float" office:value="3">
            <text:p>3</text:p>
          </table:table-cell>
          <table:table-cell office:value-type="string">
            <text:p>Marty Thorn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-live-update-urls</text:p>
          </table:table-cell>
          <table:table-cell office:value-type="float" office:value="4">
            <text:p>4</text:p>
          </table:table-cell>
          <table:table-cell office:value-type="string">
            <text:p>Mat Lip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l-slider</text:p>
          </table:table-cell>
          <table:table-cell office:value-type="float" office:value="1">
            <text:p>1</text:p>
          </table:table-cell>
          <table:table-cell office:value-type="string">
            <text:p>Matcha Lab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importer</text:p>
          </table:table-cell>
          <table:table-cell office:value-type="float" office:value="4">
            <text:p>4</text:p>
          </table:table-cell>
          <table:table-cell office:value-type="string">
            <text:p>Matthew Boy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-form-builder</text:p>
          </table:table-cell>
          <table:table-cell office:value-type="float" office:value="1">
            <text:p>1</text:p>
          </table:table-cell>
          <table:table-cell office:value-type="string">
            <text:p>Matthew Mur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scribe2</text:p>
          </table:table-cell>
          <table:table-cell office:value-type="float" office:value="1">
            <text:p>1</text:p>
          </table:table-cell>
          <table:table-cell office:value-type="string">
            <text:p>Matthew Robin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widget</text:p>
          </table:table-cell>
          <table:table-cell office:value-type="float" office:value="1">
            <text:p>1</text:p>
          </table:table-cell>
          <table:table-cell office:value-type="string">
            <text:p>Michael Fiel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images</text:p>
          </table:table-cell>
          <table:table-cell office:value-type="float" office:value="1">
            <text:p>1</text:p>
          </table:table-cell>
          <table:table-cell office:value-type="string">
            <text:p>Michael Fields Ben Hu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_composer</text:p>
          </table:table-cell>
          <table:table-cell office:value-type="float" office:value="2">
            <text:p>2</text:p>
          </table:table-cell>
          <table:table-cell office:value-type="string">
            <text:p>Michael M - WPBakery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ntenance-mode</text:p>
          </table:table-cell>
          <table:table-cell office:value-type="float" office:value="2">
            <text:p>2</text:p>
          </table:table-cell>
          <table:table-cell office:value-type="string">
            <text:p>Michael W√∂hr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to-any</text:p>
          </table:table-cell>
          <table:table-cell office:value-type="float" office:value="9">
            <text:p>9</text:p>
          </table:table-cell>
          <table:table-cell office:value-type="string">
            <text:p>micropa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ontact-form</text:p>
          </table:table-cell>
          <table:table-cell office:value-type="float" office:value="15">
            <text:p>15</text:p>
          </table:table-cell>
          <table:table-cell office:value-type="string">
            <text:p>Mike Challis Ken Carl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gift-wrap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job-manager</text:p>
          </table:table-cell>
          <table:table-cell office:value-type="float" office:value="1">
            <text:p>1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beta-tester</text:p>
          </table:table-cell>
          <table:table-cell office:value-type="float" office:value="2">
            <text:p>2</text:p>
          </table:table-cell>
          <table:table-cell office:value-type="string">
            <text:p>mitcho (Michael Yoshitaka Erlewine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widget</text:p>
          </table:table-cell>
          <table:table-cell office:value-type="float" office:value="2">
            <text:p>2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events-calendar</text:p>
          </table:table-cell>
          <table:table-cell office:value-type="float" office:value="8">
            <text:p>8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bar</text:p>
          </table:table-cell>
          <table:table-cell office:value-type="float" office:value="3">
            <text:p>3</text:p>
          </table:table-cell>
          <table:table-cell office:value-type="string">
            <text:p>Monjurul Dol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tatistics</text:p>
          </table:table-cell>
          <table:table-cell office:value-type="float" office:value="2">
            <text:p>2</text:p>
          </table:table-cell>
          <table:table-cell office:value-type="string">
            <text:p>Mostafa Souf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slider</text:p>
          </table:table-cell>
          <table:table-cell office:value-type="float" office:value="1">
            <text:p>1</text:p>
          </table:table-cell>
          <table:table-cell office:value-type="string">
            <text:p>Mr.Vi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ui-demo</text:p>
          </table:table-cell>
          <table:table-cell office:value-type="float" office:value="1">
            <text:p>1</text:p>
          </table:table-cell>
          <table:table-cell office:value-type="string">
            <text:p>Mte9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beta-tester</text:p>
          </table:table-cell>
          <table:table-cell office:value-type="float" office:value="1">
            <text:p>1</text:p>
          </table:table-cell>
          <table:table-cell office:value-type="string">
            <text:p>Nathan R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ta-tag-manager</text:p>
          </table:table-cell>
          <table:table-cell office:value-type="float" office:value="1">
            <text:p>1</text:p>
          </table:table-cell>
          <table:table-cell office:value-type="string">
            <text:p>NetWebLogic LL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-manager</text:p>
          </table:table-cell>
          <table:table-cell office:value-type="float" office:value="1">
            <text:p>1</text:p>
          </table:table-cell>
          <table:table-cell office:value-type="string">
            <text:p>Never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mail-as-username-for-wp-members</text:p>
          </table:table-cell>
          <table:table-cell office:value-type="float" office:value="1">
            <text:p>1</text:p>
          </table:table-cell>
          <table:table-cell office:value-type="string">
            <text:p>New Tribes Mission (Stephen Narwol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responsive-video-embedder</text:p>
          </table:table-cell>
          <table:table-cell office:value-type="float" office:value="1">
            <text:p>1</text:p>
          </table:table-cell>
          <table:table-cell office:value-type="string">
            <text:p>Nicolas Jon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</text:p>
          </table:table-cell>
          <table:table-cell office:value-type="float" office:value="1">
            <text:p>1</text:p>
          </table:table-cell>
          <table:table-cell office:value-type="string">
            <text:p>Nikolay Bachiysk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s-order</text:p>
          </table:table-cell>
          <table:table-cell office:value-type="float" office:value="1">
            <text:p>1</text:p>
          </table:table-cell>
          <table:table-cell office:value-type="string">
            <text:p>Nsp Co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-check</text:p>
          </table:table-cell>
          <table:table-cell office:value-type="float" office:value="1">
            <text:p>1</text:p>
          </table:table-cell>
          <table:table-cell office:value-type="string">
            <text:p>Otto42 pro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lcome-pack</text:p>
          </table:table-cell>
          <table:table-cell office:value-type="float" office:value="1">
            <text:p>1</text:p>
          </table:table-cell>
          <table:table-cell office:value-type="string">
            <text:p>Paul Gibb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theme-switcher</text:p>
          </table:table-cell>
          <table:table-cell office:value-type="float" office:value="1">
            <text:p>1</text:p>
          </table:table-cell>
          <table:table-cell office:value-type="string">
            <text:p>Paul Menard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rce-regenerate-thumbnails</text:p>
          </table:table-cell>
          <table:table-cell office:value-type="float" office:value="4">
            <text:p>4</text:p>
          </table:table-cell>
          <table:table-cell office:value-type="string">
            <text:p>Pedro Elsn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mthumb-vulnerability-scanner</text:p>
          </table:table-cell>
          <table:table-cell office:value-type="float" office:value="3">
            <text:p>3</text:p>
          </table:table-cell>
          <table:table-cell office:value-type="string">
            <text:p>Peter But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c-searchengine-verify</text:p>
          </table:table-cell>
          <table:table-cell office:value-type="float" office:value="11">
            <text:p>11</text:p>
          </table:table-cell>
          <table:table-cell office:value-type="string">
            <text:p>Peter Coughl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interest-verify</text:p>
          </table:table-cell>
          <table:table-cell office:value-type="float" office:value="1">
            <text:p>1</text:p>
          </table:table-cell>
          <table:table-cell office:value-type="string">
            <text:p>Phil Derks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taxonomy-edits</text:p>
          </table:table-cell>
          <table:table-cell office:value-type="float" office:value="1">
            <text:p>1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-tweaks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pplier-directory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adsense</text:p>
          </table:table-cell>
          <table:table-cell office:value-type="float" office:value="1">
            <text:p>1</text:p>
          </table:table-cell>
          <table:table-cell office:value-type="string">
            <text:p>Philip Z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nivo-slider</text:p>
          </table:table-cell>
          <table:table-cell office:value-type="float" office:value="1">
            <text:p>1</text:p>
          </table:table-cell>
          <table:table-cell office:value-type="string">
            <text:p>Phillip Bry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</text:p>
          </table:table-cell>
          <table:table-cell office:value-type="float" office:value="10">
            <text:p>10</text:p>
          </table:table-cell>
          <table:table-cell office:value-type="string">
            <text:p>Pippin Williamson and Company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up-domination</text:p>
          </table:table-cell>
          <table:table-cell office:value-type="float" office:value="2">
            <text:p>2</text:p>
          </table:table-cell>
          <table:table-cell office:value-type="string">
            <text:p>PopUp Domination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</text:p>
          </table:table-cell>
          <table:table-cell office:value-type="float" office:value="2">
            <text:p>2</text:p>
          </table:table-cell>
          <table:table-cell office:value-type="string">
            <text:p>Qian Q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fancybox</text:p>
          </table:table-cell>
          <table:table-cell office:value-type="float" office:value="1">
            <text:p>1</text:p>
          </table:table-cell>
          <table:table-cell office:value-type="string">
            <text:p>Ravan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rtfolio-slideshow</text:p>
          </table:table-cell>
          <table:table-cell office:value-type="float" office:value="6">
            <text:p>6</text:p>
          </table:table-cell>
          <table:table-cell office:value-type="string">
            <text:p>Raygu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ostock-gallery</text:p>
          </table:table-cell>
          <table:table-cell office:value-type="float" office:value="1">
            <text:p>1</text:p>
          </table:table-cell>
          <table:table-cell office:value-type="string">
            <text:p>RevoStoc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law-info</text:p>
          </table:table-cell>
          <table:table-cell office:value-type="float" office:value="2">
            <text:p>2</text:p>
          </table:table-cell>
          <table:table-cell office:value-type="string">
            <text:p>Richard Ash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rontend-uploader</text:p>
          </table:table-cell>
          <table:table-cell office:value-type="float" office:value="1">
            <text:p>1</text:p>
          </table:table-cell>
          <table:table-cell office:value-type="string">
            <text:p>Rinat Khaziev Daniel Bachhub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-car-dealer</text:p>
          </table:table-cell>
          <table:table-cell office:value-type="float" office:value="1">
            <text:p>1</text:p>
          </table:table-cell>
          <table:table-cell office:value-type="string">
            <text:p>Roberto Bru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</text:p>
          </table:table-cell>
          <table:table-cell office:value-type="float" office:value="12">
            <text:p>12</text:p>
          </table:table-cell>
          <table:table-cell office:value-type="string">
            <text:p>rocketgeniu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il</text:p>
          </table:table-cell>
          <table:table-cell office:value-type="float" office:value="1">
            <text:p>1</text:p>
          </table:table-cell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video-lightbox</text:p>
          </table:table-cell>
          <table:table-cell office:value-type="float" office:value="1">
            <text:p>1</text:p>
          </table:table-cell>
          <table:table-cell office:value-type="string">
            <text:p>Ruhul Am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ckr-flickr</text:p>
          </table:table-cell>
          <table:table-cell office:value-type="float" office:value="1">
            <text:p>1</text:p>
          </table:table-cell>
          <table:table-cell office:value-type="string">
            <text:p>Russell Jamie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rser</text:p>
          </table:table-cell>
          <table:table-cell office:value-type="float" office:value="2">
            <text:p>2</text:p>
          </table:table-cell>
          <table:table-cell office:value-type="string">
            <text:p>Ryan McCue Paul Gibbs Andrey "Rarst" Savchenko and Contributo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ec-php</text:p>
          </table:table-cell>
          <table:table-cell office:value-type="float" office:value="1">
            <text:p>1</text:p>
          </table:table-cell>
          <table:table-cell office:value-type="string">
            <text:p>S&amp;ouml;ren Web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</text:p>
          </table:table-cell>
          <table:table-cell office:value-type="float" office:value="3">
            <text:p>3</text:p>
          </table:table-cell>
          <table:table-cell office:value-type="string">
            <text:p>s2Member / WebSharks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ousel-slider</text:p>
          </table:table-cell>
          <table:table-cell office:value-type="float" office:value="1">
            <text:p>1</text:p>
          </table:table-cell>
          <table:table-cell office:value-type="string">
            <text:p>Sayful Isl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Scott Tayl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reets-lc</text:p>
          </table:table-cell>
          <table:table-cell office:value-type="float" office:value="1">
            <text:p>1</text:p>
          </table:table-cell>
          <table:table-cell office:value-type="string">
            <text:p>Screets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dependencies</text:p>
          </table:table-cell>
          <table:table-cell office:value-type="float" office:value="1">
            <text:p>1</text:p>
          </table:table-cell>
          <table:table-cell office:value-type="string">
            <text:p>scrib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coming-soon-page</text:p>
          </table:table-cell>
          <table:table-cell office:value-type="float" office:value="1">
            <text:p>1</text:p>
          </table:table-cell>
          <table:table-cell office:value-type="string">
            <text:p>SeedPro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ousel-free</text:p>
          </table:table-cell>
          <table:table-cell office:value-type="float" office:value="1">
            <text:p>1</text:p>
          </table:table-cell>
          <table:table-cell office:value-type="string">
            <text:p>ShapedPlu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holic</text:p>
          </table:table-cell>
          <table:table-cell office:value-type="float" office:value="2">
            <text:p>2</text:p>
          </table:table-cell>
          <table:table-cell office:value-type="string">
            <text:p>Shareahol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footer</text:p>
          </table:table-cell>
          <table:table-cell office:value-type="float" office:value="1">
            <text:p>1</text:p>
          </table:table-cell>
          <table:table-cell office:value-type="string">
            <text:p>Sherief Mursyi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g-cachepress</text:p>
          </table:table-cell>
          <table:table-cell office:value-type="float" office:value="3">
            <text:p>3</text:p>
          </table:table-cell>
          <table:table-cell office:value-type="string">
            <text:p>SiteGrou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origin-panels</text:p>
          </table:table-cell>
          <table:table-cell office:value-type="float" office:value="4">
            <text:p>4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-widgets-bundle</text:p>
          </table:table-cell>
          <table:table-cell office:value-type="float" office:value="3">
            <text:p>3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</text:p>
          </table:table-cell>
          <table:table-cell office:value-type="float" office:value="1">
            <text:p>1</text:p>
          </table:table-cell>
          <table:table-cell office:value-type="string">
            <text:p>Sonicity Plug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yntax</text:p>
          </table:table-cell>
          <table:table-cell office:value-type="float" office:value="2">
            <text:p>2</text:p>
          </table:table-cell>
          <table:table-cell office:value-type="string">
            <text:p>Steven A. Zah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importer-exporter</text:p>
          </table:table-cell>
          <table:table-cell office:value-type="float" office:value="5">
            <text:p>5</text:p>
          </table:table-cell>
          <table:table-cell office:value-type="string">
            <text:p>Steven Glie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taxonomy-images</text:p>
          </table:table-cell>
          <table:table-cell office:value-type="float" office:value="1">
            <text:p>1</text:p>
          </table:table-cell>
          <table:table-cell office:value-type="string">
            <text:p>studiograsshopper themik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connect-woocommerce</text:p>
          </table:table-cell>
          <table:table-cell office:value-type="float" office:value="3">
            <text:p>3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responsive-slider</text:p>
          </table:table-cell>
          <table:table-cell office:value-type="float" office:value="1">
            <text:p>1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move</text:p>
          </table:table-cell>
          <table:table-cell office:value-type="float" office:value="1">
            <text:p>1</text:p>
          </table:table-cell>
          <table:table-cell office:value-type="string">
            <text:p>Sud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captcha</text:p>
          </table:table-cell>
          <table:table-cell office:value-type="float" office:value="1">
            <text:p>1</text:p>
          </table:table-cell>
          <table:table-cell office:value-type="string">
            <text:p>Takayuki Miyosh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act-forms</text:p>
          </table:table-cell>
          <table:table-cell office:value-type="float" office:value="1">
            <text:p>1</text:p>
          </table:table-cell>
          <table:table-cell office:value-type="string">
            <text:p>Taylor Lov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stributor</text:p>
          </table:table-cell>
          <table:table-cell office:value-type="float" office:value="2">
            <text:p>2</text:p>
          </table:table-cell>
          <table:table-cell office:value-type="string">
            <text:p>Taylor Lovett 10up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</text:p>
          </table:table-cell>
          <table:table-cell office:value-type="float" office:value="1">
            <text:p>1</text:p>
          </table:table-cell>
          <table:table-cell office:value-type="string">
            <text:p>Team Yoas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press</text:p>
          </table:table-cell>
          <table:table-cell office:value-type="float" office:value="7">
            <text:p>7</text:p>
          </table:table-cell>
          <table:table-cell office:value-type="string">
            <text:p>The bbPress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alth-check</text:p>
          </table:table-cell>
          <table:table-cell office:value-type="float" office:value="1">
            <text:p>1</text:p>
          </table:table-cell>
          <table:table-cell office:value-type="string">
            <text:p>The WordPress.org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builder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core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grid</text:p>
          </table:table-cell>
          <table:table-cell office:value-type="float" office:value="1">
            <text:p>1</text:p>
          </table:table-cell>
          <table:table-cell office:value-type="string">
            <text:p>Themeo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ssential-grid</text:p>
          </table:table-cell>
          <table:table-cell office:value-type="float" office:value="1">
            <text:p>1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slider</text:p>
          </table:table-cell>
          <table:table-cell office:value-type="float" office:value="3">
            <text:p>3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oating-admin-menu</text:p>
          </table:table-cell>
          <table:table-cell office:value-type="float" office:value="1">
            <text:p>1</text:p>
          </table:table-cell>
          <table:table-cell office:value-type="string">
            <text:p>Till Kr√º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</text:p>
          </table:table-cell>
          <table:table-cell office:value-type="float" office:value="4">
            <text:p>4</text:p>
          </table:table-cell>
          <table:table-cell office:value-type="string">
            <text:p>Time.ly Network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gamenu</text:p>
          </table:table-cell>
          <table:table-cell office:value-type="float" office:value="1">
            <text:p>1</text:p>
          </table:table-cell>
          <table:table-cell office:value-type="string">
            <text:p>Tom Hems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ob-manager</text:p>
          </table:table-cell>
          <table:table-cell office:value-type="float" office:value="2">
            <text:p>2</text:p>
          </table:table-cell>
          <table:table-cell office:value-type="string">
            <text:p>Tom Townse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b-testimonials</text:p>
          </table:table-cell>
          <table:table-cell office:value-type="float" office:value="7">
            <text:p>7</text:p>
          </table:table-cell>
          <table:table-cell office:value-type="string">
            <text:p>Travis Balla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ne-click-child-theme</text:p>
          </table:table-cell>
          <table:table-cell office:value-type="float" office:value="1">
            <text:p>1</text:p>
          </table:table-cell>
          <table:table-cell office:value-type="string">
            <text:p>tych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oor-guys-swiss-knife</text:p>
          </table:table-cell>
          <table:table-cell office:value-type="float" office:value="2">
            <text:p>2</text:p>
          </table:table-cell>
          <table:table-cell office:value-type="string">
            <text:p>Uli Hak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ort-users-to-csv</text:p>
          </table:table-cell>
          <table:table-cell office:value-type="float" office:value="1">
            <text:p>1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</text:p>
          </table:table-cell>
          <table:table-cell office:value-type="float" office:value="4">
            <text:p>4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plugins-smart-update-pinger</text:p>
          </table:table-cell>
          <table:table-cell office:value-type="float" office:value="1">
            <text:p>1</text:p>
          </table:table-cell>
          <table:table-cell office:value-type="string">
            <text:p>Ultimate Plug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pdraftplus</text:p>
          </table:table-cell>
          <table:table-cell office:value-type="float" office:value="3">
            <text:p>3</text:p>
          </table:table-cell>
          <table:table-cell office:value-type="string">
            <text:p>UpdraftPlus.Com DavidAnder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instagram</text:p>
          </table:table-cell>
          <table:table-cell office:value-type="float" office:value="1">
            <text:p>1</text:p>
          </table:table-cell>
          <table:table-cell office:value-type="string">
            <text:p>Velo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elvet-blues-update-urls</text:p>
          </table:table-cell>
          <table:table-cell office:value-type="float" office:value="3">
            <text:p>3</text:p>
          </table:table-cell>
          <table:table-cell office:value-type="string">
            <text:p>VelvetBlues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ermanized</text:p>
          </table:table-cell>
          <table:table-cell office:value-type="float" office:value="1">
            <text:p>1</text:p>
          </table:table-cell>
          <table:table-cell office:value-type="string">
            <text:p>Vendider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-rss-feed-reader</text:p>
          </table:table-cell>
          <table:table-cell office:value-type="float" office:value="1">
            <text:p>1</text:p>
          </table:table-cell>
          <table:table-cell office:value-type="string">
            <text:p>Vianc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-bitly-links</text:p>
          </table:table-cell>
          <table:table-cell office:value-type="float" office:value="1">
            <text:p>1</text:p>
          </table:table-cell>
          <table:table-cell office:value-type="string">
            <text:p>Viper007Bo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role-editor</text:p>
          </table:table-cell>
          <table:table-cell office:value-type="float" office:value="3">
            <text:p>3</text:p>
          </table:table-cell>
          <table:table-cell office:value-type="string">
            <text:p>Vladimir Garaguly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post-type-ui</text:p>
          </table:table-cell>
          <table:table-cell office:value-type="float" office:value="2">
            <text:p>2</text:p>
          </table:table-cell>
          <table:table-cell office:value-type="string">
            <text:p>WebDevStudio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list</text:p>
          </table:table-cell>
          <table:table-cell office:value-type="float" office:value="1">
            <text:p>1</text:p>
          </table:table-cell>
          <table:table-cell office:value-type="string">
            <text:p>webvital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facebook-twitter-share-buttons</text:p>
          </table:table-cell>
          <table:table-cell office:value-type="float" office:value="1">
            <text:p>1</text:p>
          </table:table-cell>
          <table:table-cell office:value-type="string">
            <text:p>WhileTru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eet</text:p>
          </table:table-cell>
          <table:table-cell office:value-type="float" office:value="1">
            <text:p>1</text:p>
          </table:table-cell>
          <table:table-cell office:value-type="string">
            <text:p>wokamot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pro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olors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smart-coupon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sidebar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fence</text:p>
          </table:table-cell>
          <table:table-cell office:value-type="float" office:value="6">
            <text:p>6</text:p>
          </table:table-cell>
          <table:table-cell office:value-type="string">
            <text:p>Wordfen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nk-manager</text:p>
          </table:table-cell>
          <table:table-cell office:value-type="float" office:value="1">
            <text:p>1</text:p>
          </table:table-cell>
          <table:table-cell office:value-type="string">
            <text:p>Word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assic-editor</text:p>
          </table:table-cell>
          <table:table-cell office:value-type="float" office:value="5">
            <text:p>5</text:p>
          </table:table-cell>
          <table:table-cell office:value-type="string">
            <text:p>WordPress Contributo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logger-importer</text:p>
          </table:table-cell>
          <table:table-cell office:value-type="float" office:value="3">
            <text:p>3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</text:p>
          </table:table-cell>
          <table:table-cell office:value-type="float" office:value="5">
            <text:p>5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ss-importer</text:p>
          </table:table-cell>
          <table:table-cell office:value-type="float" office:value="1">
            <text:p>1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27">
            <text:p>27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at2tag-importer</text:p>
          </table:table-cell>
          <table:table-cell office:value-type="float" office:value="2">
            <text:p>2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-listings</text:p>
          </table:table-cell>
          <table:table-cell office:value-type="float" office:value="1">
            <text:p>1</text:p>
          </table:table-cell>
          <table:table-cell office:value-type="string">
            <text:p>WP Auto Listing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s-qr-code-generator</text:p>
          </table:table-cell>
          <table:table-cell office:value-type="float" office:value="4">
            <text:p>4</text:p>
          </table:table-cell>
          <table:table-cell office:value-type="string">
            <text:p>WP Code Snippets (Luke America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gold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pro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ocket</text:p>
          </table:table-cell>
          <table:table-cell office:value-type="float" office:value="1">
            <text:p>1</text:p>
          </table:table-cell>
          <table:table-cell office:value-type="string">
            <text:p>WP 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</text:p>
          </table:table-cell>
          <table:table-cell office:value-type="float" office:value="2">
            <text:p>2</text:p>
          </table:table-cell>
          <table:table-cell office:value-type="string">
            <text:p>WP-SpamFre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role-based-methods</text:p>
          </table:table-cell>
          <table:table-cell office:value-type="float" office:value="2">
            <text:p>2</text:p>
          </table:table-cell>
          <table:table-cell office:value-type="string">
            <text:p>WPBackOff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on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ontent-copi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over</text:p>
          </table:table-cell>
          <table:table-cell office:value-type="float" office:value="2">
            <text:p>2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-newsletter</text:p>
          </table:table-cell>
          <table:table-cell office:value-type="float" office:value="1">
            <text:p>1</text:p>
          </table:table-cell>
          <table:table-cell office:value-type="string">
            <text:p>WPMU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manager</text:p>
          </table:table-cell>
          <table:table-cell office:value-type="float" office:value="1">
            <text:p>1</text:p>
          </table:table-cell>
          <table:table-cell office:value-type="string">
            <text:p>xyzscripts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ryo-activity-log</text:p>
          </table:table-cell>
          <table:table-cell office:value-type="float" office:value="1">
            <text:p>1</text:p>
          </table:table-cell>
          <table:table-cell office:value-type="string">
            <text:p>Yakir Sitbon Maor Chasen Ariel Klikste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drop-cap</text:p>
          </table:table-cell>
          <table:table-cell office:value-type="float" office:value="1">
            <text:p>1</text:p>
          </table:table-cell>
          <table:table-cell office:value-type="string">
            <text:p>Yudhistira Maur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forwp-blocks</text:p>
          </table:table-cell>
          <table:table-cell office:value-type="float" office:value="2">
            <text:p>2</text:p>
          </table:table-cell>
          <table:table-cell office:value-type="string">
            <text:p>Zac Gor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-cron</text:p>
          </table:table-cell>
          <table:table-cell office:value-type="float" office:value="2">
            <text:p>2</text:p>
          </table:table-cell>
          <table:table-cell office:value-type="string">
            <text:p>Zack Tollman Helen Hou-San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otals</text:p>
          </table:table-cell>
          <table:table-cell office:value-type="float" office:value="1174">
            <text:p>1174</text:p>
          </table:table-cell>
          <table:table-cell office:value-type="float" office:value="4009">
            <text:p>4009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__MACOS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ide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.ide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3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11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urax-social-medi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amrob-parallax-scro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linked-images-to-gallery-v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paragraphs-option-to-text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fuck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v4.3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ir-balloo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-v3.1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dworth06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exa-intern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-eff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seo-pack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titude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ver06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mazing-tim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qua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-v1-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tisteer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steria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ahualp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ttitu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2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mattic-developer-57628b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entur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wd-weightcountry-shippi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creator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v0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internet-posts-creation-limit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sic-Auth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0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72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aver-builder-lite-vers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g-mobile-fir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gram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ackbirdtheme-tr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ueMi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old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tn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p-defaul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102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eakp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oad-build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gr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Coh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Madi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Pai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siness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w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100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blog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7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0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11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2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ability-manager-enhanc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t66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05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01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m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B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s-tree-page-view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lapsing-categorie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ours2wo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nstructzine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us-video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batc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ategory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ontro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opt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l-timeline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rnerst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ron-vie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ustom-commun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ent-type-manag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Boxes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wiccer12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-olc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st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-v1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f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ilig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v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kre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opcaps-shortcodes-and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723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-orig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comlaytf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-free-downlo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cing-tab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itorial-calend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2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9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edge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6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7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0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212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lit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ng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oci011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ps09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tiquette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abt1203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-bo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box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tpanda-facebook-commen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eath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content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image-widget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them-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ff-cron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gallery-s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sh-album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llow-my-blog-po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gallery-owl-carousel-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an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repro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sp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c-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pre-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llery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c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dwifa201403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a2z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at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w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cc05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enews-extend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gd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header-nav-devel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ehal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imag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de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ik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pa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B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tag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v2.2.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variable-footer-widg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wbw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v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kz11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lotPress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oodtheme-l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generator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-forms-custom-post-typ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eprecat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sph11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72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1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cour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g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-doll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1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407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b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8bp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27b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tml5-slideshow-presenta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yperd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sto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mbal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html-p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n-the-begin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olinks-officlial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usionsoft-web-track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nov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stagram-imag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terPha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phone-im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1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4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apics11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3.9.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asy-playl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rename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ourn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query-featured-content-galle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1.12.1.custo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themes-1.1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on-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kiwi-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09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122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020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fe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ghtbox-pl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ve-composer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urg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d-mimi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gnific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-r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dt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inimalist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odernblogger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re-privacy-option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tors-car-dealership-classified-li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touch-quiz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-site-plugins-add-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age-or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lugi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wp-health-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yst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twork-priva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xtgen-gallery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ivo20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-sidebar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m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v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s-cloner-site-copi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fficial-statcounter-plugin-for-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2z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-resolving-cd-problem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bpress-r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gger-import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3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g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too-new-for-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v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v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2017111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nt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broken-10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git-clon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preg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dd-but-no-e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xternal-link-warning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1.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.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etim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it-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j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l10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lici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pup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ivacy-policy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1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hutd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gnup-user-notifica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queez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v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user-v0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v2.6-alpha.05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c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2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-v1.4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zs-rat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19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8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-bugger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3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l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06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306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dpla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m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ne-pager-genesis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 v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ca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l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zs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t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arallax-pro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respon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2014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ersonaltrain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hoenix05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1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2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unit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ctoric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inboa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o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dom-themes-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omotion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sc02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ureTyp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pagepost-redirect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3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8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r07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tc0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wd04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global-post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locat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spons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ume-submissions-job-po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1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j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0.0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cl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p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mt4dw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wt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8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ockst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y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file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log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ved_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20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_w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cr09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ds_20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terms-tagging-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o-automatic-link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-bro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4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6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th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ell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gutenber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refere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aptcha-for-wordpress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facebook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mage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itter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mpl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6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redirec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leekpho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ing-youtub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google-code-inser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5050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rb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destroy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reg-check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part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ql-csv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orefron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-page-summary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page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perhe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2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zerelm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02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120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4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-4125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imonials-by-woo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ank-me-la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e4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sis_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d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l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nsposh-translation-filter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10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i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1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12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-seve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-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ifteen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-v1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ourteen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eventeen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-symlinked-g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en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hirteen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welve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ntytwelve-copied-from-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-buddypress-forum-edi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crib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pir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serializ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tit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pfro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vant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c-extensions-bund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iz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bwb201410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-call-for-pri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hat-would-seth-godin-d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mdu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nderfl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-9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5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3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urrency-switch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extra-charges-to-payment-gateway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multilingu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archive-customi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eight-country-based-shipp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-premiu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beta-tester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custom-post-type-arch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develop-tests-svn-symlin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op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o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imple-surv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ocial-login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kstatio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ldlogger-live-web-analytic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browsca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hart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i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cssj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taxonomy-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-ma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ownloa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email-lo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l-smt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-0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-pompey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esponder-email-autoresponder-and-newsletter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-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mai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cache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simple-spe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p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dio-mp3-player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gmapp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med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string-translati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translation-managem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-dev-plus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dev-update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org-develo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emo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obo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seo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-nor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yellow0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-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ith-woocommerce-wishl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-embed-p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ero_tole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</table:table>
      <table:table table:name="opinions" table:style-name="ta1" table:print="false">
        <table:table-column table:style-name="co2" table:number-columns-repeated="1024" table:default-cell-style-name="Default"/>
        <table:table-row table:style-name="ro1">
          <table:table-cell table:style-name="ce1" office:value-type="string">
            <text:p>Editor</text:p>
          </table:table-cell>
          <table:table-cell table:style-name="ce1" office:value-type="string">
            <text:p>Mandatory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Opinion</text:p>
          </table:table-cell>
          <table:table-cell table:style-name="ce1" office:value-type="string">
            <text:p>Action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string">
            <text:p>WordPress version OK</text:p>
          </table:table-cell>
          <table:table-cell table:number-columns-repeated="1020"/>
        </table:table-row>
        <table:table-row table:style-name="ro1">
          <table:table-cell office:value-type="string">
            <text:p>C</text:p>
          </table:table-cell>
          <table:table-cell office:value-type="string">
            <text:p>Mandatory</text:p>
          </table:table-cell>
          <table:table-cell office:value-type="string">
            <text:p>S</text:p>
          </table:table-cell>
          <table:table-cell office:value-type="string">
            <text:p>WordPress &lt;= 4.9</text:p>
          </table:table-cell>
          <table:table-cell office:value-type="string">
            <text:p>Update WordPress</text:p>
          </table:table-cell>
          <table:table-cell table:number-columns-repeated="1019"/>
        </table:table-row>
      </table:table>
      <table:table table:name="Hours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Parameter count to Size to Hours</text:p>
          </table:table-cell>
          <table:table-cell table:number-columns-repeated="3"/>
          <table:table-cell office:value-type="string">
            <text:p>Total hrs</text:p>
          </table:table-cell>
          <table:table-cell table:formula="of:=SUM([.F3:.F7])" office:value-type="float" office:value="7">
            <text:p>7</text:p>
          </table:table-cell>
          <table:table-cell table:formula="of:=SUM([.G3:.G7])" office:value-type="float" office:value="21">
            <text:p>21</text:p>
          </table:table-cell>
          <table:table-cell table:formula="of:=SUM([.H3:.H7])" office:value-type="float" office:value="42">
            <text:p>42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Hours</text:p>
          </table:table-cell>
          <table:table-cell table:style-name="ce1"/>
          <table:table-cell table:style-name="ce1" office:value-type="string">
            <text:p>Task</text:p>
          </table:table-cell>
          <table:table-cell table:style-name="ce1" office:value-type="string">
            <text:p>Small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Large</text:p>
          </table:table-cell>
          <table:table-cell table:style-name="ce1"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esign/spe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est 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ocum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Release</text:p>
          </table:table-cell>
          <table:table-cell table:number-columns-repeated="3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Days</text:p>
          </table:table-cell>
          <table:table-cell table:formula="of:=[.F1]/7" office:value-type="float" office:value="1">
            <text:p>1</text:p>
          </table:table-cell>
          <table:table-cell table:formula="of:=[.G1]/7" office:value-type="float" office:value="3">
            <text:p>3</text:p>
          </table:table-cell>
          <table:table-cell table:formula="of:=[.H1]/7"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</table:table>
      <table:database-ranges>
        <table:database-range table:name="__Anonymous_Sheet_DB__1" table:target-range-address="Components.A1:Components.F1176" table:display-filter-buttons="true">
          <table:filter>
            <table:filter-condition table:field-number="3" table:value="bobbingwide" table:operator="="/>
          </table:filter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2" table:target-range-address="plugins.A2:plugins.I1177" table:display-filter-buttons="true">
          <table:filter>
            <table:filter-condition table:field-number="7" table:value="1" table:operator="="/>
          </table:filter>
        </table:database-range>
        <table:database-range table:name="__Anonymous_Sheet_DB__3" table:target-range-address="Shortcodes.A2:Shortcodes.K192" table:display-filter-buttons="true">
          <table:sort>
            <table:sort-by table:field-number="4" table:order="descending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ParmstoHours" table:target-range-address="Hours.A2:Hours.C33" table:on-update-keep-styles="true" table:on-update-keep-size="false"/>
        <table:database-range table:target-range-address="Sites.A2:Sites.J110" table:contains-header="false">
          <table:sort>
            <table:sort-by table:field-number="6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6/04/2018</text:date>, <text:time>19:1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6T19:19:37.52</dc:date>
    <dc:creator>Herb Miller</dc:creator>
    <meta:generator>OpenOffice/4.1.4$Win32 OpenOffice.org_project/414m5$Build-9788</meta:generator>
    <meta:editing-duration>P1DT21H28M58S</meta:editing-duration>
    <meta:editing-cycles>30</meta:editing-cycles>
    <meta:printed-by>Herb Miller</meta:printed-by>
    <meta:print-date>2018-03-26T18:48:44.02</meta:print-date>
    <meta:document-statistic meta:table-count="12" meta:cell-count="1545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0.956cm" xlink:href=".." xlink:type="simple" chart:class="chart:circle" chart:style-name="ch1">
        <chart:legend chart:legend-position="end" svg:x="48.557cm" svg:y="21.862cm" style:legend-expansion="high" chart:style-name="ch2"/>
        <chart:plot-area chart:style-name="ch3" svg:x="0.32cm" svg:y="0.792cm" svg:width="15.68cm" svg:height="9.9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444cm" svg:y="0.792cm" svg:width="13.432cm" svg:height="9.94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0.354cm" xlink:href=".." xlink:type="simple" chart:class="chart:ring" chart:style-name="ch1">
        <chart:legend chart:legend-position="end" svg:x="14.107cm" svg:y="4.079cm" style:legend-expansion="high" chart:style-name="ch2"/>
        <chart:plot-area chart:style-name="ch3" table:cell-range-address="content.A28:content.B31" chart:data-source-has-labels="column" svg:x="0.32cm" svg:y="0.756cm" svg:width="13.467cm" svg:height="9.391cm">
          <chartooo:coordinate-region svg:x="2.358cm" svg:y="0.757cm" svg:width="9.39cm" svg:height="9.39cm"/>
          <chart:axis chart:dimension="x" chart:name="primary-x" chart:style-name="ch4" chartooo:axis-type="auto">
            <chartooo:date-scale/>
            <chart:categories table:cell-range-address="content.A28:content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ntent.B28:content.B3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lock</text:p>
                <draw:g>
                  <svg:desc>content.A28:content.A31</svg:desc>
                </draw:g>
              </table:table-cell>
              <table:table-cell office:value-type="float" office:value="2692">
                <text:p>2692</text:p>
                <draw:g>
                  <svg:desc>content.B28:content.B31</svg:desc>
                </draw:g>
              </table:table-cell>
            </table:table-row>
            <table:table-row>
              <table:table-cell office:value-type="string">
                <text:p>Media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n/a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47995">
                <text:p>47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63cm" svg:height="8.887cm" xlink:href=".." xlink:type="simple" chart:class="chart:circle" chart:style-name="ch1">
        <chart:title svg:x="8.679cm" svg:y="0.316cm" chart:style-name="ch2">
          <text:p>Block editor compatibility</text:p>
        </chart:title>
        <chart:subtitle svg:x="8.722cm" svg:y="1.269cm" chart:style-name="ch3">
          <text:p>Initial position - posts and pages</text:p>
        </chart:subtitle>
        <chart:legend chart:legend-position="end" svg:x="20.297cm" svg:y="3.345cm" style:legend-expansion="high" chart:style-name="ch4"/>
        <chart:plot-area chart:style-name="ch5" table:cell-range-address="'Gut feel - pre REST'.A3:'Gut feel - pre REST'.B6" chart:data-source-has-labels="column" svg:x="0.461cm" svg:y="2.129cm" svg:width="19.375cm" svg:height="6.581cm">
          <chartooo:coordinate-region svg:x="7.376cm" svg:y="2.67cm" svg:width="5.507cm" svg:height="5.507cm"/>
          <chart:axis chart:dimension="x" chart:name="primary-x" chart:style-name="ch6" chartooo:axis-type="auto">
            <chartooo:date-scale/>
            <chart:categories table:cell-range-address="'Gut feel - pre REST'.A3:'Gut feel - pre RES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ut feel - pre REST'.B3:'Gut feel - pre REST'.B6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atible</text:p>
                <draw:g>
                  <svg:desc>'Gut feel - pre REST'.A3:'Gut feel - pre REST'.A6</svg:desc>
                </draw:g>
              </table:table-cell>
              <table:table-cell office:value-type="float" office:value="4622">
                <text:p>4622</text:p>
                <draw:g>
                  <svg:desc>'Gut feel - pre REST'.B3:'Gut feel - pre REST'.B6</svg:desc>
                </draw:g>
              </table:table-cell>
            </table:table-row>
            <table:table-row>
              <table:table-cell office:value-type="string">
                <text:p>Need work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Not analys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57787">
                <text:p>577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-and-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63cm" svg:height="8.887cm" xlink:href=".." xlink:type="simple" chart:class="chart:circle" chart:style-name="ch1">
        <chart:title svg:x="8.679cm" svg:y="0.319cm" chart:style-name="ch2">
          <text:p>Block editor compatibility</text:p>
        </chart:title>
        <chart:subtitle svg:x="8.742cm" svg:y="1.162cm" chart:style-name="ch3">
          <text:p>Post enablement of REST API</text:p>
        </chart:subtitle>
        <chart:legend chart:legend-position="end" svg:x="20.297cm" svg:y="3.345cm" style:legend-expansion="high" chart:style-name="ch4"/>
        <chart:plot-area chart:style-name="ch5" table:cell-range-address="'Gut feel - post REST'.A3:'Gut feel - post REST'.B6" chart:data-source-has-labels="column" svg:x="0.461cm" svg:y="2.129cm" svg:width="19.375cm" svg:height="6.581cm">
          <chartooo:coordinate-region svg:x="7.199cm" svg:y="2.188cm" svg:width="6.133cm" svg:height="6.133cm"/>
          <chart:axis chart:dimension="x" chart:name="primary-x" chart:style-name="ch6" chartooo:axis-type="auto">
            <chartooo:date-scale/>
            <chart:categories table:cell-range-address="'Gut feel - post REST'.A3:'Gut feel - post RES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ut feel - post REST'.B3:'Gut feel - post REST'.B6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atible</text:p>
                <draw:g>
                  <svg:desc>'Gut feel - post REST'.A3:'Gut feel - post REST'.A6</svg:desc>
                </draw:g>
              </table:table-cell>
              <table:table-cell office:value-type="float" office:value="18858">
                <text:p>18858</text:p>
                <draw:g>
                  <svg:desc>'Gut feel - post REST'.B3:'Gut feel - post REST'.B6</svg:desc>
                </draw:g>
              </table:table-cell>
            </table:table-row>
            <table:table-row>
              <table:table-cell office:value-type="string">
                <text:p>Need work</text:p>
              </table:table-cell>
              <table:table-cell office:value-type="float" office:value="14034">
                <text:p>14034</text:p>
              </table:table-cell>
            </table:table-row>
            <table:table-row>
              <table:table-cell office:value-type="string">
                <text:p>Not analys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29892">
                <text:p>298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